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3">
      <style:text-properties/>
      <style:paragraph-properties/>
    </style:style>
    <style:style style:family="graphic" style:name="gr3">
      <style:graphic-properties draw:fill="none" draw:auto-grow-height="false" draw:auto-grow-width="false" draw:stroke="solid" draw:marker-end="TriangleMarker" draw:marker-end-width="6.528pt" svg:stroke-color="#000000" svg:stroke-width="0.03528cm"/>
    </style:style>
    <style:style style:family="paragraph" style:name="P4">
      <style:text-properties/>
      <style:paragraph-properties/>
    </style:style>
    <style:style style:family="graphic" style:name="gr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">
      <style:text-properties/>
      <style:paragraph-properties fo:text-align="left" fo:margin-left="0pt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/>
      <style:paragraph-properties fo:line-height="14.12pt" fo:text-align="center" fo:margin-left="0pt" fo:margin-top="0pt" fo:margin-bottom="0pt"/>
    </style:style>
    <style:style style:family="text" style:name="T1">
      <style:text-properties fo:color="#000000" fo:font-family="Cantarell" style:font-family-complex="Cantarell" fo:font-size="10pt" style:font-size-asian="10pt" style:font-size-complex="10pt"/>
    </style:style>
    <style:style style:family="text" style:name="T2">
      <style:text-properties fo:color="#000000" fo:font-family="Cantarell" style:font-family-complex="Cantarell" fo:font-size="10pt" style:font-size-asian="10pt" style:font-size-complex="10pt"/>
    </style:style>
    <style:style style:family="text" style:name="T3">
      <style:text-properties fo:color="#000000" fo:font-family="Cantarell" style:font-family-complex="Cantarell" fo:font-size="10pt" style:font-size-asian="10pt" style:font-size-complex="10pt"/>
    </style:style>
    <style:style style:family="graphic" style:name="gr6">
      <style:graphic-properties draw:fill="none" draw:auto-grow-height="false" draw:auto-grow-width="false" draw:stroke="solid" svg:stroke-color="#000000" svg:stroke-width="0.03528cm"/>
    </style:style>
    <style:style style:family="paragraph" style:name="P7">
      <style:text-properties/>
      <style:paragraph-properties fo:text-align="left" fo:margin-left="0pt"/>
    </style:style>
    <style:style style:family="graphic" style:name="gr7">
      <style:graphic-properties draw:fill="none" draw:auto-grow-height="false" draw:auto-grow-width="false" draw:stroke="solid" svg:stroke-color="#000000" svg:stroke-width="0.03528cm"/>
    </style:style>
    <style:style style:family="paragraph" style:name="P8">
      <style:text-properties/>
      <style:paragraph-properties fo:text-align="left" fo:margin-left="0pt"/>
    </style:style>
    <style:style style:family="graphic" style:name="gr8">
      <style:graphic-properties draw:fill="none" draw:auto-grow-height="false" draw:auto-grow-width="false" draw:stroke="solid" svg:stroke-color="#000000" svg:stroke-width="0.03528cm"/>
    </style:style>
    <style:style style:family="paragraph" style:name="P9">
      <style:text-properties/>
      <style:paragraph-properties fo:text-align="left" fo:margin-left="0pt"/>
    </style:style>
    <style:style style:family="graphic" style:name="gr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0">
      <style:text-properties/>
      <style:paragraph-properties fo:text-align="left" fo:margin-left="0pt"/>
    </style:style>
    <style:style style:family="graphic" style:name="g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line-height="14.12pt" fo:text-align="center" fo:margin-left="0pt" fo:margin-top="0pt" fo:margin-bottom="0pt"/>
    </style:style>
    <style:style style:family="text" style:name="T4">
      <style:text-properties fo:color="#000000" fo:font-family="Cantarell" style:font-family-complex="Cantarell" fo:font-size="10pt" style:font-size-asian="10pt" style:font-size-complex="10pt"/>
    </style:style>
    <style:style style:family="text" style:name="T5">
      <style:text-properties fo:color="#000000" fo:font-family="Cantarell" style:font-family-complex="Cantarell" fo:font-size="10pt" style:font-size-asian="10pt" style:font-size-complex="10pt"/>
    </style:style>
    <style:style style:family="text" style:name="T6">
      <style:text-properties fo:color="#000000" fo:font-family="Cantarell" style:font-family-complex="Cantarell" fo:font-size="10pt" style:font-size-asian="10pt" style:font-size-complex="10pt"/>
    </style:style>
    <style:style style:family="graphic" style:name="gr11">
      <style:graphic-properties draw:fill="none" draw:auto-grow-height="false" draw:auto-grow-width="false" draw:stroke="solid" svg:stroke-color="#000000" svg:stroke-width="0.03528cm"/>
    </style:style>
    <style:style style:family="paragraph" style:name="P12">
      <style:text-properties/>
      <style:paragraph-properties fo:text-align="left" fo:margin-left="0pt"/>
    </style:style>
    <style:style style:family="graphic" style:name="gr12">
      <style:graphic-properties draw:fill="none" draw:auto-grow-height="false" draw:auto-grow-width="false" draw:stroke="solid" svg:stroke-color="#000000" svg:stroke-width="0.03528cm"/>
    </style:style>
    <style:style style:family="paragraph" style:name="P13">
      <style:text-properties/>
      <style:paragraph-properties fo:text-align="left" fo:margin-left="0pt"/>
    </style:style>
    <style:style style:family="graphic" style:name="gr13">
      <style:graphic-properties draw:fill="none" draw:auto-grow-height="false" draw:auto-grow-width="false" draw:stroke="solid" svg:stroke-color="#000000" svg:stroke-width="0.03528cm"/>
    </style:style>
    <style:style style:family="paragraph" style:name="P14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text-align="left" fo:margin-left="0pt"/>
    </style:style>
    <style:style style:family="text" style:name="T7">
      <style:text-properties fo:color="#000000" fo:font-family="Cantarell" style:font-family-complex="Cantarell" fo:font-size="14pt" style:font-size-asian="14pt" style:font-size-complex="14pt"/>
    </style:style>
    <style:style style:family="text" style:name="T8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">
      <style:text-properties/>
      <style:paragraph-properties fo:text-align="left" fo:margin-left="0pt"/>
    </style:style>
    <style:style style:family="text" style:name="T9">
      <style:text-properties fo:color="#000000" fo:font-family="Cantarell" style:font-family-complex="Cantarell" fo:font-size="14pt" style:font-size-asian="14pt" style:font-size-complex="14pt"/>
    </style:style>
    <style:style style:family="text" style:name="T10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">
      <style:text-properties/>
      <style:paragraph-properties fo:text-align="center" fo:margin-left="0pt"/>
    </style:style>
    <style:style style:family="text" style:name="T11">
      <style:text-properties fo:color="#000000" fo:font-family="Cantarell" style:font-family-complex="Cantarell" fo:font-size="14pt" style:font-size-asian="14pt" style:font-size-complex="14pt"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text-align="center" fo:margin-left="0pt"/>
    </style:style>
    <style:style style:family="text" style:name="T12">
      <style:text-properties fo:color="#000000" fo:font-family="Cantarell" style:font-family-complex="Cantarell" fo:font-size="14pt" style:font-size-asian="14pt" style:font-size-complex="14pt"/>
    </style:style>
    <style:style style:family="graphic" style:name="gr1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9">
      <style:text-properties/>
      <style:paragraph-properties/>
    </style:style>
    <style:style style:family="graphic" style:name="gr1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">
      <style:text-properties/>
      <style:paragraph-properties fo:text-align="center" fo:margin-left="0pt"/>
    </style:style>
    <style:style style:family="text" style:name="T13">
      <style:text-properties fo:color="#000000" fo:font-family="Cantarell" style:font-family-complex="Cantarell" fo:font-size="14pt" style:font-size-asian="14pt" style:font-size-complex="14pt"/>
    </style:style>
    <style:style style:family="graphic" style:name="gr20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">
      <style:text-properties/>
      <style:paragraph-properties fo:text-align="left" fo:margin-left="0pt"/>
    </style:style>
    <style:style style:family="graphic" style:name="gr2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line-height="14.12pt" fo:text-align="center" fo:margin-left="0pt" fo:margin-top="0pt" fo:margin-bottom="0pt"/>
    </style:style>
    <style:style style:family="text" style:name="T14">
      <style:text-properties fo:color="#000000" fo:font-family="Cantarell" style:font-family-complex="Cantarell" fo:font-size="10pt" style:font-size-asian="10pt" style:font-size-complex="10pt"/>
    </style:style>
    <style:style style:family="text" style:name="T15">
      <style:text-properties fo:color="#000000" fo:font-family="Cantarell" style:font-family-complex="Cantarell" fo:font-size="10pt" style:font-size-asian="10pt" style:font-size-complex="10pt"/>
    </style:style>
    <style:style style:family="text" style:name="T16">
      <style:text-properties fo:color="#000000" fo:font-family="Cantarell" style:font-family-complex="Cantarell" fo:font-size="10pt" style:font-size-asian="10pt" style:font-size-complex="10pt"/>
    </style:style>
    <style:style style:family="graphic" style:name="gr22">
      <style:graphic-properties draw:fill="none" draw:auto-grow-height="false" draw:auto-grow-width="false" draw:stroke="solid" svg:stroke-color="#000000" svg:stroke-width="0.03528cm"/>
    </style:style>
    <style:style style:family="paragraph" style:name="P23">
      <style:text-properties/>
      <style:paragraph-properties fo:text-align="left" fo:margin-left="0pt"/>
    </style:style>
    <style:style style:family="graphic" style:name="gr23">
      <style:graphic-properties draw:fill="none" draw:auto-grow-height="false" draw:auto-grow-width="false" draw:stroke="solid" svg:stroke-color="#000000" svg:stroke-width="0.03528cm"/>
    </style:style>
    <style:style style:family="paragraph" style:name="P24">
      <style:text-properties/>
      <style:paragraph-properties fo:text-align="left" fo:margin-left="0pt"/>
    </style:style>
    <style:style style:family="graphic" style:name="gr24">
      <style:graphic-properties draw:fill="none" draw:auto-grow-height="false" draw:auto-grow-width="false" draw:stroke="solid" svg:stroke-color="#000000" svg:stroke-width="0.03528cm"/>
    </style:style>
    <style:style style:family="paragraph" style:name="P25">
      <style:text-properties/>
      <style:paragraph-properties fo:text-align="left" fo:margin-left="0pt"/>
    </style:style>
    <style:style style:family="graphic" style:name="gr2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text-align="left" fo:margin-left="0pt"/>
    </style:style>
    <style:style style:family="text" style:name="T17">
      <style:text-properties fo:color="#000000" fo:font-family="Cantarell" style:font-family-complex="Cantarell" fo:font-size="14pt" style:font-size-asian="14pt" style:font-size-complex="14pt"/>
    </style:style>
    <style:style style:family="text" style:name="T18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7">
      <style:text-properties/>
      <style:paragraph-properties/>
    </style:style>
    <style:style style:family="graphic" style:name="gr27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28">
      <style:text-properties/>
      <style:paragraph-properties/>
    </style:style>
    <style:style style:family="graphic" style:name="gr2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9">
      <style:text-properties/>
      <style:paragraph-properties/>
    </style:style>
    <style:style style:family="graphic" style:name="gr2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0">
      <style:text-properties/>
      <style:paragraph-properties/>
    </style:style>
    <style:style style:family="graphic" style:name="gr30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31">
      <style:text-properties/>
      <style:paragraph-properties/>
    </style:style>
    <style:style style:family="graphic" style:name="gr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">
      <style:text-properties/>
      <style:paragraph-properties fo:text-align="left" fo:margin-left="0pt"/>
    </style:style>
    <style:style style:family="text" style:name="T19">
      <style:text-properties fo:color="#000000" fo:font-family="Cantarell" style:font-family-complex="Cantarell" fo:font-size="14pt" style:font-size-asian="14pt" style:font-size-complex="14pt"/>
    </style:style>
    <style:style style:family="text" style:name="T20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">
      <style:text-properties/>
      <style:paragraph-properties fo:text-align="center" fo:margin-left="0pt"/>
    </style:style>
    <style:style style:family="text" style:name="T21">
      <style:text-properties fo:color="#000000" fo:font-family="Cantarell" style:font-family-complex="Cantarell" fo:font-size="14pt" style:font-size-asian="14pt" style:font-size-complex="14pt"/>
    </style:style>
    <style:style style:family="graphic" style:name="gr3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4">
      <style:text-properties/>
      <style:paragraph-properties fo:text-align="left" fo:margin-left="0pt"/>
    </style:style>
    <style:style style:family="graphic" style:name="gr34">
      <style:graphic-properties draw:fill-color="#547F34" draw:fill="solid" draw:auto-grow-height="false" draw:auto-grow-width="false" draw:stroke="none"/>
    </style:style>
    <style:style style:family="paragraph" style:name="P35">
      <style:text-properties/>
      <style:paragraph-properties fo:text-align="left" fo:margin-left="0pt"/>
    </style:style>
    <style:style style:family="graphic" style:name="gr3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6">
      <style:text-properties/>
      <style:paragraph-properties fo:text-align="left" fo:margin-left="0pt"/>
    </style:style>
    <style:style style:family="graphic" style:name="gr36">
      <style:graphic-properties draw:fill-color="#ED7D31" draw:fill="solid" draw:auto-grow-height="false" draw:auto-grow-width="false" draw:stroke="none" fo:background-color="transparent"/>
    </style:style>
    <style:style style:family="paragraph" style:name="P37">
      <style:text-properties/>
      <style:paragraph-properties fo:text-align="left" fo:margin-left="0pt"/>
    </style:style>
    <style:style style:family="graphic" style:name="gr3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8">
      <style:text-properties/>
      <style:paragraph-properties/>
    </style:style>
    <style:style style:family="graphic" style:name="gr3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9">
      <style:text-properties/>
      <style:paragraph-properties/>
    </style:style>
    <style:style style:family="graphic" style:name="gr3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0">
      <style:text-properties/>
      <style:paragraph-properties/>
    </style:style>
    <style:style style:family="graphic" style:name="gr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1">
      <style:text-properties/>
      <style:paragraph-properties/>
    </style:style>
    <style:style style:family="graphic" style:name="gr41">
      <style:graphic-properties draw:fill="none" draw:auto-grow-height="false" draw:auto-grow-width="false" draw:stroke="solid" svg:stroke-color="#000000" svg:stroke-width="0.03528cm"/>
    </style:style>
    <style:style style:family="paragraph" style:name="P42">
      <style:text-properties/>
      <style:paragraph-properties/>
    </style:style>
    <style:style style:family="graphic" style:name="gr4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43">
      <style:text-properties/>
      <style:paragraph-properties/>
    </style:style>
    <style:style style:family="graphic" style:name="gr43">
      <style:graphic-properties draw:fill="none" draw:auto-grow-height="false" draw:auto-grow-width="false" draw:stroke="solid" svg:stroke-color="#000000" svg:stroke-width="0.03528cm"/>
    </style:style>
    <style:style style:family="paragraph" style:name="P44">
      <style:text-properties/>
      <style:paragraph-properties/>
    </style:style>
    <style:style style:family="graphic" style:name="gr44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45">
      <style:text-properties/>
      <style:paragraph-properties/>
    </style:style>
    <style:style style:family="graphic" style:name="gr45">
      <style:graphic-properties draw:fill="none" draw:stroke="solid" svg:stroke-color="#000000" svg:stroke-width="0.03528cm" style:mirror="horizontal"/>
    </style:style>
    <style:style style:family="graphic" style:name="gr46">
      <style:graphic-properties draw:fill="none" draw:stroke="solid" svg:stroke-color="#000000" svg:stroke-width="0.03528cm" style:mirror="vertical horizontal"/>
    </style:style>
    <style:style style:family="graphic" style:name="gr47">
      <style:graphic-properties draw:fill="none" draw:stroke="solid" svg:stroke-color="#000000" svg:stroke-width="0.03528cm" style:mirror="vertical horizontal"/>
    </style:style>
    <style:style style:family="graphic" style:name="gr48">
      <style:graphic-properties draw:fill="none" draw:stroke="solid" svg:stroke-color="#000000" svg:stroke-width="0.03528cm" style:mirror="horizontal"/>
    </style:style>
    <style:style style:family="graphic" style:name="gr49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6">
      <style:text-properties/>
      <style:paragraph-properties/>
    </style:style>
    <style:style style:family="text" style:name="T22">
      <style:text-properties/>
    </style:style>
    <style:style style:family="drawing-page" style:name="dp4">
      <style:drawing-page-properties/>
    </style:style>
    <style:style style:family="graphic" style:name="gr5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7">
      <style:text-properties/>
      <style:paragraph-properties fo:text-align="left" fo:margin-left="0pt"/>
    </style:style>
    <style:style style:family="graphic" style:name="gr5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8">
      <style:text-properties/>
      <style:paragraph-properties fo:text-align="left" fo:margin-left="0pt"/>
    </style:style>
    <style:style style:family="graphic" style:name="gr5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9">
      <style:text-properties/>
      <style:paragraph-properties fo:line-height="14.14pt" fo:text-align="center" fo:margin-left="0pt" fo:margin-top="0pt" fo:margin-bottom="0pt"/>
    </style:style>
    <style:style style:family="text" style:name="T23">
      <style:text-properties fo:color="#000000" fo:font-family="Cantarell" style:font-family-complex="Cantarell" fo:font-size="10pt" style:font-size-asian="10pt" style:font-size-complex="10pt"/>
    </style:style>
    <style:style style:family="text" style:name="T24">
      <style:text-properties fo:color="#000000" fo:font-family="Cantarell" style:font-family-complex="Cantarell" fo:font-size="10pt" style:font-size-asian="10pt" style:font-size-complex="10pt"/>
    </style:style>
    <style:style style:family="text" style:name="T25">
      <style:text-properties fo:color="#000000" fo:font-family="Cantarell" style:font-family-complex="Cantarell" fo:font-size="10pt" style:font-size-asian="10pt" style:font-size-complex="10pt"/>
    </style:style>
    <style:style style:family="graphic" style:name="gr53">
      <style:graphic-properties draw:fill="none" draw:auto-grow-height="false" draw:auto-grow-width="false" draw:stroke="solid" svg:stroke-color="#000000" svg:stroke-width="0.03528cm"/>
    </style:style>
    <style:style style:family="paragraph" style:name="P50">
      <style:text-properties/>
      <style:paragraph-properties fo:text-align="left" fo:margin-left="0pt"/>
    </style:style>
    <style:style style:family="graphic" style:name="gr54">
      <style:graphic-properties draw:fill="none" draw:auto-grow-height="false" draw:auto-grow-width="false" draw:stroke="solid" svg:stroke-color="#000000" svg:stroke-width="0.03528cm"/>
    </style:style>
    <style:style style:family="paragraph" style:name="P51">
      <style:text-properties/>
      <style:paragraph-properties fo:text-align="left" fo:margin-left="0pt"/>
    </style:style>
    <style:style style:family="graphic" style:name="gr55">
      <style:graphic-properties draw:fill="none" draw:auto-grow-height="false" draw:auto-grow-width="false" draw:stroke="solid" svg:stroke-color="#000000" svg:stroke-width="0.03528cm"/>
    </style:style>
    <style:style style:family="paragraph" style:name="P52">
      <style:text-properties/>
      <style:paragraph-properties fo:text-align="left" fo:margin-left="0pt"/>
    </style:style>
    <style:style style:family="graphic" style:name="gr5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3">
      <style:text-properties/>
      <style:paragraph-properties fo:text-align="left" fo:margin-left="0pt"/>
    </style:style>
    <style:style style:family="graphic" style:name="gr5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4">
      <style:text-properties/>
      <style:paragraph-properties fo:line-height="14.13pt" fo:text-align="center" fo:margin-left="0pt" fo:margin-top="0pt" fo:margin-bottom="0pt"/>
    </style:style>
    <style:style style:family="text" style:name="T26">
      <style:text-properties fo:color="#000000" fo:font-family="Cantarell" style:font-family-complex="Cantarell" fo:font-size="10pt" style:font-size-asian="10pt" style:font-size-complex="10pt"/>
    </style:style>
    <style:style style:family="text" style:name="T27">
      <style:text-properties fo:color="#000000" fo:font-family="Cantarell" style:font-family-complex="Cantarell" fo:font-size="10pt" style:font-size-asian="10pt" style:font-size-complex="10pt"/>
    </style:style>
    <style:style style:family="text" style:name="T28">
      <style:text-properties fo:color="#000000" fo:font-family="Cantarell" style:font-family-complex="Cantarell" fo:font-size="10pt" style:font-size-asian="10pt" style:font-size-complex="10pt"/>
    </style:style>
    <style:style style:family="graphic" style:name="gr58">
      <style:graphic-properties draw:fill="none" draw:auto-grow-height="false" draw:auto-grow-width="false" draw:stroke="solid" svg:stroke-color="#000000" svg:stroke-width="0.03528cm"/>
    </style:style>
    <style:style style:family="paragraph" style:name="P55">
      <style:text-properties/>
      <style:paragraph-properties fo:text-align="left" fo:margin-left="0pt"/>
    </style:style>
    <style:style style:family="graphic" style:name="gr59">
      <style:graphic-properties draw:fill="none" draw:auto-grow-height="false" draw:auto-grow-width="false" draw:stroke="solid" svg:stroke-color="#000000" svg:stroke-width="0.03528cm"/>
    </style:style>
    <style:style style:family="paragraph" style:name="P56">
      <style:text-properties/>
      <style:paragraph-properties fo:text-align="left" fo:margin-left="0pt"/>
    </style:style>
    <style:style style:family="graphic" style:name="gr60">
      <style:graphic-properties draw:fill="none" draw:auto-grow-height="false" draw:auto-grow-width="false" draw:stroke="solid" svg:stroke-color="#000000" svg:stroke-width="0.03528cm"/>
    </style:style>
    <style:style style:family="paragraph" style:name="P57">
      <style:text-properties/>
      <style:paragraph-properties fo:text-align="left" fo:margin-left="0pt"/>
    </style:style>
    <style:style style:family="graphic" style:name="gr6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8">
      <style:text-properties/>
      <style:paragraph-properties fo:text-align="left" fo:margin-left="0pt"/>
    </style:style>
    <style:style style:family="graphic" style:name="gr6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line-height="14.13pt" fo:text-align="center" fo:margin-left="0pt" fo:margin-top="0pt" fo:margin-bottom="0pt"/>
    </style:style>
    <style:style style:family="text" style:name="T29">
      <style:text-properties fo:color="#000000" fo:font-family="Cantarell" style:font-family-complex="Cantarell" fo:font-size="10pt" style:font-size-asian="10pt" style:font-size-complex="10pt"/>
    </style:style>
    <style:style style:family="text" style:name="T30">
      <style:text-properties fo:color="#000000" fo:font-family="Cantarell" style:font-family-complex="Cantarell" fo:font-size="10pt" style:font-size-asian="10pt" style:font-size-complex="10pt"/>
    </style:style>
    <style:style style:family="text" style:name="T31">
      <style:text-properties fo:color="#000000" fo:font-family="Cantarell" style:font-family-complex="Cantarell" fo:font-size="10pt" style:font-size-asian="10pt" style:font-size-complex="10pt"/>
    </style:style>
    <style:style style:family="graphic" style:name="gr63">
      <style:graphic-properties draw:fill="none" draw:auto-grow-height="false" draw:auto-grow-width="false" draw:stroke="solid" svg:stroke-color="#000000" svg:stroke-width="0.03528cm"/>
    </style:style>
    <style:style style:family="paragraph" style:name="P60">
      <style:text-properties/>
      <style:paragraph-properties fo:text-align="left" fo:margin-left="0pt"/>
    </style:style>
    <style:style style:family="graphic" style:name="gr64">
      <style:graphic-properties draw:fill="none" draw:auto-grow-height="false" draw:auto-grow-width="false" draw:stroke="solid" svg:stroke-color="#000000" svg:stroke-width="0.03528cm"/>
    </style:style>
    <style:style style:family="paragraph" style:name="P61">
      <style:text-properties/>
      <style:paragraph-properties fo:text-align="left" fo:margin-left="0pt"/>
    </style:style>
    <style:style style:family="graphic" style:name="gr65">
      <style:graphic-properties draw:fill="none" draw:auto-grow-height="false" draw:auto-grow-width="false" draw:stroke="solid" svg:stroke-color="#000000" svg:stroke-width="0.03528cm"/>
    </style:style>
    <style:style style:family="paragraph" style:name="P62">
      <style:text-properties/>
      <style:paragraph-properties fo:text-align="left" fo:margin-left="0pt"/>
    </style:style>
    <style:style style:family="graphic" style:name="gr6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left" fo:margin-left="0pt"/>
    </style:style>
    <style:style style:family="text" style:name="T32">
      <style:text-properties fo:color="#000000" fo:font-family="Cantarell" style:font-family-complex="Cantarell" fo:font-size="14pt" style:font-size-asian="14pt" style:font-size-complex="14pt"/>
    </style:style>
    <style:style style:family="text" style:name="T33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4">
      <style:text-properties/>
      <style:paragraph-properties fo:text-align="left" fo:margin-left="0pt"/>
    </style:style>
    <style:style style:family="text" style:name="T34">
      <style:text-properties fo:color="#000000" fo:font-family="Cantarell" style:font-family-complex="Cantarell" fo:font-size="14pt" style:font-size-asian="14pt" style:font-size-complex="14pt"/>
    </style:style>
    <style:style style:family="text" style:name="T3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5">
      <style:text-properties/>
      <style:paragraph-properties fo:text-align="left" fo:margin-left="0pt"/>
    </style:style>
    <style:style style:family="text" style:name="T36">
      <style:text-properties fo:color="#000000" fo:font-family="Cantarell" style:font-family-complex="Cantarell" fo:font-size="14pt" style:font-size-asian="14pt" style:font-size-complex="14pt"/>
    </style:style>
    <style:style style:family="text" style:name="T37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6">
      <style:text-properties/>
      <style:paragraph-properties fo:text-align="center" fo:margin-left="0pt"/>
    </style:style>
    <style:style style:family="text" style:name="T38">
      <style:text-properties fo:color="#000000" fo:font-family="Cantarell" style:font-family-complex="Cantarell" fo:font-size="14pt" style:font-size-asian="14pt" style:font-size-complex="14pt"/>
    </style:style>
    <style:style style:family="graphic" style:name="gr7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text-align="center" fo:margin-left="0pt"/>
    </style:style>
    <style:style style:family="text" style:name="T39">
      <style:text-properties fo:color="#000000" fo:font-family="Cantarell" style:font-family-complex="Cantarell" fo:font-size="14pt" style:font-size-asian="14pt" style:font-size-complex="14pt"/>
    </style:style>
    <style:style style:family="graphic" style:name="gr7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68">
      <style:text-properties/>
      <style:paragraph-properties/>
    </style:style>
    <style:style style:family="graphic" style:name="gr7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69">
      <style:text-properties/>
      <style:paragraph-properties/>
    </style:style>
    <style:style style:family="graphic" style:name="gr73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70">
      <style:text-properties/>
      <style:paragraph-properties/>
    </style:style>
    <style:style style:family="graphic" style:name="gr7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1">
      <style:text-properties/>
      <style:paragraph-properties/>
    </style:style>
    <style:style style:family="graphic" style:name="gr75">
      <style:graphic-properties draw:fill="none" draw:auto-grow-height="false" draw:auto-grow-width="false" draw:stroke="solid" draw:marker-end="TriangleMarker" draw:marker-end-width="6.528pt" svg:stroke-color="#000000" svg:stroke-width="0.03528cm"/>
    </style:style>
    <style:style style:family="paragraph" style:name="P72">
      <style:text-properties/>
      <style:paragraph-properties/>
    </style:style>
    <style:style style:family="graphic" style:name="gr7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text-align="center" fo:margin-left="0pt"/>
    </style:style>
    <style:style style:family="text" style:name="T40">
      <style:text-properties fo:color="#000000" fo:font-family="Cantarell" style:font-family-complex="Cantarell" fo:font-size="14pt" style:font-size-asian="14pt" style:font-size-complex="14pt"/>
    </style:style>
    <style:style style:family="graphic" style:name="gr77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74">
      <style:text-properties/>
      <style:paragraph-properties fo:text-align="left" fo:margin-left="0pt"/>
    </style:style>
    <style:style style:family="graphic" style:name="gr78">
      <style:graphic-properties draw:fill-color="#ED7D31" draw:fill="solid" draw:auto-grow-height="false" draw:auto-grow-width="false" draw:stroke="none" fo:background-color="transparent"/>
    </style:style>
    <style:style style:family="paragraph" style:name="P75">
      <style:text-properties/>
      <style:paragraph-properties fo:text-align="left" fo:margin-left="0pt"/>
    </style:style>
    <style:style style:family="graphic" style:name="gr7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6">
      <style:text-properties/>
      <style:paragraph-properties fo:text-align="center" fo:margin-left="0pt"/>
    </style:style>
    <style:style style:family="text" style:name="T41">
      <style:text-properties fo:color="#000000" fo:font-family="Cantarell" style:font-family-complex="Cantarell" fo:font-size="18pt" style:font-size-asian="18pt" style:font-size-complex="18pt"/>
    </style:style>
    <style:style style:family="graphic" style:name="gr80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77">
      <style:text-properties/>
      <style:paragraph-properties fo:text-align="left" fo:margin-left="0pt"/>
    </style:style>
    <style:style style:family="graphic" style:name="gr8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line-height="14.13pt" fo:text-align="center" fo:margin-left="0pt" fo:margin-top="0pt" fo:margin-bottom="0pt"/>
    </style:style>
    <style:style style:family="text" style:name="T42">
      <style:text-properties fo:color="#000000" fo:font-family="Cantarell" style:font-family-complex="Cantarell" fo:font-size="10pt" style:font-size-asian="10pt" style:font-size-complex="10pt"/>
    </style:style>
    <style:style style:family="text" style:name="T43">
      <style:text-properties fo:color="#000000" fo:font-family="Cantarell" style:font-family-complex="Cantarell" fo:font-size="10pt" style:font-size-asian="10pt" style:font-size-complex="10pt"/>
    </style:style>
    <style:style style:family="text" style:name="T44">
      <style:text-properties fo:color="#000000" fo:font-family="Cantarell" style:font-family-complex="Cantarell" fo:font-size="10pt" style:font-size-asian="10pt" style:font-size-complex="10pt"/>
    </style:style>
    <style:style style:family="graphic" style:name="gr82">
      <style:graphic-properties draw:fill="none" draw:auto-grow-height="false" draw:auto-grow-width="false" draw:stroke="solid" svg:stroke-color="#000000" svg:stroke-width="0.03528cm"/>
    </style:style>
    <style:style style:family="paragraph" style:name="P79">
      <style:text-properties/>
      <style:paragraph-properties fo:text-align="left" fo:margin-left="0pt"/>
    </style:style>
    <style:style style:family="graphic" style:name="gr83">
      <style:graphic-properties draw:fill="none" draw:auto-grow-height="false" draw:auto-grow-width="false" draw:stroke="solid" svg:stroke-color="#000000" svg:stroke-width="0.03528cm"/>
    </style:style>
    <style:style style:family="paragraph" style:name="P80">
      <style:text-properties/>
      <style:paragraph-properties fo:text-align="left" fo:margin-left="0pt"/>
    </style:style>
    <style:style style:family="graphic" style:name="gr84">
      <style:graphic-properties draw:fill="none" draw:auto-grow-height="false" draw:auto-grow-width="false" draw:stroke="solid" svg:stroke-color="#000000" svg:stroke-width="0.03528cm"/>
    </style:style>
    <style:style style:family="paragraph" style:name="P81">
      <style:text-properties/>
      <style:paragraph-properties fo:text-align="left" fo:margin-left="0pt"/>
    </style:style>
    <style:style style:family="graphic" style:name="gr85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82">
      <style:text-properties/>
      <style:paragraph-properties fo:text-align="left" fo:margin-left="0pt"/>
    </style:style>
    <style:style style:family="graphic" style:name="gr8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line-height="14.13pt" fo:text-align="center" fo:margin-left="0pt" fo:margin-top="0pt" fo:margin-bottom="0pt"/>
    </style:style>
    <style:style style:family="text" style:name="T45">
      <style:text-properties fo:color="#000000" fo:font-family="Cantarell" style:font-family-complex="Cantarell" fo:font-size="10pt" style:font-size-asian="10pt" style:font-size-complex="10pt"/>
    </style:style>
    <style:style style:family="text" style:name="T46">
      <style:text-properties fo:color="#000000" fo:font-family="Cantarell" style:font-family-complex="Cantarell" fo:font-size="10pt" style:font-size-asian="10pt" style:font-size-complex="10pt"/>
    </style:style>
    <style:style style:family="text" style:name="T47">
      <style:text-properties fo:color="#000000" fo:font-family="Cantarell" style:font-family-complex="Cantarell" fo:font-size="10pt" style:font-size-asian="10pt" style:font-size-complex="10pt"/>
    </style:style>
    <style:style style:family="graphic" style:name="gr87">
      <style:graphic-properties draw:fill="none" draw:auto-grow-height="false" draw:auto-grow-width="false" draw:stroke="solid" svg:stroke-color="#000000" svg:stroke-width="0.03528cm"/>
    </style:style>
    <style:style style:family="paragraph" style:name="P84">
      <style:text-properties/>
      <style:paragraph-properties fo:text-align="left" fo:margin-left="0pt"/>
    </style:style>
    <style:style style:family="graphic" style:name="gr88">
      <style:graphic-properties draw:fill="none" draw:auto-grow-height="false" draw:auto-grow-width="false" draw:stroke="solid" svg:stroke-color="#000000" svg:stroke-width="0.03528cm"/>
    </style:style>
    <style:style style:family="paragraph" style:name="P85">
      <style:text-properties/>
      <style:paragraph-properties fo:text-align="left" fo:margin-left="0pt"/>
    </style:style>
    <style:style style:family="graphic" style:name="gr89">
      <style:graphic-properties draw:fill="none" draw:auto-grow-height="false" draw:auto-grow-width="false" draw:stroke="solid" svg:stroke-color="#000000" svg:stroke-width="0.03528cm"/>
    </style:style>
    <style:style style:family="paragraph" style:name="P86">
      <style:text-properties/>
      <style:paragraph-properties fo:text-align="left" fo:margin-left="0pt"/>
    </style:style>
    <style:style style:family="graphic" style:name="gr9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text-align="left" fo:margin-left="0pt"/>
    </style:style>
    <style:style style:family="text" style:name="T48">
      <style:text-properties fo:color="#000000" fo:font-family="Cantarell" style:font-family-complex="Cantarell" fo:font-size="14pt" style:font-size-asian="14pt" style:font-size-complex="14pt"/>
    </style:style>
    <style:style style:family="text" style:name="T49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9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8">
      <style:text-properties/>
      <style:paragraph-properties fo:text-align="left" fo:margin-left="0pt"/>
    </style:style>
    <style:style style:family="text" style:name="T50">
      <style:text-properties fo:color="#000000" fo:font-family="Cantarell" style:font-family-complex="Cantarell" fo:font-size="14pt" style:font-size-asian="14pt" style:font-size-complex="14pt"/>
    </style:style>
    <style:style style:family="text" style:name="T51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text-align="center" fo:margin-left="0pt"/>
    </style:style>
    <style:style style:family="text" style:name="T52">
      <style:text-properties fo:color="#000000" fo:font-family="Cantarell" style:font-family-complex="Cantarell" fo:font-size="14pt" style:font-size-asian="14pt" style:font-size-complex="14pt"/>
    </style:style>
    <style:style style:family="graphic" style:name="gr9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0">
      <style:text-properties/>
      <style:paragraph-properties fo:text-align="center" fo:margin-left="0pt"/>
    </style:style>
    <style:style style:family="text" style:name="T53">
      <style:text-properties fo:color="#000000" fo:font-family="Cantarell" style:font-family-complex="Cantarell" fo:font-size="14pt" style:font-size-asian="14pt" style:font-size-complex="14pt"/>
    </style:style>
    <style:style style:family="graphic" style:name="gr9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91">
      <style:text-properties/>
      <style:paragraph-properties/>
    </style:style>
    <style:style style:family="graphic" style:name="gr95">
      <style:graphic-properties draw:fill-color="#547F34" draw:fill="solid" draw:auto-grow-height="false" draw:auto-grow-width="false" draw:stroke="none"/>
    </style:style>
    <style:style style:family="paragraph" style:name="P92">
      <style:text-properties/>
      <style:paragraph-properties fo:text-align="left" fo:margin-left="0pt"/>
    </style:style>
    <style:style style:family="graphic" style:name="gr9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3">
      <style:text-properties/>
      <style:paragraph-properties fo:text-align="center" fo:margin-left="0pt"/>
    </style:style>
    <style:style style:family="text" style:name="T54">
      <style:text-properties fo:color="#000000" fo:font-family="Cantarell" style:font-family-complex="Cantarell" fo:font-size="18pt" style:font-size-asian="18pt" style:font-size-complex="18pt"/>
    </style:style>
    <style:style style:family="graphic" style:name="gr9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4">
      <style:text-properties/>
      <style:paragraph-properties fo:text-align="center" fo:margin-left="0pt"/>
    </style:style>
    <style:style style:family="text" style:name="T55">
      <style:text-properties fo:color="#000000" fo:font-family="Cantarell" style:font-family-complex="Cantarell" fo:font-size="14pt" style:font-size-asian="14pt" style:font-size-complex="14pt"/>
    </style:style>
    <style:style style:family="graphic" style:name="gr9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5">
      <style:text-properties/>
      <style:paragraph-properties fo:text-align="left" fo:margin-left="0pt"/>
    </style:style>
    <style:style style:family="graphic" style:name="gr9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line-height="14.13pt" fo:text-align="center" fo:margin-left="0pt" fo:margin-top="0pt" fo:margin-bottom="0pt"/>
    </style:style>
    <style:style style:family="text" style:name="T56">
      <style:text-properties fo:color="#000000" fo:font-family="Cantarell" style:font-family-complex="Cantarell" fo:font-size="10pt" style:font-size-asian="10pt" style:font-size-complex="10pt"/>
    </style:style>
    <style:style style:family="text" style:name="T57">
      <style:text-properties fo:color="#000000" fo:font-family="Cantarell" style:font-family-complex="Cantarell" fo:font-size="10pt" style:font-size-asian="10pt" style:font-size-complex="10pt"/>
    </style:style>
    <style:style style:family="text" style:name="T58">
      <style:text-properties fo:color="#000000" fo:font-family="Cantarell" style:font-family-complex="Cantarell" fo:font-size="10pt" style:font-size-asian="10pt" style:font-size-complex="10pt"/>
    </style:style>
    <style:style style:family="graphic" style:name="gr100">
      <style:graphic-properties draw:fill="none" draw:auto-grow-height="false" draw:auto-grow-width="false" draw:stroke="solid" svg:stroke-color="#000000" svg:stroke-width="0.03528cm"/>
    </style:style>
    <style:style style:family="paragraph" style:name="P97">
      <style:text-properties/>
      <style:paragraph-properties fo:text-align="left" fo:margin-left="0pt"/>
    </style:style>
    <style:style style:family="graphic" style:name="gr101">
      <style:graphic-properties draw:fill="none" draw:auto-grow-height="false" draw:auto-grow-width="false" draw:stroke="solid" svg:stroke-color="#000000" svg:stroke-width="0.03528cm"/>
    </style:style>
    <style:style style:family="paragraph" style:name="P98">
      <style:text-properties/>
      <style:paragraph-properties fo:text-align="left" fo:margin-left="0pt"/>
    </style:style>
    <style:style style:family="graphic" style:name="gr102">
      <style:graphic-properties draw:fill="none" draw:auto-grow-height="false" draw:auto-grow-width="false" draw:stroke="solid" svg:stroke-color="#000000" svg:stroke-width="0.03528cm"/>
    </style:style>
    <style:style style:family="paragraph" style:name="P99">
      <style:text-properties/>
      <style:paragraph-properties fo:text-align="left" fo:margin-left="0pt"/>
    </style:style>
    <style:style style:family="graphic" style:name="gr10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 fo:text-align="left" fo:margin-left="0pt"/>
    </style:style>
    <style:style style:family="text" style:name="T59">
      <style:text-properties fo:color="#000000" fo:font-family="Cantarell" style:font-family-complex="Cantarell" fo:font-size="14pt" style:font-size-asian="14pt" style:font-size-complex="14pt"/>
    </style:style>
    <style:style style:family="text" style:name="T60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0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1">
      <style:text-properties/>
      <style:paragraph-properties/>
    </style:style>
    <style:style style:family="graphic" style:name="gr105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02">
      <style:text-properties/>
      <style:paragraph-properties/>
    </style:style>
    <style:style style:family="graphic" style:name="gr10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3">
      <style:text-properties/>
      <style:paragraph-properties/>
    </style:style>
    <style:style style:family="graphic" style:name="gr10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4">
      <style:text-properties/>
      <style:paragraph-properties/>
    </style:style>
    <style:style style:family="graphic" style:name="gr108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05">
      <style:text-properties/>
      <style:paragraph-properties/>
    </style:style>
    <style:style style:family="graphic" style:name="gr10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 fo:text-align="left" fo:margin-left="0pt"/>
    </style:style>
    <style:style style:family="text" style:name="T61">
      <style:text-properties fo:color="#000000" fo:font-family="Cantarell" style:font-family-complex="Cantarell" fo:font-size="14pt" style:font-size-asian="14pt" style:font-size-complex="14pt"/>
    </style:style>
    <style:style style:family="text" style:name="T62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1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text-align="center" fo:margin-left="0pt"/>
    </style:style>
    <style:style style:family="text" style:name="T63">
      <style:text-properties fo:color="#000000" fo:font-family="Cantarell" style:font-family-complex="Cantarell" fo:font-size="14pt" style:font-size-asian="14pt" style:font-size-complex="14pt"/>
    </style:style>
    <style:style style:family="graphic" style:name="gr11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08">
      <style:text-properties/>
      <style:paragraph-properties/>
    </style:style>
    <style:style style:family="graphic" style:name="gr11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09">
      <style:text-properties/>
      <style:paragraph-properties/>
    </style:style>
    <style:style style:family="graphic" style:name="gr11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0">
      <style:text-properties/>
      <style:paragraph-properties/>
    </style:style>
    <style:style style:family="graphic" style:name="gr114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11">
      <style:text-properties/>
      <style:paragraph-properties/>
    </style:style>
    <style:style style:family="graphic" style:name="gr115">
      <style:graphic-properties draw:fill="none" draw:auto-grow-height="false" draw:auto-grow-width="false" draw:stroke="solid" svg:stroke-color="#000000" svg:stroke-width="0.03528cm"/>
    </style:style>
    <style:style style:family="paragraph" style:name="P112">
      <style:text-properties/>
      <style:paragraph-properties/>
    </style:style>
    <style:style style:family="graphic" style:name="gr116">
      <style:graphic-properties draw:fill="none" draw:auto-grow-height="false" draw:auto-grow-width="false" draw:stroke="solid" svg:stroke-color="#000000" svg:stroke-width="0.03528cm"/>
    </style:style>
    <style:style style:family="paragraph" style:name="P113">
      <style:text-properties/>
      <style:paragraph-properties/>
    </style:style>
    <style:style style:family="graphic" style:name="gr117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14">
      <style:text-properties/>
      <style:paragraph-properties fo:text-align="left" fo:margin-left="0pt"/>
    </style:style>
    <style:style style:family="graphic" style:name="gr118">
      <style:graphic-properties draw:fill-color="#547F34" draw:fill="solid" draw:auto-grow-height="false" draw:auto-grow-width="false" draw:stroke="none"/>
    </style:style>
    <style:style style:family="paragraph" style:name="P115">
      <style:text-properties/>
      <style:paragraph-properties fo:text-align="left" fo:margin-left="0pt"/>
    </style:style>
    <style:style style:family="graphic" style:name="gr11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16">
      <style:text-properties/>
      <style:paragraph-properties fo:text-align="left" fo:margin-left="0pt"/>
    </style:style>
    <style:style style:family="graphic" style:name="gr120">
      <style:graphic-properties draw:fill-color="#ED7D31" draw:fill="solid" draw:auto-grow-height="false" draw:auto-grow-width="false" draw:stroke="none" fo:background-color="transparent"/>
    </style:style>
    <style:style style:family="paragraph" style:name="P117">
      <style:text-properties/>
      <style:paragraph-properties fo:text-align="left" fo:margin-left="0pt"/>
    </style:style>
    <style:style style:family="graphic" style:name="gr12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8">
      <style:text-properties/>
      <style:paragraph-properties/>
    </style:style>
    <style:style style:family="graphic" style:name="gr12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9">
      <style:text-properties/>
      <style:paragraph-properties/>
    </style:style>
    <style:style style:family="graphic" style:name="gr12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0">
      <style:text-properties/>
      <style:paragraph-properties/>
    </style:style>
    <style:style style:family="graphic" style:name="gr12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1">
      <style:text-properties/>
      <style:paragraph-properties/>
    </style:style>
    <style:style style:family="graphic" style:name="gr125">
      <style:graphic-properties draw:fill="none" draw:auto-grow-height="false" draw:auto-grow-width="false" draw:stroke="solid" svg:stroke-color="#000000" svg:stroke-width="0.03528cm"/>
    </style:style>
    <style:style style:family="paragraph" style:name="P122">
      <style:text-properties/>
      <style:paragraph-properties/>
    </style:style>
    <style:style style:family="graphic" style:name="gr126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23">
      <style:text-properties/>
      <style:paragraph-properties/>
    </style:style>
    <style:style style:family="graphic" style:name="gr127">
      <style:graphic-properties draw:fill="none" draw:auto-grow-height="false" draw:auto-grow-width="false" draw:stroke="solid" svg:stroke-color="#000000" svg:stroke-width="0.03528cm"/>
    </style:style>
    <style:style style:family="paragraph" style:name="P124">
      <style:text-properties/>
      <style:paragraph-properties/>
    </style:style>
    <style:style style:family="graphic" style:name="gr128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125">
      <style:text-properties/>
      <style:paragraph-properties/>
    </style:style>
    <style:style style:family="graphic" style:name="gr129">
      <style:graphic-properties draw:fill="none" draw:stroke="solid" svg:stroke-color="#000000" svg:stroke-width="0.03528cm" style:mirror="horizontal"/>
    </style:style>
    <style:style style:family="graphic" style:name="gr130">
      <style:graphic-properties draw:fill="none" draw:stroke="solid" svg:stroke-color="#000000" svg:stroke-width="0.03528cm" style:mirror="vertical horizontal"/>
    </style:style>
    <style:style style:family="graphic" style:name="gr131">
      <style:graphic-properties draw:fill="none" draw:stroke="solid" svg:stroke-color="#000000" svg:stroke-width="0.03528cm" style:mirror="vertical horizontal"/>
    </style:style>
    <style:style style:family="graphic" style:name="gr132">
      <style:graphic-properties draw:fill="none" draw:stroke="solid" svg:stroke-color="#000000" svg:stroke-width="0.03528cm" style:mirror="horizontal"/>
    </style:style>
    <style:style style:family="graphic" style:name="gr133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26">
      <style:text-properties/>
      <style:paragraph-properties/>
    </style:style>
    <style:style style:family="text" style:name="T64">
      <style:text-properties/>
    </style:style>
    <style:style style:family="drawing-page" style:name="dp5">
      <style:drawing-page-properties/>
    </style:style>
    <style:style style:family="graphic" style:name="gr134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/>
    </style:style>
    <style:style style:family="text" style:name="T65">
      <style:text-properties/>
    </style:style>
    <style:style style:family="graphic" style:name="gr135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28">
      <style:text-properties/>
      <style:paragraph-properties fo:text-align="left" fo:margin-left="0pt"/>
    </style:style>
    <style:style style:family="graphic" style:name="gr136">
      <style:graphic-properties draw:fill="none" draw:auto-grow-height="false" draw:auto-grow-width="false" draw:stroke="solid" svg:stroke-color="#000000" svg:stroke-width="0.03528cm"/>
    </style:style>
    <style:style style:family="paragraph" style:name="P129">
      <style:text-properties/>
      <style:paragraph-properties fo:text-align="left" fo:margin-left="0pt"/>
    </style:style>
    <style:style style:family="graphic" style:name="gr137">
      <style:graphic-properties draw:fill="none" draw:auto-grow-height="false" draw:auto-grow-width="false" draw:stroke="solid" svg:stroke-color="#000000" svg:stroke-width="0.03528cm"/>
    </style:style>
    <style:style style:family="paragraph" style:name="P130">
      <style:text-properties/>
      <style:paragraph-properties fo:text-align="left" fo:margin-left="0pt"/>
    </style:style>
    <style:style style:family="graphic" style:name="gr13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1">
      <style:text-properties/>
      <style:paragraph-properties fo:text-align="center" fo:margin-left="0pt"/>
    </style:style>
    <style:style style:family="text" style:name="T66">
      <style:text-properties fo:color="#000000" fo:font-family="Cantarell" style:font-family-complex="Cantarell" fo:font-size="14pt" style:font-size-asian="14pt" style:font-size-complex="14pt"/>
    </style:style>
    <style:style style:family="graphic" style:name="gr13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32">
      <style:text-properties/>
      <style:paragraph-properties/>
    </style:style>
    <style:style style:family="graphic" style:name="gr1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3">
      <style:text-properties/>
      <style:paragraph-properties/>
    </style:style>
    <style:style style:family="graphic" style:name="gr14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34">
      <style:text-properties/>
      <style:paragraph-properties fo:text-align="left" fo:margin-left="0pt"/>
    </style:style>
    <style:style style:family="graphic" style:name="gr142">
      <style:graphic-properties draw:fill-color="#ED7D31" draw:fill="solid" draw:auto-grow-height="false" draw:auto-grow-width="false" draw:stroke="none" fo:background-color="transparent"/>
    </style:style>
    <style:style style:family="paragraph" style:name="P135">
      <style:text-properties/>
      <style:paragraph-properties fo:text-align="left" fo:margin-left="0pt"/>
    </style:style>
    <style:style style:family="graphic" style:name="gr14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6">
      <style:text-properties/>
      <style:paragraph-properties/>
    </style:style>
    <style:style style:family="graphic" style:name="gr144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37">
      <style:text-properties/>
      <style:paragraph-properties/>
    </style:style>
    <style:style style:family="graphic" style:name="gr14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38">
      <style:text-properties/>
      <style:paragraph-properties/>
    </style:style>
    <style:style style:family="graphic" style:name="gr146">
      <style:graphic-properties draw:fill="none" draw:auto-grow-height="false" draw:auto-grow-width="false" draw:stroke="solid" svg:stroke-color="#000000" svg:stroke-width="0.03528cm"/>
    </style:style>
    <style:style style:family="paragraph" style:name="P139">
      <style:text-properties/>
      <style:paragraph-properties/>
    </style:style>
    <style:style style:family="graphic" style:name="gr147">
      <style:graphic-properties draw:fill-color="#547F34" draw:fill="solid" draw:auto-grow-height="false" draw:auto-grow-width="false" draw:stroke="none"/>
    </style:style>
    <style:style style:family="paragraph" style:name="P140">
      <style:text-properties/>
      <style:paragraph-properties fo:text-align="left" fo:margin-left="0pt"/>
    </style:style>
    <style:style style:family="graphic" style:name="gr148">
      <style:graphic-properties draw:fill-color="#244161" draw:fill="solid" draw:auto-grow-height="false" draw:auto-grow-width="false" draw:stroke="none"/>
    </style:style>
    <style:style style:family="paragraph" style:name="P141">
      <style:text-properties/>
      <style:paragraph-properties fo:text-align="left" fo:margin-left="0pt"/>
    </style:style>
    <style:style style:family="graphic" style:name="gr14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 fo:text-align="center" fo:margin-left="0pt"/>
    </style:style>
    <style:style style:family="text" style:name="T67">
      <style:text-properties fo:color="#000000" fo:font-family="Cantarell" style:font-family-complex="Cantarell" fo:font-size="14pt" style:font-size-asian="14pt" style:font-size-complex="14pt"/>
    </style:style>
    <style:style style:family="graphic" style:name="gr1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3">
      <style:text-properties/>
      <style:paragraph-properties fo:text-align="center" fo:margin-left="0pt"/>
    </style:style>
    <style:style style:family="text" style:name="T68">
      <style:text-properties fo:color="#000000" fo:font-family="Cantarell" style:font-family-complex="Cantarell" fo:font-size="14pt" style:font-size-asian="14pt" style:font-size-complex="14pt"/>
    </style:style>
    <style:style style:family="graphic" style:name="gr15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44">
      <style:text-properties/>
      <style:paragraph-properties/>
    </style:style>
    <style:style style:family="graphic" style:name="gr15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5">
      <style:text-properties/>
      <style:paragraph-properties fo:text-align="left" fo:margin-left="0pt"/>
    </style:style>
    <style:style style:family="graphic" style:name="gr15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6">
      <style:text-properties/>
      <style:paragraph-properties fo:text-align="left" fo:margin-left="0pt"/>
    </style:style>
    <style:style style:family="graphic" style:name="gr15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7">
      <style:text-properties/>
      <style:paragraph-properties fo:text-align="left" fo:margin-left="0pt"/>
    </style:style>
    <style:style style:family="graphic" style:name="gr15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 fo:text-align="center" fo:margin-left="0pt"/>
    </style:style>
    <style:style style:family="text" style:name="T69">
      <style:text-properties fo:color="#000000" fo:font-family="Cantarell" style:font-family-complex="Cantarell" fo:font-size="14pt" style:font-size-asian="14pt" style:font-size-complex="14pt"/>
    </style:style>
    <style:style style:family="graphic" style:name="gr15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49">
      <style:text-properties/>
      <style:paragraph-properties/>
    </style:style>
    <style:style style:family="graphic" style:name="gr1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text-align="center" fo:margin-left="0pt"/>
    </style:style>
    <style:style style:family="text" style:name="T70">
      <style:text-properties fo:color="#000000" fo:font-family="Cantarell" style:font-family-complex="Cantarell" fo:font-size="10pt" style:font-size-asian="10pt" style:font-size-complex="10pt"/>
    </style:style>
    <style:style style:family="graphic" style:name="gr15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51">
      <style:text-properties/>
      <style:paragraph-properties fo:text-align="left" fo:margin-left="0pt"/>
    </style:style>
    <style:style style:family="graphic" style:name="gr159">
      <style:graphic-properties draw:fill="none" draw:auto-grow-height="false" draw:auto-grow-width="false" draw:stroke="solid" svg:stroke-color="#000000" svg:stroke-width="0.03528cm"/>
    </style:style>
    <style:style style:family="paragraph" style:name="P152">
      <style:text-properties/>
      <style:paragraph-properties fo:text-align="left" fo:margin-left="0pt"/>
    </style:style>
    <style:style style:family="graphic" style:name="gr160">
      <style:graphic-properties draw:fill="none" draw:auto-grow-height="false" draw:auto-grow-width="false" draw:stroke="solid" svg:stroke-color="#000000" svg:stroke-width="0.03528cm"/>
    </style:style>
    <style:style style:family="paragraph" style:name="P153">
      <style:text-properties/>
      <style:paragraph-properties fo:text-align="left" fo:margin-left="0pt"/>
    </style:style>
    <style:style style:family="graphic" style:name="gr16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4">
      <style:text-properties/>
      <style:paragraph-properties fo:text-align="center" fo:margin-left="0pt"/>
    </style:style>
    <style:style style:family="text" style:name="T71">
      <style:text-properties fo:color="#000000" fo:font-family="Cantarell" style:font-family-complex="Cantarell" fo:font-size="14pt" style:font-size-asian="14pt" style:font-size-complex="14pt"/>
    </style:style>
    <style:style style:family="graphic" style:name="gr16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55">
      <style:text-properties/>
      <style:paragraph-properties/>
    </style:style>
    <style:style style:family="graphic" style:name="gr16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6">
      <style:text-properties/>
      <style:paragraph-properties/>
    </style:style>
    <style:style style:family="graphic" style:name="gr16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57">
      <style:text-properties/>
      <style:paragraph-properties fo:text-align="left" fo:margin-left="0pt"/>
    </style:style>
    <style:style style:family="graphic" style:name="gr165">
      <style:graphic-properties draw:fill-color="#ED7D31" draw:fill="solid" draw:auto-grow-height="false" draw:auto-grow-width="false" draw:stroke="none" fo:background-color="transparent"/>
    </style:style>
    <style:style style:family="paragraph" style:name="P158">
      <style:text-properties/>
      <style:paragraph-properties fo:text-align="left" fo:margin-left="0pt"/>
    </style:style>
    <style:style style:family="graphic" style:name="gr16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9">
      <style:text-properties/>
      <style:paragraph-properties/>
    </style:style>
    <style:style style:family="graphic" style:name="gr167">
      <style:graphic-properties draw:fill="none" draw:auto-grow-height="false" draw:auto-grow-width="false" draw:stroke="solid" draw:marker-end="TriangleMarker" draw:marker-end-width="15.24pt" svg:stroke-color="#000000" svg:stroke-width="0.03528cm"/>
    </style:style>
    <style:style style:family="paragraph" style:name="P160">
      <style:text-properties/>
      <style:paragraph-properties/>
    </style:style>
    <style:style style:family="graphic" style:name="gr168">
      <style:graphic-properties draw:fill="none" draw:auto-grow-height="false" draw:auto-grow-width="false" draw:stroke="solid" svg:stroke-color="#000000" svg:stroke-width="0.03528cm"/>
    </style:style>
    <style:style style:family="paragraph" style:name="P161">
      <style:text-properties/>
      <style:paragraph-properties/>
    </style:style>
    <style:style style:family="graphic" style:name="gr169">
      <style:graphic-properties draw:fill-color="#547F34" draw:fill="solid" draw:auto-grow-height="false" draw:auto-grow-width="false" draw:stroke="none"/>
    </style:style>
    <style:style style:family="paragraph" style:name="P162">
      <style:text-properties/>
      <style:paragraph-properties fo:text-align="left" fo:margin-left="0pt"/>
    </style:style>
    <style:style style:family="graphic" style:name="gr170">
      <style:graphic-properties draw:fill-color="#244161" draw:fill="solid" draw:auto-grow-height="false" draw:auto-grow-width="false" draw:stroke="none"/>
    </style:style>
    <style:style style:family="paragraph" style:name="P163">
      <style:text-properties/>
      <style:paragraph-properties fo:text-align="left" fo:margin-left="0pt"/>
    </style:style>
    <style:style style:family="graphic" style:name="gr17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center" fo:margin-left="0pt"/>
    </style:style>
    <style:style style:family="text" style:name="T72">
      <style:text-properties fo:color="#000000" fo:font-family="Cantarell" style:font-family-complex="Cantarell" fo:font-size="14pt" style:font-size-asian="14pt" style:font-size-complex="14pt"/>
    </style:style>
    <style:style style:family="graphic" style:name="gr17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5">
      <style:text-properties/>
      <style:paragraph-properties fo:text-align="left" fo:margin-left="0pt"/>
    </style:style>
    <style:style style:family="graphic" style:name="gr17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6">
      <style:text-properties/>
      <style:paragraph-properties fo:text-align="left" fo:margin-left="0pt"/>
    </style:style>
    <style:style style:family="graphic" style:name="gr17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7">
      <style:text-properties/>
      <style:paragraph-properties fo:text-align="left" fo:margin-left="0pt"/>
    </style:style>
    <style:style style:family="graphic" style:name="gr17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text-align="center" fo:margin-left="0pt"/>
    </style:style>
    <style:style style:family="text" style:name="T73">
      <style:text-properties fo:color="#000000" fo:font-family="Cantarell" style:font-family-complex="Cantarell" fo:font-size="14pt" style:font-size-asian="14pt" style:font-size-complex="14pt"/>
    </style:style>
    <style:style style:family="graphic" style:name="gr17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69">
      <style:text-properties/>
      <style:paragraph-properties/>
    </style:style>
    <style:style style:family="graphic" style:name="gr1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0">
      <style:text-properties/>
      <style:paragraph-properties fo:text-align="center" fo:margin-left="0pt"/>
    </style:style>
    <style:style style:family="text" style:name="T74">
      <style:text-properties fo:color="#000000" fo:font-family="Cantarell" style:font-family-complex="Cantarell" fo:font-size="10pt" style:font-size-asian="10pt" style:font-size-complex="10pt"/>
    </style:style>
    <style:style style:family="graphic" style:name="gr17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1">
      <style:text-properties/>
      <style:paragraph-properties fo:text-align="center" fo:margin-left="0pt"/>
    </style:style>
    <style:style style:family="text" style:name="T75">
      <style:text-properties fo:color="#000000" fo:font-family="Cantarell" style:font-family-complex="Cantarell" fo:font-size="14pt" style:font-size-asian="14pt" style:font-size-complex="14pt"/>
    </style:style>
    <style:style style:family="graphic" style:name="gr17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72">
      <style:text-properties/>
      <style:paragraph-properties/>
    </style:style>
    <style:style style:family="drawing-page" style:name="dp6">
      <style:drawing-page-properties/>
    </style:style>
    <style:style style:family="graphic" style:name="gr18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73">
      <style:text-properties/>
      <style:paragraph-properties/>
    </style:style>
    <style:style style:family="text" style:name="T76">
      <style:text-properties/>
    </style:style>
    <style:style style:family="graphic" style:name="gr18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4">
      <style:text-properties/>
      <style:paragraph-properties fo:text-align="center" fo:margin-left="0pt"/>
    </style:style>
    <style:style style:family="text" style:name="T77">
      <style:text-properties fo:color="#000000" fo:font-family="Cantarell" style:font-family-complex="Cantarell" fo:font-size="14pt" style:font-size-asian="14pt" style:font-size-complex="14pt"/>
    </style:style>
    <style:style style:family="graphic" style:name="gr18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75">
      <style:text-properties/>
      <style:paragraph-properties/>
    </style:style>
    <style:style style:family="graphic" style:name="gr18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6">
      <style:text-properties/>
      <style:paragraph-properties/>
    </style:style>
    <style:style style:family="graphic" style:name="gr18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77">
      <style:text-properties/>
      <style:paragraph-properties fo:text-align="left" fo:margin-left="0pt"/>
    </style:style>
    <style:style style:family="graphic" style:name="gr185">
      <style:graphic-properties draw:fill-color="#ED7D31" draw:fill="solid" draw:auto-grow-height="false" draw:auto-grow-width="false" draw:stroke="none" fo:background-color="transparent"/>
    </style:style>
    <style:style style:family="paragraph" style:name="P178">
      <style:text-properties/>
      <style:paragraph-properties fo:text-align="left" fo:margin-left="0pt"/>
    </style:style>
    <style:style style:family="graphic" style:name="gr18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9">
      <style:text-properties/>
      <style:paragraph-properties/>
    </style:style>
    <style:style style:family="graphic" style:name="gr187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80">
      <style:text-properties/>
      <style:paragraph-properties/>
    </style:style>
    <style:style style:family="graphic" style:name="gr188">
      <style:graphic-properties draw:fill="none" draw:auto-grow-height="false" draw:auto-grow-width="false" draw:stroke="solid" svg:stroke-color="#000000" svg:stroke-width="0.03528cm"/>
    </style:style>
    <style:style style:family="paragraph" style:name="P181">
      <style:text-properties/>
      <style:paragraph-properties/>
    </style:style>
    <style:style style:family="graphic" style:name="gr189">
      <style:graphic-properties draw:fill-color="#547F34" draw:fill="solid" draw:auto-grow-height="false" draw:auto-grow-width="false" draw:stroke="none"/>
    </style:style>
    <style:style style:family="paragraph" style:name="P182">
      <style:text-properties/>
      <style:paragraph-properties fo:text-align="left" fo:margin-left="0pt"/>
    </style:style>
    <style:style style:family="graphic" style:name="gr190">
      <style:graphic-properties draw:fill-color="#244161" draw:fill="solid" draw:auto-grow-height="false" draw:auto-grow-width="false" draw:stroke="none"/>
    </style:style>
    <style:style style:family="paragraph" style:name="P183">
      <style:text-properties/>
      <style:paragraph-properties fo:text-align="left" fo:margin-left="0pt"/>
    </style:style>
    <style:style style:family="graphic" style:name="gr19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4">
      <style:text-properties/>
      <style:paragraph-properties fo:text-align="left" fo:margin-left="0pt"/>
    </style:style>
    <style:style style:family="graphic" style:name="gr19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5">
      <style:text-properties/>
      <style:paragraph-properties fo:text-align="left" fo:margin-left="0pt"/>
    </style:style>
    <style:style style:family="graphic" style:name="gr19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6">
      <style:text-properties/>
      <style:paragraph-properties fo:text-align="left" fo:margin-left="0pt"/>
    </style:style>
    <style:style style:family="graphic" style:name="gr19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7">
      <style:text-properties/>
      <style:paragraph-properties fo:text-align="center" fo:margin-left="0pt"/>
    </style:style>
    <style:style style:family="text" style:name="T78">
      <style:text-properties fo:color="#000000" fo:font-family="Cantarell" style:font-family-complex="Cantarell" fo:font-size="14pt" style:font-size-asian="14pt" style:font-size-complex="14pt"/>
    </style:style>
    <style:style style:family="graphic" style:name="gr19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88">
      <style:text-properties/>
      <style:paragraph-properties/>
    </style:style>
    <style:style style:family="graphic" style:name="gr19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9">
      <style:text-properties/>
      <style:paragraph-properties fo:text-align="left" fo:margin-left="0pt"/>
    </style:style>
    <style:style style:family="graphic" style:name="gr197">
      <style:graphic-properties draw:fill="none" draw:auto-grow-height="false" draw:auto-grow-width="false" draw:stroke="solid" svg:stroke-color="#000000" svg:stroke-width="0.03528cm"/>
    </style:style>
    <style:style style:family="paragraph" style:name="P190">
      <style:text-properties/>
      <style:paragraph-properties fo:text-align="left" fo:margin-left="0pt"/>
    </style:style>
    <style:style style:family="graphic" style:name="gr198">
      <style:graphic-properties draw:fill="none" draw:auto-grow-height="false" draw:auto-grow-width="false" draw:stroke="solid" svg:stroke-color="#000000" svg:stroke-width="0.03528cm"/>
    </style:style>
    <style:style style:family="paragraph" style:name="P191">
      <style:text-properties/>
      <style:paragraph-properties fo:text-align="left" fo:margin-left="0pt"/>
    </style:style>
    <style:style style:family="graphic" style:name="gr19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2">
      <style:text-properties/>
      <style:paragraph-properties fo:text-align="center" fo:margin-left="0pt"/>
    </style:style>
    <style:style style:family="text" style:name="T79">
      <style:text-properties fo:color="#000000" fo:font-family="Cantarell" style:font-family-complex="Cantarell" fo:font-size="14pt" style:font-size-asian="14pt" style:font-size-complex="14pt"/>
    </style:style>
    <style:style style:family="graphic" style:name="gr20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93">
      <style:text-properties/>
      <style:paragraph-properties/>
    </style:style>
    <style:style style:family="graphic" style:name="gr20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4">
      <style:text-properties/>
      <style:paragraph-properties/>
    </style:style>
    <style:style style:family="graphic" style:name="gr20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95">
      <style:text-properties/>
      <style:paragraph-properties fo:text-align="left" fo:margin-left="0pt"/>
    </style:style>
    <style:style style:family="graphic" style:name="gr203">
      <style:graphic-properties draw:fill-color="#ED7D31" draw:fill="solid" draw:auto-grow-height="false" draw:auto-grow-width="false" draw:stroke="none" fo:background-color="transparent"/>
    </style:style>
    <style:style style:family="paragraph" style:name="P196">
      <style:text-properties/>
      <style:paragraph-properties fo:text-align="left" fo:margin-left="0pt"/>
    </style:style>
    <style:style style:family="graphic" style:name="gr20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7">
      <style:text-properties/>
      <style:paragraph-properties/>
    </style:style>
    <style:style style:family="graphic" style:name="gr205">
      <style:graphic-properties draw:fill="none" draw:auto-grow-height="false" draw:auto-grow-width="false" draw:stroke="solid" svg:stroke-color="#000000" svg:stroke-width="0.03528cm"/>
    </style:style>
    <style:style style:family="paragraph" style:name="P198">
      <style:text-properties/>
      <style:paragraph-properties/>
    </style:style>
    <style:style style:family="graphic" style:name="gr206">
      <style:graphic-properties draw:fill-color="#547F34" draw:fill="solid" draw:auto-grow-height="false" draw:auto-grow-width="false" draw:stroke="none"/>
    </style:style>
    <style:style style:family="paragraph" style:name="P199">
      <style:text-properties/>
      <style:paragraph-properties fo:text-align="left" fo:margin-left="0pt"/>
    </style:style>
    <style:style style:family="graphic" style:name="gr207">
      <style:graphic-properties draw:fill-color="#244161" draw:fill="solid" draw:auto-grow-height="false" draw:auto-grow-width="false" draw:stroke="none"/>
    </style:style>
    <style:style style:family="paragraph" style:name="P200">
      <style:text-properties/>
      <style:paragraph-properties fo:text-align="left" fo:margin-left="0pt"/>
    </style:style>
    <style:style style:family="graphic" style:name="gr20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1">
      <style:text-properties/>
      <style:paragraph-properties fo:text-align="left" fo:margin-left="0pt"/>
    </style:style>
    <style:style style:family="graphic" style:name="gr20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21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3">
      <style:text-properties/>
      <style:paragraph-properties fo:text-align="left" fo:margin-left="0pt"/>
    </style:style>
    <style:style style:family="graphic" style:name="gr21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4">
      <style:text-properties/>
      <style:paragraph-properties fo:text-align="center" fo:margin-left="0pt"/>
    </style:style>
    <style:style style:family="text" style:name="T80">
      <style:text-properties fo:color="#000000" fo:font-family="Cantarell" style:font-family-complex="Cantarell" fo:font-size="14pt" style:font-size-asian="14pt" style:font-size-complex="14pt"/>
    </style:style>
    <style:style style:family="graphic" style:name="gr21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05">
      <style:text-properties/>
      <style:paragraph-properties/>
    </style:style>
    <style:style style:family="graphic" style:name="gr21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6">
      <style:text-properties/>
      <style:paragraph-properties fo:text-align="center" fo:margin-left="0pt"/>
    </style:style>
    <style:style style:family="text" style:name="T81">
      <style:text-properties fo:color="#000000" fo:font-family="Cantarell" style:font-family-complex="Cantarell" fo:font-size="10pt" style:font-size-asian="10pt" style:font-size-complex="10pt"/>
    </style:style>
    <style:style style:family="graphic" style:name="gr214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07">
      <style:text-properties/>
      <style:paragraph-properties fo:text-align="left" fo:margin-left="0pt"/>
    </style:style>
    <style:style style:family="graphic" style:name="gr215">
      <style:graphic-properties draw:fill-color="#FFFFFF" draw:fill="solid" draw:auto-grow-height="false" draw:auto-grow-width="false" draw:stroke="none" fo:background-color="transparent"/>
    </style:style>
    <style:style style:family="paragraph" style:name="P208">
      <style:text-properties/>
      <style:paragraph-properties fo:text-align="left" fo:margin-left="0pt"/>
    </style:style>
    <style:style style:family="graphic" style:name="gr216">
      <style:graphic-properties draw:fill="none" draw:auto-grow-height="false" draw:auto-grow-width="false" draw:stroke="solid" draw:marker-end="TriangleMarker" draw:marker-end-width="5.073pt" svg:stroke-color="#000000" svg:stroke-width="0.03528cm" style:mirror="horizontal"/>
    </style:style>
    <style:style style:family="paragraph" style:name="P209">
      <style:text-properties/>
      <style:paragraph-properties/>
    </style:style>
    <style:style style:family="graphic" style:name="gr21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10">
      <style:text-properties/>
      <style:paragraph-properties/>
    </style:style>
    <style:style style:family="graphic" style:name="gr2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1">
      <style:text-properties/>
      <style:paragraph-properties fo:text-align="left" fo:margin-left="0pt"/>
    </style:style>
    <style:style style:family="graphic" style:name="gr2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2">
      <style:text-properties/>
      <style:paragraph-properties fo:line-height="14.12pt" fo:text-align="center" fo:margin-left="0pt" fo:margin-top="0pt" fo:margin-bottom="0pt"/>
    </style:style>
    <style:style style:family="text" style:name="T82">
      <style:text-properties fo:color="#000000" fo:font-family="Cantarell" style:font-family-complex="Cantarell" fo:font-size="10pt" style:font-size-asian="10pt" style:font-size-complex="10pt"/>
    </style:style>
    <style:style style:family="text" style:name="T83">
      <style:text-properties fo:color="#000000" fo:font-family="Cantarell" style:font-family-complex="Cantarell" fo:font-size="10pt" style:font-size-asian="10pt" style:font-size-complex="10pt"/>
    </style:style>
    <style:style style:family="text" style:name="T84">
      <style:text-properties fo:color="#000000" fo:font-family="Cantarell" style:font-family-complex="Cantarell" fo:font-size="10pt" style:font-size-asian="10pt" style:font-size-complex="10pt"/>
    </style:style>
    <style:style style:family="graphic" style:name="gr220">
      <style:graphic-properties draw:fill="none" draw:auto-grow-height="false" draw:auto-grow-width="false" draw:stroke="solid" svg:stroke-color="#000000" svg:stroke-width="0.03528cm"/>
    </style:style>
    <style:style style:family="paragraph" style:name="P213">
      <style:text-properties/>
      <style:paragraph-properties fo:text-align="left" fo:margin-left="0pt"/>
    </style:style>
    <style:style style:family="graphic" style:name="gr221">
      <style:graphic-properties draw:fill="none" draw:auto-grow-height="false" draw:auto-grow-width="false" draw:stroke="solid" svg:stroke-color="#000000" svg:stroke-width="0.03528cm"/>
    </style:style>
    <style:style style:family="paragraph" style:name="P214">
      <style:text-properties/>
      <style:paragraph-properties fo:text-align="left" fo:margin-left="0pt"/>
    </style:style>
    <style:style style:family="graphic" style:name="gr222">
      <style:graphic-properties draw:fill="none" draw:auto-grow-height="false" draw:auto-grow-width="false" draw:stroke="solid" svg:stroke-color="#000000" svg:stroke-width="0.03528cm"/>
    </style:style>
    <style:style style:family="paragraph" style:name="P215">
      <style:text-properties/>
      <style:paragraph-properties fo:text-align="left" fo:margin-left="0pt"/>
    </style:style>
    <style:style style:family="graphic" style:name="gr22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16">
      <style:text-properties/>
      <style:paragraph-properties/>
    </style:style>
    <style:style style:family="graphic" style:name="gr22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7">
      <style:text-properties/>
      <style:paragraph-properties fo:text-align="left" fo:margin-left="0pt"/>
    </style:style>
    <style:style style:family="graphic" style:name="gr22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8">
      <style:text-properties/>
      <style:paragraph-properties fo:line-height="14.12pt" fo:text-align="center" fo:margin-left="0pt" fo:margin-top="0pt" fo:margin-bottom="0pt"/>
    </style:style>
    <style:style style:family="text" style:name="T85">
      <style:text-properties fo:color="#000000" fo:font-family="Cantarell" style:font-family-complex="Cantarell" fo:font-size="10pt" style:font-size-asian="10pt" style:font-size-complex="10pt"/>
    </style:style>
    <style:style style:family="text" style:name="T86">
      <style:text-properties fo:color="#000000" fo:font-family="Cantarell" style:font-family-complex="Cantarell" fo:font-size="10pt" style:font-size-asian="10pt" style:font-size-complex="10pt"/>
    </style:style>
    <style:style style:family="text" style:name="T87">
      <style:text-properties fo:color="#000000" fo:font-family="Cantarell" style:font-family-complex="Cantarell" fo:font-size="10pt" style:font-size-asian="10pt" style:font-size-complex="10pt"/>
    </style:style>
    <style:style style:family="graphic" style:name="gr226">
      <style:graphic-properties draw:fill="none" draw:auto-grow-height="false" draw:auto-grow-width="false" draw:stroke="solid" svg:stroke-color="#000000" svg:stroke-width="0.03528cm"/>
    </style:style>
    <style:style style:family="paragraph" style:name="P219">
      <style:text-properties/>
      <style:paragraph-properties fo:text-align="left" fo:margin-left="0pt"/>
    </style:style>
    <style:style style:family="graphic" style:name="gr227">
      <style:graphic-properties draw:fill="none" draw:auto-grow-height="false" draw:auto-grow-width="false" draw:stroke="solid" svg:stroke-color="#000000" svg:stroke-width="0.03528cm"/>
    </style:style>
    <style:style style:family="paragraph" style:name="P220">
      <style:text-properties/>
      <style:paragraph-properties fo:text-align="left" fo:margin-left="0pt"/>
    </style:style>
    <style:style style:family="graphic" style:name="gr228">
      <style:graphic-properties draw:fill="none" draw:auto-grow-height="false" draw:auto-grow-width="false" draw:stroke="solid" svg:stroke-color="#000000" svg:stroke-width="0.03528cm"/>
    </style:style>
    <style:style style:family="paragraph" style:name="P221">
      <style:text-properties/>
      <style:paragraph-properties fo:text-align="left" fo:margin-left="0pt"/>
    </style:style>
    <style:style style:family="graphic" style:name="gr2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left" fo:margin-left="0pt"/>
    </style:style>
    <style:style style:family="text" style:name="T88">
      <style:text-properties fo:color="#000000" fo:font-family="Cantarell" style:font-family-complex="Cantarell" fo:font-size="14pt" style:font-size-asian="14pt" style:font-size-complex="14pt"/>
    </style:style>
    <style:style style:family="text" style:name="T89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30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223">
      <style:text-properties/>
      <style:paragraph-properties/>
    </style:style>
    <style:style style:family="graphic" style:name="gr2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4">
      <style:text-properties/>
      <style:paragraph-properties fo:text-align="center" fo:margin-left="0pt"/>
    </style:style>
    <style:style style:family="text" style:name="T90">
      <style:text-properties fo:color="#000000" fo:font-family="Cantarell" style:font-family-complex="Cantarell" fo:font-size="14pt" style:font-size-asian="14pt" style:font-size-complex="14pt"/>
    </style:style>
    <style:style style:family="graphic" style:name="gr2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5">
      <style:text-properties/>
      <style:paragraph-properties fo:text-align="center" fo:margin-left="0pt"/>
    </style:style>
    <style:style style:family="text" style:name="T91">
      <style:text-properties fo:color="#000000" fo:font-family="Cantarell" style:font-family-complex="Cantarell" fo:font-size="18pt" style:font-size-asian="18pt" style:font-size-complex="18pt"/>
    </style:style>
    <style:style style:family="graphic" style:name="gr23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6">
      <style:text-properties/>
      <style:paragraph-properties fo:text-align="center" fo:margin-left="0pt"/>
    </style:style>
    <style:style style:family="text" style:name="T92">
      <style:text-properties fo:color="#000000" fo:font-family="Cantarell" style:font-family-complex="Cantarell" fo:font-size="18pt" style:font-size-asian="18pt" style:font-size-complex="18pt"/>
    </style:style>
    <style:style style:family="graphic" style:name="gr234">
      <style:graphic-properties draw:fill="none" draw:auto-grow-height="false" draw:auto-grow-width="false" draw:stroke="solid" draw:marker-end="" draw:marker-end-width="14.89pt" svg:stroke-color="#000000" svg:stroke-width="0.03528cm" style:mirror="horizontal"/>
    </style:style>
    <style:style style:family="paragraph" style:name="P227">
      <style:text-properties/>
      <style:paragraph-properties/>
    </style:style>
    <style:style style:family="graphic" style:name="gr23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center" fo:margin-left="0pt"/>
    </style:style>
    <style:style style:family="text" style:name="T93">
      <style:text-properties fo:color="#000000" fo:font-family="Cantarell" style:font-family-complex="Cantarell" fo:font-size="14pt" style:font-size-asian="14pt" style:font-size-complex="14pt"/>
    </style:style>
    <style:style style:family="graphic" style:name="gr23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9">
      <style:text-properties/>
      <style:paragraph-properties fo:text-align="left" fo:margin-left="0pt"/>
    </style:style>
    <style:style style:family="text" style:name="T94">
      <style:text-properties fo:color="#000000" fo:font-family="Cantarell" style:font-family-complex="Cantarell" fo:font-size="14pt" style:font-size-asian="14pt" style:font-size-complex="14pt"/>
    </style:style>
    <style:style style:family="text" style:name="T9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37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30">
      <style:text-properties/>
      <style:paragraph-properties/>
    </style:style>
    <style:style style:family="drawing-page" style:name="dp7">
      <style:drawing-page-properties/>
    </style:style>
    <style:style style:family="graphic" style:name="gr238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31">
      <style:text-properties/>
      <style:paragraph-properties/>
    </style:style>
    <style:style style:family="text" style:name="T96">
      <style:text-properties/>
    </style:style>
    <style:style style:family="graphic" style:name="gr2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2">
      <style:text-properties/>
      <style:paragraph-properties fo:text-align="center" fo:margin-left="0pt"/>
    </style:style>
    <style:style style:family="text" style:name="T97">
      <style:text-properties fo:color="#000000" fo:font-family="Cantarell" style:font-family-complex="Cantarell" fo:font-size="14pt" style:font-size-asian="14pt" style:font-size-complex="14pt"/>
    </style:style>
    <style:style style:family="graphic" style:name="gr24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33">
      <style:text-properties/>
      <style:paragraph-properties/>
    </style:style>
    <style:style style:family="graphic" style:name="gr24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34">
      <style:text-properties/>
      <style:paragraph-properties/>
    </style:style>
    <style:style style:family="graphic" style:name="gr24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35">
      <style:text-properties/>
      <style:paragraph-properties fo:text-align="left" fo:margin-left="0pt"/>
    </style:style>
    <style:style style:family="graphic" style:name="gr243">
      <style:graphic-properties draw:fill-color="#ED7D31" draw:fill="solid" draw:auto-grow-height="false" draw:auto-grow-width="false" draw:stroke="none" fo:background-color="transparent"/>
    </style:style>
    <style:style style:family="paragraph" style:name="P236">
      <style:text-properties/>
      <style:paragraph-properties fo:text-align="left" fo:margin-left="0pt"/>
    </style:style>
    <style:style style:family="graphic" style:name="gr24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37">
      <style:text-properties/>
      <style:paragraph-properties/>
    </style:style>
    <style:style style:family="graphic" style:name="gr245">
      <style:graphic-properties draw:fill="none" draw:auto-grow-height="false" draw:auto-grow-width="false" draw:stroke="solid" draw:marker-end="TriangleMarker" draw:marker-end-width="2.799pt" svg:stroke-color="#000000" svg:stroke-width="0.03528cm" style:mirror="vertical"/>
    </style:style>
    <style:style style:family="paragraph" style:name="P238">
      <style:text-properties/>
      <style:paragraph-properties/>
    </style:style>
    <style:style style:family="graphic" style:name="gr246">
      <style:graphic-properties draw:fill="none" draw:auto-grow-height="false" draw:auto-grow-width="false" draw:stroke="solid" svg:stroke-color="#000000" svg:stroke-width="0.03528cm"/>
    </style:style>
    <style:style style:family="paragraph" style:name="P239">
      <style:text-properties/>
      <style:paragraph-properties/>
    </style:style>
    <style:style style:family="graphic" style:name="gr247">
      <style:graphic-properties draw:fill-color="#547F34" draw:fill="solid" draw:auto-grow-height="false" draw:auto-grow-width="false" draw:stroke="none"/>
    </style:style>
    <style:style style:family="paragraph" style:name="P240">
      <style:text-properties/>
      <style:paragraph-properties fo:text-align="left" fo:margin-left="0pt"/>
    </style:style>
    <style:style style:family="graphic" style:name="gr248">
      <style:graphic-properties draw:fill-color="#244161" draw:fill="solid" draw:auto-grow-height="false" draw:auto-grow-width="false" draw:stroke="none"/>
    </style:style>
    <style:style style:family="paragraph" style:name="P241">
      <style:text-properties/>
      <style:paragraph-properties fo:text-align="left" fo:margin-left="0pt"/>
    </style:style>
    <style:style style:family="graphic" style:name="gr24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2">
      <style:text-properties/>
      <style:paragraph-properties fo:text-align="left" fo:margin-left="0pt"/>
    </style:style>
    <style:style style:family="graphic" style:name="gr25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3">
      <style:text-properties/>
      <style:paragraph-properties fo:text-align="left" fo:margin-left="0pt"/>
    </style:style>
    <style:style style:family="graphic" style:name="gr25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4">
      <style:text-properties/>
      <style:paragraph-properties fo:text-align="left" fo:margin-left="0pt"/>
    </style:style>
    <style:style style:family="graphic" style:name="gr25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center" fo:margin-left="0pt"/>
    </style:style>
    <style:style style:family="text" style:name="T98">
      <style:text-properties fo:color="#000000" fo:font-family="Cantarell" style:font-family-complex="Cantarell" fo:font-size="14pt" style:font-size-asian="14pt" style:font-size-complex="14pt"/>
    </style:style>
    <style:style style:family="graphic" style:name="gr25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6">
      <style:text-properties/>
      <style:paragraph-properties/>
    </style:style>
    <style:style style:family="graphic" style:name="gr25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7">
      <style:text-properties/>
      <style:paragraph-properties fo:text-align="center" fo:margin-left="0pt"/>
    </style:style>
    <style:style style:family="text" style:name="T99">
      <style:text-properties fo:color="#000000" fo:font-family="Cantarell" style:font-family-complex="Cantarell" fo:font-size="14pt" style:font-size-asian="14pt" style:font-size-complex="14pt"/>
    </style:style>
    <style:style style:family="graphic" style:name="gr25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8">
      <style:text-properties/>
      <style:paragraph-properties/>
    </style:style>
    <style:style style:family="graphic" style:name="gr256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49">
      <style:text-properties/>
      <style:paragraph-properties fo:text-align="left" fo:margin-left="0pt"/>
    </style:style>
    <style:style style:family="graphic" style:name="gr257">
      <style:graphic-properties draw:fill-color="#FFFFFF" draw:fill="solid" draw:auto-grow-height="false" draw:auto-grow-width="false" draw:stroke="none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5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51">
      <style:text-properties/>
      <style:paragraph-properties/>
    </style:style>
    <style:style style:family="graphic" style:name="gr25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6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3">
      <style:text-properties/>
      <style:paragraph-properties fo:text-align="left" fo:margin-left="0pt"/>
    </style:style>
    <style:style style:family="graphic" style:name="gr26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4">
      <style:text-properties/>
      <style:paragraph-properties fo:text-align="left" fo:margin-left="0pt"/>
    </style:style>
    <style:style style:family="graphic" style:name="gr2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55">
      <style:text-properties/>
      <style:paragraph-properties fo:text-align="center" fo:margin-left="0pt"/>
    </style:style>
    <style:style style:family="text" style:name="T100">
      <style:text-properties fo:color="#000000" fo:font-family="Cantarell" style:font-family-complex="Cantarell" fo:font-size="14pt" style:font-size-asian="14pt" style:font-size-complex="14pt"/>
    </style:style>
    <style:style style:family="graphic" style:name="gr26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56">
      <style:text-properties/>
      <style:paragraph-properties/>
    </style:style>
    <style:style style:family="graphic" style:name="gr264">
      <style:graphic-properties draw:fill="none" draw:auto-grow-height="false" draw:auto-grow-width="false" draw:stroke="solid" svg:stroke-color="#000000" svg:stroke-width="0.03528cm"/>
    </style:style>
    <style:style style:family="paragraph" style:name="P257">
      <style:text-properties/>
      <style:paragraph-properties/>
    </style:style>
    <style:style style:family="graphic" style:name="gr265">
      <style:graphic-properties draw:fill="none" draw:textarea-vertical-align="middle" draw:auto-grow-height="false" draw:auto-grow-width="false" draw:stroke="solid" svg:stroke-color="#000000" svg:stroke-width="0.03528cm" fo:wrap-option="wrap" fo:border="0.03528cm solid #000000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 fo:text-align="center" fo:margin-left="0pt"/>
    </style:style>
    <style:style style:family="text" style:name="T101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266">
      <style:graphic-properties draw:fill="none" draw:auto-grow-height="false" draw:auto-grow-width="false" draw:stroke="solid" svg:stroke-color="#000000" svg:stroke-width="0.03528cm"/>
    </style:style>
    <style:style style:family="paragraph" style:name="P259">
      <style:text-properties/>
      <style:paragraph-properties/>
    </style:style>
    <style:style style:family="graphic" style:name="gr267">
      <style:graphic-properties draw:fill="none" draw:auto-grow-height="false" draw:auto-grow-width="false" draw:stroke="solid" svg:stroke-color="#000000" svg:stroke-width="0.03528cm"/>
    </style:style>
    <style:style style:family="paragraph" style:name="P260">
      <style:text-properties/>
      <style:paragraph-properties/>
    </style:style>
    <style:style style:family="graphic" style:name="gr268">
      <style:graphic-properties draw:fill="none" draw:auto-grow-height="false" draw:auto-grow-width="false" draw:stroke="solid" svg:stroke-color="#000000" svg:stroke-width="0.03528cm" style:mirror="vertical horizontal"/>
    </style:style>
    <style:style style:family="paragraph" style:name="P261">
      <style:text-properties/>
      <style:paragraph-properties/>
    </style:style>
    <style:style style:family="graphic" style:name="gr269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2">
      <style:text-properties/>
      <style:paragraph-properties/>
    </style:style>
    <style:style style:family="graphic" style:name="gr27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 fo:text-align="center" fo:margin-left="0pt"/>
    </style:style>
    <style:style style:family="text" style:name="T102">
      <style:text-properties fo:color="#000000" fo:font-family="Cantarell" style:font-family-complex="Cantarell" fo:font-size="10pt" style:font-size-asian="10pt" style:font-size-complex="10pt"/>
    </style:style>
    <style:style style:family="graphic" style:name="gr271">
      <style:graphic-properties draw:fill="none" draw:auto-grow-height="false" draw:auto-grow-width="false" draw:stroke="solid" draw:marker-end="TriangleMarker" draw:marker-end-width="1.297pt" svg:stroke-color="#000000" svg:stroke-width="0.03528cm"/>
    </style:style>
    <style:style style:family="paragraph" style:name="P264">
      <style:text-properties/>
      <style:paragraph-properties/>
    </style:style>
    <style:style style:family="graphic" style:name="gr272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5">
      <style:text-properties/>
      <style:paragraph-properties/>
    </style:style>
    <style:style style:family="graphic" style:name="gr273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6">
      <style:text-properties/>
      <style:paragraph-properties/>
    </style:style>
    <style:style style:family="graphic" style:name="gr274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7">
      <style:text-properties/>
      <style:paragraph-properties/>
    </style:style>
    <style:style style:family="graphic" style:name="gr27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8">
      <style:text-properties/>
      <style:paragraph-properties fo:text-align="left" fo:margin-left="0pt"/>
    </style:style>
    <style:style style:family="text" style:name="T103">
      <style:text-properties fo:color="#000000" fo:font-family="Cantarell" style:font-family-complex="Cantarell" fo:font-size="10pt" style:font-size-asian="10pt" style:font-size-complex="10pt"/>
    </style:style>
    <style:style style:family="drawing-page" style:name="dp8">
      <style:drawing-page-properties/>
    </style:style>
    <style:style style:family="graphic" style:name="gr276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69">
      <style:text-properties/>
      <style:paragraph-properties/>
    </style:style>
    <style:style style:family="text" style:name="T104">
      <style:text-properties/>
    </style:style>
    <style:style style:family="graphic" style:name="gr2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0">
      <style:text-properties/>
      <style:paragraph-properties fo:text-align="center" fo:margin-left="0pt"/>
    </style:style>
    <style:style style:family="text" style:name="T105">
      <style:text-properties fo:color="#000000" fo:font-family="Cantarell" style:font-family-complex="Cantarell" fo:font-size="14pt" style:font-size-asian="14pt" style:font-size-complex="14pt"/>
    </style:style>
    <style:style style:family="graphic" style:name="gr27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71">
      <style:text-properties/>
      <style:paragraph-properties/>
    </style:style>
    <style:style style:family="graphic" style:name="gr27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2">
      <style:text-properties/>
      <style:paragraph-properties/>
    </style:style>
    <style:style style:family="graphic" style:name="gr28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73">
      <style:text-properties/>
      <style:paragraph-properties fo:text-align="left" fo:margin-left="0pt"/>
    </style:style>
    <style:style style:family="graphic" style:name="gr281">
      <style:graphic-properties draw:fill-color="#ED7D31" draw:fill="solid" draw:auto-grow-height="false" draw:auto-grow-width="false" draw:stroke="none" fo:background-color="transparent"/>
    </style:style>
    <style:style style:family="paragraph" style:name="P274">
      <style:text-properties/>
      <style:paragraph-properties fo:text-align="left" fo:margin-left="0pt"/>
    </style:style>
    <style:style style:family="graphic" style:name="gr28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5">
      <style:text-properties/>
      <style:paragraph-properties/>
    </style:style>
    <style:style style:family="graphic" style:name="gr283">
      <style:graphic-properties draw:fill="none" draw:auto-grow-height="false" draw:auto-grow-width="false" draw:stroke="solid" draw:marker-end="TriangleMarker" draw:marker-end-width="2.799pt" svg:stroke-color="#000000" svg:stroke-width="0.03528cm" style:mirror="vertical"/>
    </style:style>
    <style:style style:family="paragraph" style:name="P276">
      <style:text-properties/>
      <style:paragraph-properties/>
    </style:style>
    <style:style style:family="graphic" style:name="gr284">
      <style:graphic-properties draw:fill="none" draw:auto-grow-height="false" draw:auto-grow-width="false" draw:stroke="solid" svg:stroke-color="#000000" svg:stroke-width="0.03528cm"/>
    </style:style>
    <style:style style:family="paragraph" style:name="P277">
      <style:text-properties/>
      <style:paragraph-properties/>
    </style:style>
    <style:style style:family="graphic" style:name="gr285">
      <style:graphic-properties draw:fill-color="#547F34" draw:fill="solid" draw:auto-grow-height="false" draw:auto-grow-width="false" draw:stroke="none"/>
    </style:style>
    <style:style style:family="paragraph" style:name="P278">
      <style:text-properties/>
      <style:paragraph-properties fo:text-align="left" fo:margin-left="0pt"/>
    </style:style>
    <style:style style:family="graphic" style:name="gr286">
      <style:graphic-properties draw:fill-color="#244161" draw:fill="solid" draw:auto-grow-height="false" draw:auto-grow-width="false" draw:stroke="none"/>
    </style:style>
    <style:style style:family="paragraph" style:name="P279">
      <style:text-properties/>
      <style:paragraph-properties fo:text-align="left" fo:margin-left="0pt"/>
    </style:style>
    <style:style style:family="graphic" style:name="gr28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0">
      <style:text-properties/>
      <style:paragraph-properties fo:text-align="left" fo:margin-left="0pt"/>
    </style:style>
    <style:style style:family="graphic" style:name="gr28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1">
      <style:text-properties/>
      <style:paragraph-properties fo:text-align="left" fo:margin-left="0pt"/>
    </style:style>
    <style:style style:family="graphic" style:name="gr28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2">
      <style:text-properties/>
      <style:paragraph-properties fo:text-align="left" fo:margin-left="0pt"/>
    </style:style>
    <style:style style:family="graphic" style:name="gr29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3">
      <style:text-properties/>
      <style:paragraph-properties fo:text-align="center" fo:margin-left="0pt"/>
    </style:style>
    <style:style style:family="text" style:name="T106">
      <style:text-properties fo:color="#000000" fo:font-family="Cantarell" style:font-family-complex="Cantarell" fo:font-size="14pt" style:font-size-asian="14pt" style:font-size-complex="14pt"/>
    </style:style>
    <style:style style:family="graphic" style:name="gr29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4">
      <style:text-properties/>
      <style:paragraph-properties/>
    </style:style>
    <style:style style:family="graphic" style:name="gr2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5">
      <style:text-properties/>
      <style:paragraph-properties fo:text-align="center" fo:margin-left="0pt"/>
    </style:style>
    <style:style style:family="text" style:name="T107">
      <style:text-properties fo:color="#000000" fo:font-family="Cantarell" style:font-family-complex="Cantarell" fo:font-size="14pt" style:font-size-asian="14pt" style:font-size-complex="14pt"/>
    </style:style>
    <style:style style:family="graphic" style:name="gr29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6">
      <style:text-properties/>
      <style:paragraph-properties/>
    </style:style>
    <style:style style:family="graphic" style:name="gr294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87">
      <style:text-properties/>
      <style:paragraph-properties fo:text-align="left" fo:margin-left="0pt"/>
    </style:style>
    <style:style style:family="graphic" style:name="gr295">
      <style:graphic-properties draw:fill-color="#FFFFFF" draw:fill="solid" draw:auto-grow-height="false" draw:auto-grow-width="false" draw:stroke="none" fo:background-color="transparent"/>
    </style:style>
    <style:style style:family="paragraph" style:name="P288">
      <style:text-properties/>
      <style:paragraph-properties fo:text-align="left" fo:margin-left="0pt"/>
    </style:style>
    <style:style style:family="graphic" style:name="gr29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9">
      <style:text-properties/>
      <style:paragraph-properties/>
    </style:style>
    <style:style style:family="graphic" style:name="gr29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90">
      <style:text-properties/>
      <style:paragraph-properties fo:text-align="left" fo:margin-left="0pt"/>
    </style:style>
    <style:style style:family="graphic" style:name="gr29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91">
      <style:text-properties/>
      <style:paragraph-properties fo:text-align="left" fo:margin-left="0pt"/>
    </style:style>
    <style:style style:family="graphic" style:name="gr29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92">
      <style:text-properties/>
      <style:paragraph-properties fo:text-align="left" fo:margin-left="0pt"/>
    </style:style>
    <style:style style:family="graphic" style:name="gr30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3">
      <style:text-properties/>
      <style:paragraph-properties fo:text-align="center" fo:margin-left="0pt"/>
    </style:style>
    <style:style style:family="text" style:name="T108">
      <style:text-properties fo:color="#000000" fo:font-family="Cantarell" style:font-family-complex="Cantarell" fo:font-size="14pt" style:font-size-asian="14pt" style:font-size-complex="14pt"/>
    </style:style>
    <style:style style:family="graphic" style:name="gr30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94">
      <style:text-properties/>
      <style:paragraph-properties/>
    </style:style>
    <style:style style:family="graphic" style:name="gr302">
      <style:graphic-properties draw:fill="none" draw:auto-grow-height="false" draw:auto-grow-width="false" draw:stroke="solid" svg:stroke-color="#000000" svg:stroke-width="0.03528cm"/>
    </style:style>
    <style:style style:family="paragraph" style:name="P295">
      <style:text-properties/>
      <style:paragraph-properties/>
    </style:style>
    <style:style style:family="graphic" style:name="gr303">
      <style:graphic-properties draw:fill="none" draw:textarea-vertical-align="middle" draw:auto-grow-height="false" draw:auto-grow-width="false" draw:stroke="solid" svg:stroke-color="#000000" svg:stroke-width="0.03528cm" fo:wrap-option="wrap" fo:border="0.03528cm solid #000000" fo:padding-top="3.6pt" fo:padding-bottom="3.6pt" fo:padding-left="7.2pt" fo:padding-right="7.2pt" fo:background-color="transparent"/>
    </style:style>
    <style:style style:family="paragraph" style:name="P296">
      <style:text-properties/>
      <style:paragraph-properties fo:text-align="center" fo:margin-left="0pt"/>
    </style:style>
    <style:style style:family="text" style:name="T109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304">
      <style:graphic-properties draw:fill="none" draw:auto-grow-height="false" draw:auto-grow-width="false" draw:stroke="solid" svg:stroke-color="#000000" svg:stroke-width="0.03528cm"/>
    </style:style>
    <style:style style:family="paragraph" style:name="P297">
      <style:text-properties/>
      <style:paragraph-properties/>
    </style:style>
    <style:style style:family="graphic" style:name="gr305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98">
      <style:text-properties/>
      <style:paragraph-properties/>
    </style:style>
    <style:style style:family="graphic" style:name="gr30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9">
      <style:text-properties/>
      <style:paragraph-properties fo:text-align="center" fo:margin-left="0pt"/>
    </style:style>
    <style:style style:family="text" style:name="T110">
      <style:text-properties fo:color="#000000" fo:font-family="Cantarell" style:font-family-complex="Cantarell" fo:font-size="10pt" style:font-size-asian="10pt" style:font-size-complex="10pt"/>
    </style:style>
    <style:style style:family="graphic" style:name="gr307">
      <style:graphic-properties draw:fill="none" draw:auto-grow-height="false" draw:auto-grow-width="false" draw:stroke="solid" draw:marker-end="TriangleMarker" draw:marker-end-width="1.297pt" svg:stroke-color="#000000" svg:stroke-width="0.03528cm"/>
    </style:style>
    <style:style style:family="paragraph" style:name="P300">
      <style:text-properties/>
      <style:paragraph-properties/>
    </style:style>
    <style:style style:family="graphic" style:name="gr308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301">
      <style:text-properties/>
      <style:paragraph-properties/>
    </style:style>
    <style:style style:family="graphic" style:name="gr309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302">
      <style:text-properties/>
      <style:paragraph-properties/>
    </style:style>
    <style:style style:family="graphic" style:name="gr310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303">
      <style:text-properties/>
      <style:paragraph-properties/>
    </style:style>
    <style:style style:family="graphic" style:name="gr31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4">
      <style:text-properties/>
      <style:paragraph-properties fo:text-align="left" fo:margin-left="0pt"/>
    </style:style>
    <style:style style:family="text" style:name="T111">
      <style:text-properties fo:color="#000000" fo:font-family="Cantarell" style:font-family-complex="Cantarell" fo:font-size="10pt" style:font-size-asian="10pt" style:font-size-complex="10pt"/>
    </style:style>
    <style:style style:family="graphic" style:name="gr3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5">
      <style:text-properties/>
      <style:paragraph-properties fo:text-align="center" fo:margin-left="0pt"/>
    </style:style>
    <style:style style:family="text" style:name="T112">
      <style:text-properties fo:color="#000000" fo:font-family="Cantarell" style:font-family-complex="Cantarell" fo:font-size="18pt" style:font-size-asian="18pt" style:font-size-complex="18pt"/>
    </style:style>
    <style:style style:family="graphic" style:name="gr313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06">
      <style:text-properties/>
      <style:paragraph-properties fo:text-align="left" fo:margin-left="0pt"/>
    </style:style>
    <style:style style:family="graphic" style:name="gr3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 fo:line-height="14.12pt" fo:text-align="center" fo:margin-left="0pt" fo:margin-top="0pt" fo:margin-bottom="0pt"/>
    </style:style>
    <style:style style:family="text" style:name="T113">
      <style:text-properties fo:color="#000000" fo:font-family="Cantarell" style:font-family-complex="Cantarell" fo:font-size="10pt" style:font-size-asian="10pt" style:font-size-complex="10pt"/>
    </style:style>
    <style:style style:family="text" style:name="T114">
      <style:text-properties fo:color="#000000" fo:font-family="Cantarell" style:font-family-complex="Cantarell" fo:font-size="10pt" style:font-size-asian="10pt" style:font-size-complex="10pt"/>
    </style:style>
    <style:style style:family="text" style:name="T115">
      <style:text-properties fo:color="#000000" fo:font-family="Cantarell" style:font-family-complex="Cantarell" fo:font-size="10pt" style:font-size-asian="10pt" style:font-size-complex="10pt"/>
    </style:style>
    <style:style style:family="graphic" style:name="gr315">
      <style:graphic-properties draw:fill="none" draw:auto-grow-height="false" draw:auto-grow-width="false" draw:stroke="solid" svg:stroke-color="#000000" svg:stroke-width="0.03528cm"/>
    </style:style>
    <style:style style:family="paragraph" style:name="P308">
      <style:text-properties/>
      <style:paragraph-properties fo:text-align="left" fo:margin-left="0pt"/>
    </style:style>
    <style:style style:family="graphic" style:name="gr316">
      <style:graphic-properties draw:fill="none" draw:auto-grow-height="false" draw:auto-grow-width="false" draw:stroke="solid" svg:stroke-color="#000000" svg:stroke-width="0.03528cm"/>
    </style:style>
    <style:style style:family="paragraph" style:name="P309">
      <style:text-properties/>
      <style:paragraph-properties fo:text-align="left" fo:margin-left="0pt"/>
    </style:style>
    <style:style style:family="graphic" style:name="gr317">
      <style:graphic-properties draw:fill="none" draw:auto-grow-height="false" draw:auto-grow-width="false" draw:stroke="solid" svg:stroke-color="#000000" svg:stroke-width="0.03528cm"/>
    </style:style>
    <style:style style:family="paragraph" style:name="P310">
      <style:text-properties/>
      <style:paragraph-properties fo:text-align="left" fo:margin-left="0pt"/>
    </style:style>
    <style:style style:family="graphic" style:name="gr31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11">
      <style:text-properties/>
      <style:paragraph-properties fo:text-align="left" fo:margin-left="0pt"/>
    </style:style>
    <style:style style:family="text" style:name="T116">
      <style:text-properties fo:color="#000000" fo:font-family="Cantarell" style:font-family-complex="Cantarell" fo:font-size="14pt" style:font-size-asian="14pt" style:font-size-complex="14pt"/>
    </style:style>
    <style:style style:family="text" style:name="T117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19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312">
      <style:text-properties/>
      <style:paragraph-properties/>
    </style:style>
    <style:style style:family="graphic" style:name="gr32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13">
      <style:text-properties/>
      <style:paragraph-properties fo:text-align="center" fo:margin-left="0pt"/>
    </style:style>
    <style:style style:family="text" style:name="T118">
      <style:text-properties fo:color="#000000" fo:font-family="Cantarell" style:font-family-complex="Cantarell" fo:font-size="14pt" style:font-size-asian="14pt" style:font-size-complex="14pt"/>
    </style:style>
    <style:style style:family="graphic" style:name="gr321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314">
      <style:text-properties/>
      <style:paragraph-properties/>
    </style:style>
    <style:style style:family="graphic" style:name="gr32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5">
      <style:text-properties/>
      <style:paragraph-properties/>
    </style:style>
    <style:style style:family="graphic" style:name="gr32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16">
      <style:text-properties/>
      <style:paragraph-properties fo:text-align="left" fo:margin-left="0pt"/>
    </style:style>
    <style:style style:family="graphic" style:name="gr324">
      <style:graphic-properties draw:fill-color="#ED7D31" draw:fill="solid" draw:auto-grow-height="false" draw:auto-grow-width="false" draw:stroke="none" fo:background-color="transparent"/>
    </style:style>
    <style:style style:family="paragraph" style:name="P317">
      <style:text-properties/>
      <style:paragraph-properties fo:text-align="left" fo:margin-left="0pt"/>
    </style:style>
    <style:style style:family="graphic" style:name="gr32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8">
      <style:text-properties/>
      <style:paragraph-properties/>
    </style:style>
    <style:style style:family="graphic" style:name="gr326">
      <style:graphic-properties draw:fill-color="#547F34" draw:fill="solid" draw:auto-grow-height="false" draw:auto-grow-width="false" draw:stroke="none"/>
    </style:style>
    <style:style style:family="paragraph" style:name="P319">
      <style:text-properties/>
      <style:paragraph-properties fo:text-align="left" fo:margin-left="0pt"/>
    </style:style>
    <style:style style:family="graphic" style:name="gr327">
      <style:graphic-properties draw:fill-color="#244161" draw:fill="solid" draw:auto-grow-height="false" draw:auto-grow-width="false" draw:stroke="none"/>
    </style:style>
    <style:style style:family="paragraph" style:name="P320">
      <style:text-properties/>
      <style:paragraph-properties fo:text-align="left" fo:margin-left="0pt"/>
    </style:style>
    <style:style style:family="graphic" style:name="gr32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1">
      <style:text-properties/>
      <style:paragraph-properties fo:text-align="left" fo:margin-left="0pt"/>
    </style:style>
    <style:style style:family="graphic" style:name="gr32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2">
      <style:text-properties/>
      <style:paragraph-properties fo:text-align="left" fo:margin-left="0pt"/>
    </style:style>
    <style:style style:family="graphic" style:name="gr33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3">
      <style:text-properties/>
      <style:paragraph-properties fo:text-align="left" fo:margin-left="0pt"/>
    </style:style>
    <style:style style:family="graphic" style:name="gr33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24">
      <style:text-properties/>
      <style:paragraph-properties/>
    </style:style>
    <style:style style:family="graphic" style:name="gr3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5">
      <style:text-properties/>
      <style:paragraph-properties fo:text-align="center" fo:margin-left="0pt"/>
    </style:style>
    <style:style style:family="text" style:name="T119">
      <style:text-properties fo:color="#000000" fo:font-family="Cantarell" style:font-family-complex="Cantarell" fo:font-size="14pt" style:font-size-asian="14pt" style:font-size-complex="14pt"/>
    </style:style>
    <style:style style:family="graphic" style:name="gr33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6">
      <style:text-properties/>
      <style:paragraph-properties fo:text-align="center" fo:margin-left="0pt"/>
    </style:style>
    <style:style style:family="text" style:name="T120">
      <style:text-properties fo:color="#000000" fo:font-family="Cantarell" style:font-family-complex="Cantarell" fo:font-size="14pt" style:font-size-asian="14pt" style:font-size-complex="14pt"/>
    </style:style>
    <style:style style:family="graphic" style:name="gr334">
      <style:graphic-properties draw:fill="none" draw:auto-grow-height="false" draw:auto-grow-width="false" draw:stroke="solid" draw:marker-end="" draw:marker-end-width="15.21pt" svg:stroke-color="#000000" svg:stroke-width="0.03528cm"/>
    </style:style>
    <style:style style:family="paragraph" style:name="P327">
      <style:text-properties/>
      <style:paragraph-properties/>
    </style:style>
    <style:style style:family="graphic" style:name="gr33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8">
      <style:text-properties/>
      <style:paragraph-properties fo:text-align="center" fo:margin-left="0pt"/>
    </style:style>
    <style:style style:family="text" style:name="T121">
      <style:text-properties fo:color="#000000" fo:font-family="Cantarell" style:font-family-complex="Cantarell" fo:font-size="14pt" style:font-size-asian="14pt" style:font-size-complex="14pt"/>
    </style:style>
    <style:style style:family="graphic" style:name="gr33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text-align="left" fo:margin-left="0pt"/>
    </style:style>
    <style:style style:family="text" style:name="T122">
      <style:text-properties fo:color="#000000" fo:font-family="Cantarell" style:font-family-complex="Cantarell" fo:font-size="14pt" style:font-size-asian="14pt" style:font-size-complex="14pt"/>
    </style:style>
    <style:style style:family="text" style:name="T123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3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30">
      <style:text-properties/>
      <style:paragraph-properties/>
    </style:style>
    <style:style style:family="graphic" style:name="gr338">
      <style:graphic-properties draw:fill="none" draw:auto-grow-height="false" draw:auto-grow-width="false" draw:stroke="solid" svg:stroke-color="#000000" svg:stroke-width="0.03528cm"/>
    </style:style>
    <style:style style:family="paragraph" style:name="P331">
      <style:text-properties/>
      <style:paragraph-properties/>
    </style:style>
    <style:style style:family="graphic" style:name="gr33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32">
      <style:text-properties/>
      <style:paragraph-properties fo:text-align="left" fo:margin-left="0pt"/>
    </style:style>
    <style:style style:family="graphic" style:name="gr34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33">
      <style:text-properties/>
      <style:paragraph-properties fo:line-height="14.12pt" fo:text-align="center" fo:margin-left="0pt" fo:margin-top="0pt" fo:margin-bottom="0pt"/>
    </style:style>
    <style:style style:family="text" style:name="T124">
      <style:text-properties fo:color="#000000" fo:font-family="Cantarell" style:font-family-complex="Cantarell" fo:font-size="10pt" style:font-size-asian="10pt" style:font-size-complex="10pt"/>
    </style:style>
    <style:style style:family="text" style:name="T125">
      <style:text-properties fo:color="#000000" fo:font-family="Cantarell" style:font-family-complex="Cantarell" fo:font-size="10pt" style:font-size-asian="10pt" style:font-size-complex="10pt"/>
    </style:style>
    <style:style style:family="text" style:name="T126">
      <style:text-properties fo:color="#000000" fo:font-family="Cantarell" style:font-family-complex="Cantarell" fo:font-size="10pt" style:font-size-asian="10pt" style:font-size-complex="10pt"/>
    </style:style>
    <style:style style:family="graphic" style:name="gr341">
      <style:graphic-properties draw:fill="none" draw:auto-grow-height="false" draw:auto-grow-width="false" draw:stroke="solid" svg:stroke-color="#000000" svg:stroke-width="0.03528cm"/>
    </style:style>
    <style:style style:family="paragraph" style:name="P334">
      <style:text-properties/>
      <style:paragraph-properties fo:text-align="left" fo:margin-left="0pt"/>
    </style:style>
    <style:style style:family="graphic" style:name="gr342">
      <style:graphic-properties draw:fill="none" draw:auto-grow-height="false" draw:auto-grow-width="false" draw:stroke="solid" svg:stroke-color="#000000" svg:stroke-width="0.03528cm"/>
    </style:style>
    <style:style style:family="paragraph" style:name="P335">
      <style:text-properties/>
      <style:paragraph-properties fo:text-align="left" fo:margin-left="0pt"/>
    </style:style>
    <style:style style:family="graphic" style:name="gr343">
      <style:graphic-properties draw:fill="none" draw:auto-grow-height="false" draw:auto-grow-width="false" draw:stroke="solid" svg:stroke-color="#000000" svg:stroke-width="0.03528cm"/>
    </style:style>
    <style:style style:family="paragraph" style:name="P336">
      <style:text-properties/>
      <style:paragraph-properties fo:text-align="left" fo:margin-left="0pt"/>
    </style:style>
    <style:style style:family="graphic" style:name="gr344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337">
      <style:text-properties/>
      <style:paragraph-properties/>
    </style:style>
    <style:style style:family="graphic" style:name="gr34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38">
      <style:text-properties/>
      <style:paragraph-properties/>
    </style:style>
    <style:style style:family="graphic" style:name="gr346">
      <style:graphic-properties draw:fill="none" draw:auto-grow-height="false" draw:auto-grow-width="false" draw:stroke="solid" svg:stroke-color="#000000" svg:stroke-width="0.03528cm"/>
    </style:style>
    <style:style style:family="paragraph" style:name="P339">
      <style:text-properties/>
      <style:paragraph-properties/>
    </style:style>
    <style:style style:family="graphic" style:name="gr34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40">
      <style:text-properties/>
      <style:paragraph-properties fo:text-align="center" fo:margin-left="0pt"/>
    </style:style>
    <style:style style:family="text" style:name="T127">
      <style:text-properties fo:color="#000000" fo:font-family="Cantarell" style:font-family-complex="Cantarell" fo:font-size="18pt" style:font-size-asian="18pt" style:font-size-complex="18pt"/>
    </style:style>
  </office:automatic-styles>
  <office:body>
    <office:presentation>
      <draw:page draw:name="Slide_1" draw:style-name="dp3" draw:master-page-name="_" presentation:presentation-page-layout-name="AL1">
        <draw:line draw:style-name="gr2" svg:x1="16.33cm" svg:x2="16.33cm" svg:y1="9.951cm" svg:y2="9.485cm">
          <text:p text:style-name="P3"/>
        </draw:line>
        <draw:line draw:style-name="gr3" svg:x1="24.42cm" svg:x2="24.42cm" svg:y1="6.314cm" svg:y2="8.617cm">
          <text:p text:style-name="P4"/>
        </draw:line>
        <draw:frame draw:style-name="gr4" svg:width="2.954cm" svg:height="0.7193cm" svg:x="14.9cm" svg:y="8.766cm">
          <draw:text-box fo:min-height="0.7193cm">
            <text:p text:style-name="P5"/>
          </draw:text-box>
        </draw:frame>
        <draw:frame draw:style-name="gr5" svg:width="2.067cm" svg:height="0.5652cm" svg:x="15.66cm" svg:y="8.843cm">
          <draw:text-box fo:min-height="0.5652cm">
            <text:p text:style-name="P6"><text:span text:style-name="T1">• </text:span><text:span text:style-name="T2">• </text:span><text:span text:style-name="T3">•</text:span></text:p>
          </draw:text-box>
        </draw:frame>
        <draw:ellipse draw:style-name="gr6" svg:width="0.4881cm" svg:height="0.4881cm" svg:x="15.06cm" svg:y="8.882cm">
          <text:p text:style-name="P7"/>
        </draw:ellipse>
        <draw:ellipse draw:style-name="gr7" svg:width="0.4881cm" svg:height="0.4881cm" svg:x="15.66cm" svg:y="8.882cm">
          <text:p text:style-name="P8"/>
        </draw:ellipse>
        <draw:ellipse draw:style-name="gr8" svg:width="0.4881cm" svg:height="0.4881cm" svg:x="17.24cm" svg:y="8.882cm">
          <text:p text:style-name="P9"/>
        </draw:ellipse>
        <draw:frame draw:style-name="gr9" svg:width="2.954cm" svg:height="0.7193cm" svg:x="18.72cm" svg:y="8.778cm">
          <draw:text-box fo:min-height="0.7193cm">
            <text:p text:style-name="P10"/>
          </draw:text-box>
        </draw:frame>
        <draw:frame draw:style-name="gr10" svg:width="2.067cm" svg:height="0.5652cm" svg:x="19.47cm" svg:y="8.855cm">
          <draw:text-box fo:min-height="0.5652cm">
            <text:p text:style-name="P11"><text:span text:style-name="T4">• </text:span><text:span text:style-name="T5">• </text:span><text:span text:style-name="T6">•</text:span></text:p>
          </draw:text-box>
        </draw:frame>
        <draw:ellipse draw:style-name="gr11" svg:width="0.4881cm" svg:height="0.4881cm" svg:x="18.87cm" svg:y="8.894cm">
          <text:p text:style-name="P12"/>
        </draw:ellipse>
        <draw:ellipse draw:style-name="gr12" svg:width="0.4881cm" svg:height="0.4881cm" svg:x="19.47cm" svg:y="8.894cm">
          <text:p text:style-name="P13"/>
        </draw:ellipse>
        <draw:ellipse draw:style-name="gr13" svg:width="0.4881cm" svg:height="0.4881cm" svg:x="21.05cm" svg:y="8.894cm">
          <text:p text:style-name="P14"/>
        </draw:ellipse>
        <draw:frame draw:style-name="gr14" draw:transform="rotate(0.78541532580175988) translate(13.77cm,9.168cm)" svg:width="1.402cm" svg:height="0.8477cm">
          <draw:text-box fo:min-height="0.8477cm">
            <text:p text:style-name="P15"><text:span text:style-name="T7">e</text:span><text:span text:style-name="T8">r</text:span></text:p>
          </draw:text-box>
        </draw:frame>
        <draw:frame draw:style-name="gr15" draw:transform="rotate(0.78541532580175988) translate(17.7cm,9.154cm)" svg:width="1.404cm" svg:height="0.8477cm">
          <draw:text-box fo:min-height="0.8477cm">
            <text:p text:style-name="P16"><text:span text:style-name="T9">e</text:span><text:span text:style-name="T10">r</text:span></text:p>
          </draw:text-box>
        </draw:frame>
        <draw:frame draw:style-name="gr16" svg:width="2.878cm" svg:height="0.8477cm" svg:x="14.94cm" svg:y="7.23cm">
          <draw:text-box fo:min-height="0.8477cm">
            <text:p text:style-name="P17"><text:span text:style-name="T11">ResNet</text:span></text:p>
          </draw:text-box>
        </draw:frame>
        <draw:frame draw:style-name="gr17" svg:width="3.031cm" svg:height="0.8477cm" svg:x="18.69cm" svg:y="7.23cm">
          <draw:text-box fo:min-height="0.8477cm">
            <text:p text:style-name="P18"><text:span text:style-name="T12">ResNet</text:span></text:p>
          </draw:text-box>
        </draw:frame>
        <draw:line draw:style-name="gr18" svg:x1="20.06cm" svg:x2="16.5cm" svg:y1="10.18cm" svg:y2="10.18cm">
          <text:p text:style-name="P19"/>
        </draw:line>
        <draw:frame draw:style-name="gr19" svg:width="3.085cm" svg:height="2.033cm" svg:x="22.89cm" svg:y="4.313cm">
          <draw:text-box fo:min-height="2.033cm">
            <text:p text:style-name="P20"><text:span text:style-name="T13">one-hot encoded attributes</text:span></text:p>
          </draw:text-box>
        </draw:frame>
        <draw:frame draw:style-name="gr20" svg:width="2.954cm" svg:height="0.7193cm" svg:x="22.92cm" svg:y="8.757cm">
          <draw:text-box fo:min-height="0.7193cm">
            <text:p text:style-name="P21"/>
          </draw:text-box>
        </draw:frame>
        <draw:frame draw:style-name="gr21" svg:width="2.067cm" svg:height="0.5652cm" svg:x="23.68cm" svg:y="8.834cm">
          <draw:text-box fo:min-height="0.5652cm">
            <text:p text:style-name="P22"><text:span text:style-name="T14">• </text:span><text:span text:style-name="T15">• </text:span><text:span text:style-name="T16">•</text:span></text:p>
          </draw:text-box>
        </draw:frame>
        <draw:ellipse draw:style-name="gr22" svg:width="0.4881cm" svg:height="0.4881cm" svg:x="23.08cm" svg:y="8.872cm">
          <text:p text:style-name="P23"/>
        </draw:ellipse>
        <draw:ellipse draw:style-name="gr23" svg:width="0.4881cm" svg:height="0.4881cm" svg:x="23.68cm" svg:y="8.872cm">
          <text:p text:style-name="P24"/>
        </draw:ellipse>
        <draw:ellipse draw:style-name="gr24" svg:width="0.4881cm" svg:height="0.4881cm" svg:x="25.26cm" svg:y="8.872cm">
          <text:p text:style-name="P25"/>
        </draw:ellipse>
        <draw:frame draw:style-name="gr25" draw:transform="rotate(0.78541532580175988) translate(21.95cm,9.141cm)" svg:width="1.405cm" svg:height="0.8477cm">
          <draw:text-box fo:min-height="0.8477cm">
            <text:p text:style-name="P26"><text:span text:style-name="T17">e</text:span><text:span text:style-name="T18">r</text:span></text:p>
          </draw:text-box>
        </draw:frame>
        <draw:line draw:style-name="gr26" svg:x1="24.41cm" svg:x2="20.37cm" svg:y1="10.18cm" svg:y2="10.18cm">
          <text:p text:style-name="P27"/>
        </draw:line>
        <draw:ellipse draw:style-name="gr27" svg:width="0.4875cm" svg:height="0.4875cm" svg:x="16.09cm" svg:y="9.951cm">
          <text:p text:style-name="P28"/>
        </draw:ellipse>
        <draw:line draw:style-name="gr28" svg:x1="20.19cm" svg:x2="16.34cm" svg:y1="11.03cm" svg:y2="11.03cm">
          <text:p text:style-name="P29"/>
        </draw:line>
        <draw:line draw:style-name="gr29" svg:x1="24.42cm" svg:x2="20.06cm" svg:y1="11.02cm" svg:y2="11.02cm">
          <text:p text:style-name="P30"/>
        </draw:line>
        <draw:ellipse draw:style-name="gr30" svg:width="0.4875cm" svg:height="0.4875cm" svg:x="19.97cm" svg:y="10.78cm">
          <text:p text:style-name="P31"/>
        </draw:ellipse>
        <draw:frame draw:style-name="gr31" draw:transform="rotate(0.78541532580175988) translate(23.41cm,6.814cm)" svg:width="1.409cm" svg:height="0.8477cm">
          <draw:text-box fo:min-height="0.8477cm">
            <text:p text:style-name="P32"><text:span text:style-name="T19">h</text:span><text:span text:style-name="T20">r</text:span></text:p>
          </draw:text-box>
        </draw:frame>
        <draw:frame draw:style-name="gr32" svg:width="3.051cm" svg:height="0.8477cm" svg:x="16.76cm" svg:y="11.68cm">
          <draw:text-box fo:min-height="0.8477cm">
            <text:p text:style-name="P33"><text:span text:style-name="T21">softmax</text:span></text:p>
          </draw:text-box>
        </draw:frame>
        <draw:frame draw:style-name="gr33" svg:width="1.887cm" svg:height="1.695cm" svg:x="15.39cm" svg:y="4.847cm">
          <draw:text-box fo:min-height="1.695cm">
            <text:p text:style-name="P34"/>
          </draw:text-box>
        </draw:frame>
        <draw:ellipse draw:style-name="gr34" svg:width="1.196cm" svg:height="1.196cm" svg:x="15.73cm" svg:y="5.109cm">
          <text:p text:style-name="P35"/>
        </draw:ellipse>
        <draw:frame draw:style-name="gr35" svg:width="1.887cm" svg:height="1.695cm" svg:x="19.25cm" svg:y="4.877cm">
          <draw:text-box fo:min-height="1.695cm">
            <text:p text:style-name="P36"/>
          </draw:text-box>
        </draw:frame>
        <draw:frame draw:style-name="gr36" svg:width="1.065cm" svg:height="0.968cm" svg:x="19.63cm" svg:y="5.24cm">
          <draw:text-box fo:min-height="0.968cm">
            <text:p text:style-name="P37"/>
          </draw:text-box>
        </draw:frame>
        <draw:line draw:style-name="gr37" svg:x1="16.38cm" svg:x2="16.38cm" svg:y1="6.774cm" svg:y2="7.23cm">
          <text:p text:style-name="P38"/>
        </draw:line>
        <draw:line draw:style-name="gr38" svg:x1="20.23cm" svg:x2="20.23cm" svg:y1="6.774cm" svg:y2="7.23cm">
          <text:p text:style-name="P39"/>
        </draw:line>
        <draw:line draw:style-name="gr39" svg:x1="16.38cm" svg:x2="16.38cm" svg:y1="8.148cm" svg:y2="8.604cm">
          <text:p text:style-name="P40"/>
        </draw:line>
        <draw:line draw:style-name="gr40" svg:x1="20.23cm" svg:x2="20.23cm" svg:y1="8.104cm" svg:y2="8.56cm">
          <text:p text:style-name="P41"/>
        </draw:line>
        <draw:line draw:style-name="gr41" svg:x1="24.42cm" svg:x2="24.42cm" svg:y1="9.461cm" svg:y2="11.06cm">
          <text:p text:style-name="P42"/>
        </draw:line>
        <draw:line draw:style-name="gr42" svg:x1="20.21cm" svg:x2="20.21cm" svg:y1="10.78cm" svg:y2="9.508cm">
          <text:p text:style-name="P43"/>
        </draw:line>
        <draw:line draw:style-name="gr43" svg:x1="16.34cm" svg:x2="16.34cm" svg:y1="10.46cm" svg:y2="11.03cm">
          <text:p text:style-name="P44"/>
        </draw:line>
        <draw:line draw:style-name="gr44" svg:x1="18.28cm" svg:x2="18.28cm" svg:y1="11.05cm" svg:y2="11.74cm">
          <text:p text:style-name="P45"/>
        </draw:line>
        <draw:line draw:style-name="gr45" draw:transform="" svg:x1="4.595cm" svg:x2="4.595cm" svg:y1="7.723cm" svg:y2="7.896cm"/>
        <draw:line draw:style-name="gr46" draw:transform="" svg:x1="4.595cm" svg:x2="4.595cm" svg:y1="7.896cm" svg:y2="7.723cm"/>
        <draw:line draw:style-name="gr47" draw:transform="" svg:x1="3.07cm" svg:x2="3.07cm" svg:y1="6.718cm" svg:y2="6.546cm"/>
        <draw:line draw:style-name="gr48" draw:transform="" svg:x1="3.07cm" svg:x2="3.07cm" svg:y1="6.546cm" svg:y2="6.718cm"/>
        <draw:frame draw:style-name="gr49" svg:width="6.062cm" svg:height="0.6784cm" svg:x="1.734cm" svg:y="0.9312cm">
          <draw:text-box fo:min-height="0.6784cm">
            <text:p text:style-name="P46"><text:span text:style-name="T22">bounding box classifier</text:span></text:p>
          </draw:text-box>
        </draw:frame>
      </draw:page>
      <draw:page draw:name="Slide_1" draw:style-name="dp4" draw:master-page-name="_" presentation:presentation-page-layout-name="AL1">
        <draw:frame draw:style-name="gr50" svg:width="1.887cm" svg:height="1.695cm" svg:x="10.78cm" svg:y="4.881cm">
          <draw:text-box fo:min-height="1.695cm">
            <text:p text:style-name="P47"/>
          </draw:text-box>
        </draw:frame>
        <draw:frame draw:style-name="gr51" svg:width="2.954cm" svg:height="0.7193cm" svg:x="6.424cm" svg:y="8.806cm">
          <draw:text-box fo:min-height="0.7193cm">
            <text:p text:style-name="P48"/>
          </draw:text-box>
        </draw:frame>
        <draw:frame draw:style-name="gr52" svg:width="2.067cm" svg:height="0.5652cm" svg:x="7.181cm" svg:y="8.883cm">
          <draw:text-box fo:min-height="0.5652cm">
            <text:p text:style-name="P49"><text:span text:style-name="T23">• </text:span><text:span text:style-name="T24">• </text:span><text:span text:style-name="T25">•</text:span></text:p>
          </draw:text-box>
        </draw:frame>
        <draw:ellipse draw:style-name="gr53" svg:width="0.4881cm" svg:height="0.4881cm" svg:x="6.578cm" svg:y="8.922cm">
          <text:p text:style-name="P50"/>
        </draw:ellipse>
        <draw:ellipse draw:style-name="gr54" svg:width="0.4881cm" svg:height="0.4881cm" svg:x="7.181cm" svg:y="8.922cm">
          <text:p text:style-name="P51"/>
        </draw:ellipse>
        <draw:ellipse draw:style-name="gr55" svg:width="0.4881cm" svg:height="0.4881cm" svg:x="8.76cm" svg:y="8.922cm">
          <text:p text:style-name="P52"/>
        </draw:ellipse>
        <draw:frame draw:style-name="gr56" svg:width="2.954cm" svg:height="0.7193cm" svg:x="10.24cm" svg:y="8.819cm">
          <draw:text-box fo:min-height="0.7193cm">
            <text:p text:style-name="P53"/>
          </draw:text-box>
        </draw:frame>
        <draw:frame draw:style-name="gr57" svg:width="2.067cm" svg:height="0.5652cm" svg:x="11cm" svg:y="8.896cm">
          <draw:text-box fo:min-height="0.5652cm">
            <text:p text:style-name="P54"><text:span text:style-name="T26">• </text:span><text:span text:style-name="T27">• </text:span><text:span text:style-name="T28">•</text:span></text:p>
          </draw:text-box>
        </draw:frame>
        <draw:ellipse draw:style-name="gr58" svg:width="0.4881cm" svg:height="0.4881cm" svg:x="10.39cm" svg:y="8.934cm">
          <text:p text:style-name="P55"/>
        </draw:ellipse>
        <draw:ellipse draw:style-name="gr59" svg:width="0.4881cm" svg:height="0.4881cm" svg:x="11cm" svg:y="8.934cm">
          <text:p text:style-name="P56"/>
        </draw:ellipse>
        <draw:ellipse draw:style-name="gr60" svg:width="0.4881cm" svg:height="0.4881cm" svg:x="12.57cm" svg:y="8.934cm">
          <text:p text:style-name="P57"/>
        </draw:ellipse>
        <draw:frame draw:style-name="gr61" svg:width="2.954cm" svg:height="0.7193cm" svg:x="8.311cm" svg:y="11.02cm">
          <draw:text-box fo:min-height="0.7193cm">
            <text:p text:style-name="P58"/>
          </draw:text-box>
        </draw:frame>
        <draw:frame draw:style-name="gr62" svg:width="2.067cm" svg:height="0.5652cm" svg:x="9.068cm" svg:y="11.09cm">
          <draw:text-box fo:min-height="0.5652cm">
            <text:p text:style-name="P59"><text:span text:style-name="T29">• </text:span><text:span text:style-name="T30">• </text:span><text:span text:style-name="T31">•</text:span></text:p>
          </draw:text-box>
        </draw:frame>
        <draw:ellipse draw:style-name="gr63" svg:width="0.4881cm" svg:height="0.4881cm" svg:x="8.465cm" svg:y="11.13cm">
          <text:p text:style-name="P60"/>
        </draw:ellipse>
        <draw:ellipse draw:style-name="gr64" svg:width="0.4881cm" svg:height="0.4881cm" svg:x="9.068cm" svg:y="11.13cm">
          <text:p text:style-name="P61"/>
        </draw:ellipse>
        <draw:ellipse draw:style-name="gr65" svg:width="0.4881cm" svg:height="0.4881cm" svg:x="10.65cm" svg:y="11.13cm">
          <text:p text:style-name="P62"/>
        </draw:ellipse>
        <draw:frame draw:style-name="gr66" draw:transform="rotate(0.78540543560266551) translate(5.294cm,9.206cm)" svg:width="1.399cm" svg:height="0.8477cm">
          <draw:text-box fo:min-height="0.8477cm">
            <text:p text:style-name="P63"><text:span text:style-name="T32">e</text:span><text:span text:style-name="T33">s</text:span></text:p>
          </draw:text-box>
        </draw:frame>
        <draw:frame draw:style-name="gr67" draw:transform="rotate(0.78540543560266551) translate(9.221cm,9.191cm)" svg:width="1.4cm" svg:height="0.8477cm">
          <draw:text-box fo:min-height="0.8477cm">
            <text:p text:style-name="P64"><text:span text:style-name="T34">e</text:span><text:span text:style-name="T35">s</text:span></text:p>
          </draw:text-box>
        </draw:frame>
        <draw:frame draw:style-name="gr68" draw:transform="rotate(0.78540543560266551) translate(7.193cm,11.45cm)" svg:width="1.403cm" svg:height="0.8477cm">
          <draw:text-box fo:min-height="0.8477cm">
            <text:p text:style-name="P65"><text:span text:style-name="T36">h</text:span><text:span text:style-name="T37">s</text:span></text:p>
          </draw:text-box>
        </draw:frame>
        <draw:frame draw:style-name="gr69" svg:width="2.877cm" svg:height="0.8477cm" svg:x="6.461cm" svg:y="7.27cm">
          <draw:text-box fo:min-height="0.8477cm">
            <text:p text:style-name="P66"><text:span text:style-name="T38">ResNet</text:span></text:p>
          </draw:text-box>
        </draw:frame>
        <draw:frame draw:style-name="gr70" svg:width="3.03cm" svg:height="0.8477cm" svg:x="10.21cm" svg:y="7.27cm">
          <draw:text-box fo:min-height="0.8477cm">
            <text:p text:style-name="P67"><text:span text:style-name="T39">ResNet</text:span></text:p>
          </draw:text-box>
        </draw:frame>
        <draw:line draw:style-name="gr71" svg:x1="11.72cm" svg:x2="7.864cm" svg:y1="10.22cm" svg:y2="10.22cm">
          <text:p text:style-name="P68"/>
        </draw:line>
        <draw:line draw:style-name="gr72" svg:x1="16.33cm" svg:x2="16.33cm" svg:y1="9.951cm" svg:y2="9.485cm">
          <text:p text:style-name="P69"/>
        </draw:line>
        <draw:line draw:style-name="gr73" svg:x1="9.736cm" svg:x2="9.736cm" svg:y1="11.89cm" svg:y2="12.53cm">
          <text:p text:style-name="P70"/>
        </draw:line>
        <draw:line draw:style-name="gr74" svg:x1="7.927cm" svg:x2="7.927cm" svg:y1="6.814cm" svg:y2="7.27cm">
          <text:p text:style-name="P71"/>
        </draw:line>
        <draw:line draw:style-name="gr75" svg:x1="24.42cm" svg:x2="24.42cm" svg:y1="6.314cm" svg:y2="8.617cm">
          <text:p text:style-name="P72"/>
        </draw:line>
        <draw:frame draw:style-name="gr76" svg:width="3.043cm" svg:height="1.44cm" svg:x="8.312cm" svg:y="12.34cm">
          <draw:text-box fo:min-height="1.44cm">
            <text:p text:style-name="P73"><text:span text:style-name="T40">encoder LSTM</text:span></text:p>
          </draw:text-box>
        </draw:frame>
        <draw:frame draw:style-name="gr77" svg:width="1.887cm" svg:height="1.695cm" svg:x="6.983cm" svg:y="4.881cm">
          <draw:text-box fo:min-height="1.695cm">
            <text:p text:style-name="P74"/>
          </draw:text-box>
        </draw:frame>
        <draw:frame draw:style-name="gr78" svg:width="1.065cm" svg:height="0.968cm" svg:x="7.369cm" svg:y="5.245cm">
          <draw:text-box fo:min-height="0.968cm">
            <text:p text:style-name="P75"/>
          </draw:text-box>
        </draw:frame>
        <draw:frame draw:style-name="gr79" svg:width="6.369cm" svg:height="1.017cm" svg:x="6.552cm" svg:y="3.621cm">
          <draw:text-box fo:min-height="1.017cm">
            <text:p text:style-name="P76"><text:span text:style-name="T41">SENDER</text:span></text:p>
          </draw:text-box>
        </draw:frame>
        <draw:frame draw:style-name="gr80" svg:width="2.954cm" svg:height="0.7193cm" svg:x="14.9cm" svg:y="8.766cm">
          <draw:text-box fo:min-height="0.7193cm">
            <text:p text:style-name="P77"/>
          </draw:text-box>
        </draw:frame>
        <draw:frame draw:style-name="gr81" svg:width="2.067cm" svg:height="0.5652cm" svg:x="15.66cm" svg:y="8.843cm">
          <draw:text-box fo:min-height="0.5652cm">
            <text:p text:style-name="P78"><text:span text:style-name="T42">• </text:span><text:span text:style-name="T43">• </text:span><text:span text:style-name="T44">•</text:span></text:p>
          </draw:text-box>
        </draw:frame>
        <draw:ellipse draw:style-name="gr82" svg:width="0.4881cm" svg:height="0.4881cm" svg:x="15.06cm" svg:y="8.882cm">
          <text:p text:style-name="P79"/>
        </draw:ellipse>
        <draw:ellipse draw:style-name="gr83" svg:width="0.4881cm" svg:height="0.4881cm" svg:x="15.66cm" svg:y="8.882cm">
          <text:p text:style-name="P80"/>
        </draw:ellipse>
        <draw:ellipse draw:style-name="gr84" svg:width="0.4881cm" svg:height="0.4881cm" svg:x="17.24cm" svg:y="8.882cm">
          <text:p text:style-name="P81"/>
        </draw:ellipse>
        <draw:frame draw:style-name="gr85" svg:width="2.954cm" svg:height="0.7193cm" svg:x="18.72cm" svg:y="8.778cm">
          <draw:text-box fo:min-height="0.7193cm">
            <text:p text:style-name="P82"/>
          </draw:text-box>
        </draw:frame>
        <draw:frame draw:style-name="gr86" svg:width="2.067cm" svg:height="0.5652cm" svg:x="19.47cm" svg:y="8.855cm">
          <draw:text-box fo:min-height="0.5652cm">
            <text:p text:style-name="P83"><text:span text:style-name="T45">• </text:span><text:span text:style-name="T46">• </text:span><text:span text:style-name="T47">•</text:span></text:p>
          </draw:text-box>
        </draw:frame>
        <draw:ellipse draw:style-name="gr87" svg:width="0.4881cm" svg:height="0.4881cm" svg:x="18.87cm" svg:y="8.894cm">
          <text:p text:style-name="P84"/>
        </draw:ellipse>
        <draw:ellipse draw:style-name="gr88" svg:width="0.4881cm" svg:height="0.4881cm" svg:x="19.47cm" svg:y="8.894cm">
          <text:p text:style-name="P85"/>
        </draw:ellipse>
        <draw:ellipse draw:style-name="gr89" svg:width="0.4881cm" svg:height="0.4881cm" svg:x="21.05cm" svg:y="8.894cm">
          <text:p text:style-name="P86"/>
        </draw:ellipse>
        <draw:frame draw:style-name="gr90" draw:transform="rotate(0.78540543560266551) translate(13.77cm,9.168cm)" svg:width="1.402cm" svg:height="0.8477cm">
          <draw:text-box fo:min-height="0.8477cm">
            <text:p text:style-name="P87"><text:span text:style-name="T48">e</text:span><text:span text:style-name="T49">r</text:span></text:p>
          </draw:text-box>
        </draw:frame>
        <draw:frame draw:style-name="gr91" draw:transform="rotate(0.78540543560266551) translate(17.7cm,9.154cm)" svg:width="1.404cm" svg:height="0.8477cm">
          <draw:text-box fo:min-height="0.8477cm">
            <text:p text:style-name="P88"><text:span text:style-name="T50">e</text:span><text:span text:style-name="T51">r</text:span></text:p>
          </draw:text-box>
        </draw:frame>
        <draw:frame draw:style-name="gr92" svg:width="2.878cm" svg:height="0.8477cm" svg:x="14.94cm" svg:y="7.23cm">
          <draw:text-box fo:min-height="0.8477cm">
            <text:p text:style-name="P89"><text:span text:style-name="T52">ResNet</text:span></text:p>
          </draw:text-box>
        </draw:frame>
        <draw:frame draw:style-name="gr93" svg:width="3.031cm" svg:height="0.8477cm" svg:x="18.69cm" svg:y="7.23cm">
          <draw:text-box fo:min-height="0.8477cm">
            <text:p text:style-name="P90"><text:span text:style-name="T53">ResNet</text:span></text:p>
          </draw:text-box>
        </draw:frame>
        <draw:line draw:style-name="gr94" svg:x1="20.06cm" svg:x2="16.5cm" svg:y1="10.18cm" svg:y2="10.18cm">
          <text:p text:style-name="P91"/>
        </draw:line>
        <draw:ellipse draw:style-name="gr95" svg:width="1.196cm" svg:height="1.196cm" svg:x="11.12cm" svg:y="5.143cm">
          <text:p text:style-name="P92"/>
        </draw:ellipse>
        <draw:frame draw:style-name="gr96" svg:width="10.5cm" svg:height="1.017cm" svg:x="15.03cm" svg:y="3.581cm">
          <draw:text-box fo:min-height="1.017cm">
            <text:p text:style-name="P93"><text:span text:style-name="T54">RECEIVER</text:span></text:p>
          </draw:text-box>
        </draw:frame>
        <draw:frame draw:style-name="gr97" svg:width="3.059cm" svg:height="1.44cm" svg:x="22.89cm" svg:y="4.968cm">
          <draw:text-box fo:min-height="1.44cm">
            <text:p text:style-name="P94"><text:span text:style-name="T55">decoder LSTM</text:span></text:p>
          </draw:text-box>
        </draw:frame>
        <draw:frame draw:style-name="gr98" svg:width="2.954cm" svg:height="0.7193cm" svg:x="22.92cm" svg:y="8.757cm">
          <draw:text-box fo:min-height="0.7193cm">
            <text:p text:style-name="P95"/>
          </draw:text-box>
        </draw:frame>
        <draw:frame draw:style-name="gr99" svg:width="2.067cm" svg:height="0.5652cm" svg:x="23.68cm" svg:y="8.834cm">
          <draw:text-box fo:min-height="0.5652cm">
            <text:p text:style-name="P96"><text:span text:style-name="T56">• </text:span><text:span text:style-name="T57">• </text:span><text:span text:style-name="T58">•</text:span></text:p>
          </draw:text-box>
        </draw:frame>
        <draw:ellipse draw:style-name="gr100" svg:width="0.4881cm" svg:height="0.4881cm" svg:x="23.08cm" svg:y="8.872cm">
          <text:p text:style-name="P97"/>
        </draw:ellipse>
        <draw:ellipse draw:style-name="gr101" svg:width="0.4881cm" svg:height="0.4881cm" svg:x="23.68cm" svg:y="8.872cm">
          <text:p text:style-name="P98"/>
        </draw:ellipse>
        <draw:ellipse draw:style-name="gr102" svg:width="0.4881cm" svg:height="0.4881cm" svg:x="25.26cm" svg:y="8.872cm">
          <text:p text:style-name="P99"/>
        </draw:ellipse>
        <draw:frame draw:style-name="gr103" draw:transform="rotate(0.78540543560266551) translate(21.95cm,9.141cm)" svg:width="1.405cm" svg:height="0.8477cm">
          <draw:text-box fo:min-height="0.8477cm">
            <text:p text:style-name="P100"><text:span text:style-name="T59">e</text:span><text:span text:style-name="T60">r</text:span></text:p>
          </draw:text-box>
        </draw:frame>
        <draw:line draw:style-name="gr104" svg:x1="24.41cm" svg:x2="20.37cm" svg:y1="10.18cm" svg:y2="10.18cm">
          <text:p text:style-name="P101"/>
        </draw:line>
        <draw:ellipse draw:style-name="gr105" svg:width="0.4875cm" svg:height="0.4875cm" svg:x="16.09cm" svg:y="9.951cm">
          <text:p text:style-name="P102"/>
        </draw:ellipse>
        <draw:line draw:style-name="gr106" svg:x1="20.19cm" svg:x2="16.34cm" svg:y1="11.03cm" svg:y2="11.03cm">
          <text:p text:style-name="P103"/>
        </draw:line>
        <draw:line draw:style-name="gr107" svg:x1="24.42cm" svg:x2="20.06cm" svg:y1="11.02cm" svg:y2="11.02cm">
          <text:p text:style-name="P104"/>
        </draw:line>
        <draw:ellipse draw:style-name="gr108" svg:width="0.4875cm" svg:height="0.4875cm" svg:x="19.97cm" svg:y="10.78cm">
          <text:p text:style-name="P105"/>
        </draw:ellipse>
        <draw:frame draw:style-name="gr109" draw:transform="rotate(0.78540543560266551) translate(23.41cm,6.814cm)" svg:width="1.409cm" svg:height="0.8477cm">
          <draw:text-box fo:min-height="0.8477cm">
            <text:p text:style-name="P106"><text:span text:style-name="T61">h</text:span><text:span text:style-name="T62">r</text:span></text:p>
          </draw:text-box>
        </draw:frame>
        <draw:frame draw:style-name="gr110" svg:width="3.051cm" svg:height="0.8477cm" svg:x="16.76cm" svg:y="11.68cm">
          <draw:text-box fo:min-height="0.8477cm">
            <text:p text:style-name="P107"><text:span text:style-name="T63">softmax</text:span></text:p>
          </draw:text-box>
        </draw:frame>
        <draw:line draw:style-name="gr111" svg:x1="11.75cm" svg:x2="11.75cm" svg:y1="6.814cm" svg:y2="7.27cm">
          <text:p text:style-name="P108"/>
        </draw:line>
        <draw:line draw:style-name="gr112" svg:x1="7.901cm" svg:x2="7.901cm" svg:y1="8.161cm" svg:y2="8.617cm">
          <text:p text:style-name="P109"/>
        </draw:line>
        <draw:line draw:style-name="gr113" svg:x1="11.75cm" svg:x2="11.75cm" svg:y1="8.118cm" svg:y2="8.574cm">
          <text:p text:style-name="P110"/>
        </draw:line>
        <draw:line draw:style-name="gr114" svg:x1="9.736cm" svg:x2="9.736cm" svg:y1="10.21cm" svg:y2="10.78cm">
          <text:p text:style-name="P111"/>
        </draw:line>
        <draw:line draw:style-name="gr115" svg:x1="11.72cm" svg:x2="11.72cm" svg:y1="9.538cm" svg:y2="10.24cm">
          <text:p text:style-name="P112"/>
        </draw:line>
        <draw:line draw:style-name="gr116" svg:x1="7.898cm" svg:x2="7.898cm" svg:y1="9.508cm" svg:y2="10.21cm">
          <text:p text:style-name="P113"/>
        </draw:line>
        <draw:frame draw:style-name="gr117" svg:width="1.887cm" svg:height="1.695cm" svg:x="15.39cm" svg:y="4.847cm">
          <draw:text-box fo:min-height="1.695cm">
            <text:p text:style-name="P114"/>
          </draw:text-box>
        </draw:frame>
        <draw:ellipse draw:style-name="gr118" svg:width="1.196cm" svg:height="1.196cm" svg:x="15.73cm" svg:y="5.109cm">
          <text:p text:style-name="P115"/>
        </draw:ellipse>
        <draw:frame draw:style-name="gr119" svg:width="1.887cm" svg:height="1.695cm" svg:x="19.25cm" svg:y="4.877cm">
          <draw:text-box fo:min-height="1.695cm">
            <text:p text:style-name="P116"/>
          </draw:text-box>
        </draw:frame>
        <draw:frame draw:style-name="gr120" svg:width="1.065cm" svg:height="0.968cm" svg:x="19.63cm" svg:y="5.24cm">
          <draw:text-box fo:min-height="0.968cm">
            <text:p text:style-name="P117"/>
          </draw:text-box>
        </draw:frame>
        <draw:line draw:style-name="gr121" svg:x1="16.38cm" svg:x2="16.38cm" svg:y1="6.774cm" svg:y2="7.23cm">
          <text:p text:style-name="P118"/>
        </draw:line>
        <draw:line draw:style-name="gr122" svg:x1="20.23cm" svg:x2="20.23cm" svg:y1="6.774cm" svg:y2="7.23cm">
          <text:p text:style-name="P119"/>
        </draw:line>
        <draw:line draw:style-name="gr123" svg:x1="16.38cm" svg:x2="16.38cm" svg:y1="8.148cm" svg:y2="8.604cm">
          <text:p text:style-name="P120"/>
        </draw:line>
        <draw:line draw:style-name="gr124" svg:x1="20.23cm" svg:x2="20.23cm" svg:y1="8.104cm" svg:y2="8.56cm">
          <text:p text:style-name="P121"/>
        </draw:line>
        <draw:line draw:style-name="gr125" svg:x1="24.42cm" svg:x2="24.42cm" svg:y1="9.461cm" svg:y2="11.06cm">
          <text:p text:style-name="P122"/>
        </draw:line>
        <draw:line draw:style-name="gr126" svg:x1="20.21cm" svg:x2="20.21cm" svg:y1="10.78cm" svg:y2="9.508cm">
          <text:p text:style-name="P123"/>
        </draw:line>
        <draw:line draw:style-name="gr127" svg:x1="16.34cm" svg:x2="16.34cm" svg:y1="10.46cm" svg:y2="11.03cm">
          <text:p text:style-name="P124"/>
        </draw:line>
        <draw:line draw:style-name="gr128" svg:x1="18.28cm" svg:x2="18.28cm" svg:y1="11.05cm" svg:y2="11.74cm">
          <text:p text:style-name="P125"/>
        </draw:line>
        <draw:line draw:style-name="gr129" draw:transform="" svg:x1="4.595cm" svg:x2="4.595cm" svg:y1="7.723cm" svg:y2="7.896cm"/>
        <draw:line draw:style-name="gr130" draw:transform="" svg:x1="4.595cm" svg:x2="4.595cm" svg:y1="7.896cm" svg:y2="7.723cm"/>
        <draw:line draw:style-name="gr131" draw:transform="" svg:x1="3.07cm" svg:x2="3.07cm" svg:y1="6.718cm" svg:y2="6.546cm"/>
        <draw:line draw:style-name="gr132" draw:transform="" svg:x1="3.07cm" svg:x2="3.07cm" svg:y1="6.546cm" svg:y2="6.718cm"/>
        <draw:frame draw:style-name="gr133" svg:width="6.039cm" svg:height="0.6784cm" svg:x="1.734cm" svg:y="0.9312cm">
          <draw:text-box fo:min-height="0.6784cm">
            <text:p text:style-name="P126"><text:span text:style-name="T64">discriminator</text:span></text:p>
          </draw:text-box>
        </draw:frame>
      </draw:page>
      <draw:page draw:name="Slide_1" draw:style-name="dp5" draw:master-page-name="_" presentation:presentation-page-layout-name="AL1">
        <draw:frame draw:style-name="gr134" svg:width="6.082cm" svg:height="0.6784cm" svg:x="1.734cm" svg:y="0.9312cm">
          <draw:text-box fo:min-height="0.6784cm">
            <text:p text:style-name="P127"><text:span text:style-name="T65">coordinate predictor</text:span></text:p>
          </draw:text-box>
        </draw:frame>
        <draw:frame draw:style-name="gr135" svg:width="1.477cm" svg:height="0.7193cm" svg:x="9.012cm" svg:y="12.39cm">
          <draw:text-box fo:min-height="0.7193cm">
            <text:p text:style-name="P128"/>
          </draw:text-box>
        </draw:frame>
        <draw:ellipse draw:style-name="gr136" svg:width="0.4881cm" svg:height="0.4881cm" svg:x="9.218cm" svg:y="12.5cm">
          <text:p text:style-name="P129"/>
        </draw:ellipse>
        <draw:ellipse draw:style-name="gr137" svg:width="0.4881cm" svg:height="0.4881cm" svg:x="9.821cm" svg:y="12.5cm">
          <text:p text:style-name="P130"/>
        </draw:ellipse>
        <draw:frame draw:style-name="gr138" svg:width="2.878cm" svg:height="0.8477cm" svg:x="6.461cm" svg:y="7.27cm">
          <draw:text-box fo:min-height="0.8477cm">
            <text:p text:style-name="P131"><text:span text:style-name="T66">ResNet</text:span></text:p>
          </draw:text-box>
        </draw:frame>
        <draw:line draw:style-name="gr139" svg:x1="11.72cm" svg:x2="7.864cm" svg:y1="11.63cm" svg:y2="11.63cm">
          <text:p text:style-name="P132"/>
        </draw:line>
        <draw:line draw:style-name="gr140" svg:x1="7.927cm" svg:x2="7.927cm" svg:y1="6.814cm" svg:y2="7.27cm">
          <text:p text:style-name="P133"/>
        </draw:line>
        <draw:frame draw:style-name="gr141" svg:width="1.887cm" svg:height="1.695cm" svg:x="6.983cm" svg:y="4.881cm">
          <draw:text-box fo:min-height="1.695cm">
            <text:p text:style-name="P134"/>
          </draw:text-box>
        </draw:frame>
        <draw:frame draw:style-name="gr142" svg:width="0.6301cm" svg:height="0.5727cm" svg:x="7.165cm" svg:y="5.245cm">
          <draw:text-box fo:min-height="0.5727cm">
            <text:p text:style-name="P135"/>
          </draw:text-box>
        </draw:frame>
        <draw:line draw:style-name="gr143" svg:x1="7.901cm" svg:x2="7.901cm" svg:y1="8.161cm" svg:y2="8.617cm">
          <text:p text:style-name="P136"/>
        </draw:line>
        <draw:line draw:style-name="gr144" svg:x1="9.736cm" svg:x2="9.736cm" svg:y1="11.62cm" svg:y2="12.19cm">
          <text:p text:style-name="P137"/>
        </draw:line>
        <draw:line draw:style-name="gr145" svg:x1="11.72cm" svg:x2="11.72cm" svg:y1="8.118cm" svg:y2="11.65cm">
          <text:p text:style-name="P138"/>
        </draw:line>
        <draw:line draw:style-name="gr146" svg:x1="7.878cm" svg:x2="7.878cm" svg:y1="10.92cm" svg:y2="11.62cm">
          <text:p text:style-name="P139"/>
        </draw:line>
        <draw:ellipse draw:style-name="gr147" svg:width="0.6233cm" svg:height="0.6233cm" svg:x="8.055cm" svg:y="5.395cm">
          <text:p text:style-name="P140"/>
        </draw:ellipse>
        <draw:ellipse draw:style-name="gr148" svg:width="0.3675cm" svg:height="0.3675cm" svg:x="7.556cm" svg:y="6.043cm">
          <text:p text:style-name="P141"/>
        </draw:ellipse>
        <draw:frame draw:style-name="gr149" svg:width="3.586cm" svg:height="2.033cm" svg:x="9.949cm" svg:y="4.728cm">
          <draw:text-box fo:min-height="2.033cm">
            <text:p text:style-name="P142"><text:span text:style-name="T67">dale description of target object</text:span></text:p>
          </draw:text-box>
        </draw:frame>
        <draw:frame draw:style-name="gr150" svg:width="3.046cm" svg:height="0.8477cm" svg:x="10.24cm" svg:y="7.23cm">
          <draw:text-box fo:min-height="0.8477cm">
            <text:p text:style-name="P143"><text:span text:style-name="T68">LSTM</text:span></text:p>
          </draw:text-box>
        </draw:frame>
        <draw:line draw:style-name="gr151" svg:x1="11.72cm" svg:x2="11.72cm" svg:y1="6.774cm" svg:y2="7.23cm">
          <text:p text:style-name="P144"/>
        </draw:line>
        <draw:frame draw:style-name="gr152" svg:width="0.6301cm" svg:height="0.5787cm" svg:x="7.529cm" svg:y="8.781cm">
          <draw:text-box fo:min-height="0.5787cm">
            <text:p text:style-name="P145"/>
          </draw:text-box>
        </draw:frame>
        <draw:frame draw:style-name="gr153" svg:width="0.6301cm" svg:height="0.5787cm" svg:x="7.634cm" svg:y="8.915cm">
          <draw:text-box fo:min-height="0.5787cm">
            <text:p text:style-name="P146"/>
          </draw:text-box>
        </draw:frame>
        <draw:frame draw:style-name="gr154" svg:width="0.6301cm" svg:height="0.5787cm" svg:x="7.742cm" svg:y="9.047cm">
          <draw:text-box fo:min-height="0.5787cm">
            <text:p text:style-name="P147"/>
          </draw:text-box>
        </draw:frame>
        <draw:frame draw:style-name="gr155" svg:width="2.883cm" svg:height="0.8477cm" svg:x="6.495cm" svg:y="10.11cm">
          <draw:text-box fo:min-height="0.8477cm">
            <text:p text:style-name="P148"><text:span text:style-name="T69">ReLU</text:span></text:p>
          </draw:text-box>
        </draw:frame>
        <draw:line draw:style-name="gr156" svg:x1="7.901cm" svg:x2="7.901cm" svg:y1="9.776cm" svg:y2="10.23cm">
          <text:p text:style-name="P149"/>
        </draw:line>
        <draw:frame draw:style-name="gr157" svg:width="3.08cm" svg:height="1.102cm" svg:x="8.227cm" svg:y="13.15cm">
          <draw:text-box fo:min-height="1.102cm">
            <text:p text:style-name="P150"><text:span text:style-name="T70">x- and y-coordinates</text:span></text:p>
          </draw:text-box>
        </draw:frame>
        <draw:frame draw:style-name="gr158" svg:width="1.477cm" svg:height="0.7193cm" svg:x="18.96cm" svg:y="12.4cm">
          <draw:text-box fo:min-height="0.7193cm">
            <text:p text:style-name="P151"/>
          </draw:text-box>
        </draw:frame>
        <draw:ellipse draw:style-name="gr159" svg:width="0.4881cm" svg:height="0.4881cm" svg:x="19.17cm" svg:y="12.51cm">
          <text:p text:style-name="P152"/>
        </draw:ellipse>
        <draw:ellipse draw:style-name="gr160" svg:width="0.4881cm" svg:height="0.4881cm" svg:x="19.77cm" svg:y="12.51cm">
          <text:p text:style-name="P153"/>
        </draw:ellipse>
        <draw:frame draw:style-name="gr161" svg:width="2.879cm" svg:height="0.8477cm" svg:x="15.49cm" svg:y="7.283cm">
          <draw:text-box fo:min-height="0.8477cm">
            <text:p text:style-name="P154"><text:span text:style-name="T71">ResNet</text:span></text:p>
          </draw:text-box>
        </draw:frame>
        <draw:line draw:style-name="gr162" svg:x1="22.36cm" svg:x2="16.93cm" svg:y1="11.62cm" svg:y2="11.62cm">
          <text:p text:style-name="P155"/>
        </draw:line>
        <draw:line draw:style-name="gr163" svg:x1="16.96cm" svg:x2="16.96cm" svg:y1="6.827cm" svg:y2="7.283cm">
          <text:p text:style-name="P156"/>
        </draw:line>
        <draw:frame draw:style-name="gr164" svg:width="1.887cm" svg:height="1.695cm" svg:x="16.02cm" svg:y="4.894cm">
          <draw:text-box fo:min-height="1.695cm">
            <text:p text:style-name="P157"/>
          </draw:text-box>
        </draw:frame>
        <draw:frame draw:style-name="gr165" svg:width="0.6301cm" svg:height="0.5727cm" svg:x="16.2cm" svg:y="5.258cm">
          <draw:text-box fo:min-height="0.5727cm">
            <text:p text:style-name="P158"/>
          </draw:text-box>
        </draw:frame>
        <draw:line draw:style-name="gr166" svg:x1="16.93cm" svg:x2="16.93cm" svg:y1="8.174cm" svg:y2="8.63cm">
          <text:p text:style-name="P159"/>
        </draw:line>
        <draw:line draw:style-name="gr167" svg:x1="19.68cm" svg:x2="19.68cm" svg:y1="6.827cm" svg:y2="12.2cm">
          <text:p text:style-name="P160"/>
        </draw:line>
        <draw:line draw:style-name="gr168" svg:x1="16.91cm" svg:x2="16.91cm" svg:y1="10.93cm" svg:y2="11.63cm">
          <text:p text:style-name="P161"/>
        </draw:line>
        <draw:ellipse draw:style-name="gr169" svg:width="0.6233cm" svg:height="0.6233cm" svg:x="17.09cm" svg:y="5.409cm">
          <text:p text:style-name="P162"/>
        </draw:ellipse>
        <draw:ellipse draw:style-name="gr170" svg:width="0.3675cm" svg:height="0.3675cm" svg:x="16.59cm" svg:y="6.057cm">
          <text:p text:style-name="P163"/>
        </draw:ellipse>
        <draw:frame draw:style-name="gr171" svg:width="3.617cm" svg:height="2.033cm" svg:x="17.89cm" svg:y="4.69cm">
          <draw:text-box fo:min-height="2.033cm">
            <text:p text:style-name="P164"><text:span text:style-name="T72">one-hot encoded attributes</text:span></text:p>
          </draw:text-box>
        </draw:frame>
        <draw:frame draw:style-name="gr172" svg:width="0.6301cm" svg:height="0.5787cm" svg:x="16.56cm" svg:y="8.795cm">
          <draw:text-box fo:min-height="0.5787cm">
            <text:p text:style-name="P165"/>
          </draw:text-box>
        </draw:frame>
        <draw:frame draw:style-name="gr173" svg:width="0.6301cm" svg:height="0.5787cm" svg:x="16.67cm" svg:y="8.929cm">
          <draw:text-box fo:min-height="0.5787cm">
            <text:p text:style-name="P166"/>
          </draw:text-box>
        </draw:frame>
        <draw:frame draw:style-name="gr174" svg:width="0.6301cm" svg:height="0.5787cm" svg:x="16.78cm" svg:y="9.061cm">
          <draw:text-box fo:min-height="0.5787cm">
            <text:p text:style-name="P167"/>
          </draw:text-box>
        </draw:frame>
        <draw:frame draw:style-name="gr175" svg:width="2.884cm" svg:height="0.8477cm" svg:x="15.53cm" svg:y="10.12cm">
          <draw:text-box fo:min-height="0.8477cm">
            <text:p text:style-name="P168"><text:span text:style-name="T73">ReLU</text:span></text:p>
          </draw:text-box>
        </draw:frame>
        <draw:line draw:style-name="gr176" svg:x1="16.93cm" svg:x2="16.93cm" svg:y1="9.79cm" svg:y2="10.25cm">
          <text:p text:style-name="P169"/>
        </draw:line>
        <draw:frame draw:style-name="gr177" svg:width="3.081cm" svg:height="1.102cm" svg:x="18.17cm" svg:y="13.16cm">
          <draw:text-box fo:min-height="1.102cm">
            <text:p text:style-name="P170"><text:span text:style-name="T74">x- and y-coordinates</text:span></text:p>
          </draw:text-box>
        </draw:frame>
        <draw:frame draw:style-name="gr178" svg:width="3.643cm" svg:height="1.44cm" svg:x="20.54cm" svg:y="5.025cm">
          <draw:text-box fo:min-height="1.44cm">
            <text:p text:style-name="P171"><text:span text:style-name="T75">encoded locations</text:span></text:p>
          </draw:text-box>
        </draw:frame>
        <draw:line draw:style-name="gr179" svg:x1="22.36cm" svg:x2="22.36cm" svg:y1="6.78cm" svg:y2="11.63cm">
          <text:p text:style-name="P172"/>
        </draw:line>
      </draw:page>
      <draw:page draw:name="Slide_1" draw:style-name="dp6" draw:master-page-name="_" presentation:presentation-page-layout-name="AL1">
        <draw:frame draw:style-name="gr180" svg:width="6.082cm" svg:height="0.6784cm" svg:x="1.734cm" svg:y="0.9312cm">
          <draw:text-box fo:min-height="0.6784cm">
            <text:p text:style-name="P173"><text:span text:style-name="T76">coordinate predictor</text:span></text:p>
          </draw:text-box>
        </draw:frame>
        <draw:frame draw:style-name="gr181" svg:width="2.878cm" svg:height="0.8477cm" svg:x="6.461cm" svg:y="7.27cm">
          <draw:text-box fo:min-height="0.8477cm">
            <text:p text:style-name="P174"><text:span text:style-name="T77">ResNet</text:span></text:p>
          </draw:text-box>
        </draw:frame>
        <draw:line draw:style-name="gr182" svg:x1="11.72cm" svg:x2="7.864cm" svg:y1="11.63cm" svg:y2="11.63cm">
          <text:p text:style-name="P175"/>
        </draw:line>
        <draw:line draw:style-name="gr183" svg:x1="7.927cm" svg:x2="7.927cm" svg:y1="6.814cm" svg:y2="7.27cm">
          <text:p text:style-name="P176"/>
        </draw:line>
        <draw:frame draw:style-name="gr184" svg:width="1.887cm" svg:height="1.695cm" svg:x="6.983cm" svg:y="4.881cm">
          <draw:text-box fo:min-height="1.695cm">
            <text:p text:style-name="P177"/>
          </draw:text-box>
        </draw:frame>
        <draw:frame draw:style-name="gr185" svg:width="0.6301cm" svg:height="0.5727cm" svg:x="7.165cm" svg:y="5.245cm">
          <draw:text-box fo:min-height="0.5727cm">
            <text:p text:style-name="P178"/>
          </draw:text-box>
        </draw:frame>
        <draw:line draw:style-name="gr186" svg:x1="7.901cm" svg:x2="7.901cm" svg:y1="8.161cm" svg:y2="8.617cm">
          <text:p text:style-name="P179"/>
        </draw:line>
        <draw:line draw:style-name="gr187" svg:x1="9.737cm" svg:x2="9.737cm" svg:y1="11.62cm" svg:y2="12.19cm">
          <text:p text:style-name="P180"/>
        </draw:line>
        <draw:line draw:style-name="gr188" svg:x1="7.878cm" svg:x2="7.878cm" svg:y1="10.92cm" svg:y2="11.62cm">
          <text:p text:style-name="P181"/>
        </draw:line>
        <draw:ellipse draw:style-name="gr189" svg:width="0.6233cm" svg:height="0.6233cm" svg:x="8.055cm" svg:y="5.395cm">
          <text:p text:style-name="P182"/>
        </draw:ellipse>
        <draw:ellipse draw:style-name="gr190" svg:width="0.3675cm" svg:height="0.3675cm" svg:x="7.556cm" svg:y="6.043cm">
          <text:p text:style-name="P183"/>
        </draw:ellipse>
        <draw:frame draw:style-name="gr191" svg:width="0.6301cm" svg:height="0.5787cm" svg:x="7.529cm" svg:y="8.781cm">
          <draw:text-box fo:min-height="0.5787cm">
            <text:p text:style-name="P184"/>
          </draw:text-box>
        </draw:frame>
        <draw:frame draw:style-name="gr192" svg:width="0.6301cm" svg:height="0.5787cm" svg:x="7.634cm" svg:y="8.915cm">
          <draw:text-box fo:min-height="0.5787cm">
            <text:p text:style-name="P185"/>
          </draw:text-box>
        </draw:frame>
        <draw:frame draw:style-name="gr193" svg:width="0.6301cm" svg:height="0.5787cm" svg:x="7.742cm" svg:y="9.047cm">
          <draw:text-box fo:min-height="0.5787cm">
            <text:p text:style-name="P186"/>
          </draw:text-box>
        </draw:frame>
        <draw:frame draw:style-name="gr194" svg:width="2.883cm" svg:height="0.8477cm" svg:x="6.495cm" svg:y="10.11cm">
          <draw:text-box fo:min-height="0.8477cm">
            <text:p text:style-name="P187"><text:span text:style-name="T78">ReLU</text:span></text:p>
          </draw:text-box>
        </draw:frame>
        <draw:line draw:style-name="gr195" svg:x1="7.901cm" svg:x2="7.901cm" svg:y1="9.776cm" svg:y2="10.23cm">
          <text:p text:style-name="P188"/>
        </draw:line>
        <draw:frame draw:style-name="gr196" svg:width="1.477cm" svg:height="0.7193cm" svg:x="17.88cm" svg:y="12.4cm">
          <draw:text-box fo:min-height="0.7193cm">
            <text:p text:style-name="P189"/>
          </draw:text-box>
        </draw:frame>
        <draw:ellipse draw:style-name="gr197" svg:width="0.4881cm" svg:height="0.4881cm" svg:x="18.08cm" svg:y="12.51cm">
          <text:p text:style-name="P190"/>
        </draw:ellipse>
        <draw:ellipse draw:style-name="gr198" svg:width="0.4881cm" svg:height="0.4881cm" svg:x="18.69cm" svg:y="12.51cm">
          <text:p text:style-name="P191"/>
        </draw:ellipse>
        <draw:frame draw:style-name="gr199" svg:width="2.879cm" svg:height="0.8477cm" svg:x="15.49cm" svg:y="7.283cm">
          <draw:text-box fo:min-height="0.8477cm">
            <text:p text:style-name="P192"><text:span text:style-name="T79">ResNet</text:span></text:p>
          </draw:text-box>
        </draw:frame>
        <draw:line draw:style-name="gr200" svg:x1="20.24cm" svg:x2="16.93cm" svg:y1="11.62cm" svg:y2="11.62cm">
          <text:p text:style-name="P193"/>
        </draw:line>
        <draw:line draw:style-name="gr201" svg:x1="16.96cm" svg:x2="16.96cm" svg:y1="6.827cm" svg:y2="7.283cm">
          <text:p text:style-name="P194"/>
        </draw:line>
        <draw:frame draw:style-name="gr202" svg:width="1.887cm" svg:height="1.695cm" svg:x="16.02cm" svg:y="4.894cm">
          <draw:text-box fo:min-height="1.695cm">
            <text:p text:style-name="P195"/>
          </draw:text-box>
        </draw:frame>
        <draw:frame draw:style-name="gr203" svg:width="0.6301cm" svg:height="0.5727cm" svg:x="16.2cm" svg:y="5.258cm">
          <draw:text-box fo:min-height="0.5727cm">
            <text:p text:style-name="P196"/>
          </draw:text-box>
        </draw:frame>
        <draw:line draw:style-name="gr204" svg:x1="16.93cm" svg:x2="16.93cm" svg:y1="8.174cm" svg:y2="8.63cm">
          <text:p text:style-name="P197"/>
        </draw:line>
        <draw:line draw:style-name="gr205" svg:x1="16.91cm" svg:x2="16.91cm" svg:y1="10.93cm" svg:y2="11.63cm">
          <text:p text:style-name="P198"/>
        </draw:line>
        <draw:ellipse draw:style-name="gr206" svg:width="0.6233cm" svg:height="0.6233cm" svg:x="17.09cm" svg:y="5.409cm">
          <text:p text:style-name="P199"/>
        </draw:ellipse>
        <draw:ellipse draw:style-name="gr207" svg:width="0.3675cm" svg:height="0.3675cm" svg:x="16.59cm" svg:y="6.057cm">
          <text:p text:style-name="P200"/>
        </draw:ellipse>
        <draw:frame draw:style-name="gr208" svg:width="0.6301cm" svg:height="0.5787cm" svg:x="16.56cm" svg:y="8.795cm">
          <draw:text-box fo:min-height="0.5787cm">
            <text:p text:style-name="P201"/>
          </draw:text-box>
        </draw:frame>
        <draw:frame draw:style-name="gr209" svg:width="0.6301cm" svg:height="0.5787cm" svg:x="16.67cm" svg:y="8.929cm">
          <draw:text-box fo:min-height="0.5787cm">
            <text:p text:style-name="P202"/>
          </draw:text-box>
        </draw:frame>
        <draw:frame draw:style-name="gr210" svg:width="0.6301cm" svg:height="0.5787cm" svg:x="16.78cm" svg:y="9.061cm">
          <draw:text-box fo:min-height="0.5787cm">
            <text:p text:style-name="P203"/>
          </draw:text-box>
        </draw:frame>
        <draw:frame draw:style-name="gr211" svg:width="2.884cm" svg:height="0.8477cm" svg:x="15.53cm" svg:y="10.12cm">
          <draw:text-box fo:min-height="0.8477cm">
            <text:p text:style-name="P204"><text:span text:style-name="T80">ReLU</text:span></text:p>
          </draw:text-box>
        </draw:frame>
        <draw:line draw:style-name="gr212" svg:x1="16.93cm" svg:x2="16.93cm" svg:y1="9.79cm" svg:y2="10.25cm">
          <text:p text:style-name="P205"/>
        </draw:line>
        <draw:frame draw:style-name="gr213" svg:width="3.081cm" svg:height="1.102cm" svg:x="17.09cm" svg:y="13.16cm">
          <draw:text-box fo:min-height="1.102cm">
            <text:p text:style-name="P206"><text:span text:style-name="T81">x- and y-coordinates</text:span></text:p>
          </draw:text-box>
        </draw:frame>
        <draw:frame draw:style-name="gr214" svg:width="1.887cm" svg:height="1.695cm" svg:x="10.75cm" svg:y="4.894cm">
          <draw:text-box fo:min-height="1.695cm">
            <text:p text:style-name="P207"/>
          </draw:text-box>
        </draw:frame>
        <draw:frame draw:style-name="gr215" svg:width="0.6301cm" svg:height="0.5727cm" svg:x="10.94cm" svg:y="5.258cm">
          <draw:text-box fo:min-height="0.5727cm">
            <text:p text:style-name="P208"/>
          </draw:text-box>
        </draw:frame>
        <draw:line draw:style-name="gr216" svg:x1="11.67cm" svg:x2="11.67cm" svg:y1="6.827cm" svg:y2="8.617cm">
          <text:p text:style-name="P209"/>
        </draw:line>
        <draw:line draw:style-name="gr217" svg:x1="11.72cm" svg:x2="11.72cm" svg:y1="9.577cm" svg:y2="11.63cm">
          <text:p text:style-name="P210"/>
        </draw:line>
        <draw:frame draw:style-name="gr218" svg:width="2.954cm" svg:height="0.7193cm" svg:x="10.22cm" svg:y="8.857cm">
          <draw:text-box fo:min-height="0.7193cm">
            <text:p text:style-name="P211"/>
          </draw:text-box>
        </draw:frame>
        <draw:frame draw:style-name="gr219" svg:width="2.067cm" svg:height="0.5652cm" svg:x="10.98cm" svg:y="8.927cm">
          <draw:text-box fo:min-height="0.5652cm">
            <text:p text:style-name="P212"><text:span text:style-name="T82">• </text:span><text:span text:style-name="T83">• </text:span><text:span text:style-name="T84">•</text:span></text:p>
          </draw:text-box>
        </draw:frame>
        <draw:ellipse draw:style-name="gr220" svg:width="0.4881cm" svg:height="0.4881cm" svg:x="10.37cm" svg:y="8.967cm">
          <text:p text:style-name="P213"/>
        </draw:ellipse>
        <draw:ellipse draw:style-name="gr221" svg:width="0.4881cm" svg:height="0.4881cm" svg:x="10.98cm" svg:y="8.967cm">
          <text:p text:style-name="P214"/>
        </draw:ellipse>
        <draw:ellipse draw:style-name="gr222" svg:width="0.4881cm" svg:height="0.4881cm" svg:x="12.56cm" svg:y="8.967cm">
          <text:p text:style-name="P215"/>
        </draw:ellipse>
        <draw:line draw:style-name="gr223" svg:x1="11.72cm" svg:x2="7.864cm" svg:y1="11.63cm" svg:y2="11.63cm">
          <text:p text:style-name="P216"/>
        </draw:line>
        <draw:frame draw:style-name="gr224" svg:width="2.954cm" svg:height="0.7193cm" svg:x="8.311cm" svg:y="12.46cm">
          <draw:text-box fo:min-height="0.7193cm">
            <text:p text:style-name="P217"/>
          </draw:text-box>
        </draw:frame>
        <draw:frame draw:style-name="gr225" svg:width="2.067cm" svg:height="0.5652cm" svg:x="9.068cm" svg:y="12.53cm">
          <draw:text-box fo:min-height="0.5652cm">
            <text:p text:style-name="P218"><text:span text:style-name="T85">• </text:span><text:span text:style-name="T86">• </text:span><text:span text:style-name="T87">•</text:span></text:p>
          </draw:text-box>
        </draw:frame>
        <draw:ellipse draw:style-name="gr226" svg:width="0.4881cm" svg:height="0.4881cm" svg:x="8.465cm" svg:y="12.57cm">
          <text:p text:style-name="P219"/>
        </draw:ellipse>
        <draw:ellipse draw:style-name="gr227" svg:width="0.4881cm" svg:height="0.4881cm" svg:x="9.068cm" svg:y="12.57cm">
          <text:p text:style-name="P220"/>
        </draw:ellipse>
        <draw:ellipse draw:style-name="gr228" svg:width="0.4881cm" svg:height="0.4881cm" svg:x="10.65cm" svg:y="12.57cm">
          <text:p text:style-name="P221"/>
        </draw:ellipse>
        <draw:frame draw:style-name="gr229" draw:transform="rotate(0.78541532580175988) translate(7.193cm,12.89cm)" svg:width="1.405cm" svg:height="0.8477cm">
          <draw:text-box fo:min-height="0.8477cm">
            <text:p text:style-name="P222"><text:span text:style-name="T88">h</text:span><text:span text:style-name="T89">s</text:span></text:p>
          </draw:text-box>
        </draw:frame>
        <draw:line draw:style-name="gr230" svg:x1="9.736cm" svg:x2="9.736cm" svg:y1="13.33cm" svg:y2="13.97cm">
          <text:p text:style-name="P223"/>
        </draw:line>
        <draw:frame draw:style-name="gr231" svg:width="3.045cm" svg:height="1.44cm" svg:x="8.312cm" svg:y="13.78cm">
          <draw:text-box fo:min-height="1.44cm">
            <text:p text:style-name="P224"><text:span text:style-name="T90">encoder LSTM</text:span></text:p>
          </draw:text-box>
        </draw:frame>
        <draw:frame draw:style-name="gr232" svg:width="6.371cm" svg:height="1.017cm" svg:x="6.552cm" svg:y="3.621cm">
          <draw:text-box fo:min-height="1.017cm">
            <text:p text:style-name="P225"><text:span text:style-name="T91">SENDER</text:span></text:p>
          </draw:text-box>
        </draw:frame>
        <draw:frame draw:style-name="gr233" svg:width="6.891cm" svg:height="1.017cm" svg:x="15.03cm" svg:y="3.581cm">
          <draw:text-box fo:min-height="1.017cm">
            <text:p text:style-name="P226"><text:span text:style-name="T92">RECEIVER</text:span></text:p>
          </draw:text-box>
        </draw:frame>
        <draw:line draw:style-name="gr234" svg:x1="20.26cm" svg:x2="20.26cm" svg:y1="6.37cm" svg:y2="11.62cm">
          <text:p text:style-name="P227"/>
        </draw:line>
        <draw:frame draw:style-name="gr235" svg:width="3.06cm" svg:height="1.44cm" svg:x="18.73cm" svg:y="5.022cm">
          <draw:text-box fo:min-height="1.44cm">
            <text:p text:style-name="P228"><text:span text:style-name="T93">decoder LSTM</text:span></text:p>
          </draw:text-box>
        </draw:frame>
        <draw:frame draw:style-name="gr236" draw:transform="rotate(0.78541532580175988) translate(19.25cm,6.868cm)" svg:width="1.41cm" svg:height="0.8477cm">
          <draw:text-box fo:min-height="0.8477cm">
            <text:p text:style-name="P229"><text:span text:style-name="T94">h</text:span><text:span text:style-name="T95">r</text:span></text:p>
          </draw:text-box>
        </draw:frame>
        <draw:line draw:style-name="gr237" svg:x1="18.57cm" svg:x2="18.57cm" svg:y1="11.63cm" svg:y2="12.2cm">
          <text:p text:style-name="P230"/>
        </draw:line>
      </draw:page>
      <draw:page draw:name="Slide_1" draw:style-name="dp7" draw:master-page-name="_" presentation:presentation-page-layout-name="AL1">
        <draw:frame draw:style-name="gr238" svg:width="6.099cm" svg:height="0.6784cm" svg:x="1.734cm" svg:y="0.9312cm">
          <draw:text-box fo:min-height="0.6784cm">
            <text:p text:style-name="P231"><text:span text:style-name="T96">caption generator</text:span></text:p>
          </draw:text-box>
        </draw:frame>
        <draw:frame draw:style-name="gr239" svg:width="2.878cm" svg:height="0.8477cm" svg:x="6.461cm" svg:y="7.27cm">
          <draw:text-box fo:min-height="0.8477cm">
            <text:p text:style-name="P232"><text:span text:style-name="T97">ResNet</text:span></text:p>
          </draw:text-box>
        </draw:frame>
        <draw:line draw:style-name="gr240" svg:x1="11.72cm" svg:x2="7.864cm" svg:y1="11.63cm" svg:y2="11.63cm">
          <text:p text:style-name="P233"/>
        </draw:line>
        <draw:line draw:style-name="gr241" svg:x1="7.927cm" svg:x2="7.927cm" svg:y1="6.814cm" svg:y2="7.27cm">
          <text:p text:style-name="P234"/>
        </draw:line>
        <draw:frame draw:style-name="gr242" svg:width="1.887cm" svg:height="1.695cm" svg:x="6.983cm" svg:y="4.881cm">
          <draw:text-box fo:min-height="1.695cm">
            <text:p text:style-name="P235"/>
          </draw:text-box>
        </draw:frame>
        <draw:frame draw:style-name="gr243" svg:width="0.6301cm" svg:height="0.5727cm" svg:x="7.165cm" svg:y="5.245cm">
          <draw:text-box fo:min-height="0.5727cm">
            <text:p text:style-name="P236"/>
          </draw:text-box>
        </draw:frame>
        <draw:line draw:style-name="gr244" svg:x1="7.901cm" svg:x2="7.901cm" svg:y1="8.161cm" svg:y2="8.617cm">
          <text:p text:style-name="P237"/>
        </draw:line>
        <draw:line draw:style-name="gr245" svg:x1="13.36cm" svg:x2="14.34cm" svg:y1="8.246cm" svg:y2="8.246cm">
          <text:p text:style-name="P238"/>
        </draw:line>
        <draw:line draw:style-name="gr246" svg:x1="7.878cm" svg:x2="7.878cm" svg:y1="10.92cm" svg:y2="11.62cm">
          <text:p text:style-name="P239"/>
        </draw:line>
        <draw:ellipse draw:style-name="gr247" svg:width="0.6233cm" svg:height="0.6233cm" svg:x="8.055cm" svg:y="5.395cm">
          <text:p text:style-name="P240"/>
        </draw:ellipse>
        <draw:ellipse draw:style-name="gr248" svg:width="0.3675cm" svg:height="0.3675cm" svg:x="7.556cm" svg:y="6.043cm">
          <text:p text:style-name="P241"/>
        </draw:ellipse>
        <draw:frame draw:style-name="gr249" svg:width="0.6301cm" svg:height="0.5787cm" svg:x="7.529cm" svg:y="8.781cm">
          <draw:text-box fo:min-height="0.5787cm">
            <text:p text:style-name="P242"/>
          </draw:text-box>
        </draw:frame>
        <draw:frame draw:style-name="gr250" svg:width="0.6301cm" svg:height="0.5787cm" svg:x="7.634cm" svg:y="8.915cm">
          <draw:text-box fo:min-height="0.5787cm">
            <text:p text:style-name="P243"/>
          </draw:text-box>
        </draw:frame>
        <draw:frame draw:style-name="gr251" svg:width="0.6301cm" svg:height="0.5787cm" svg:x="7.742cm" svg:y="9.047cm">
          <draw:text-box fo:min-height="0.5787cm">
            <text:p text:style-name="P244"/>
          </draw:text-box>
        </draw:frame>
        <draw:frame draw:style-name="gr252" svg:width="2.883cm" svg:height="0.8477cm" svg:x="6.495cm" svg:y="10.11cm">
          <draw:text-box fo:min-height="0.8477cm">
            <text:p text:style-name="P245"><text:span text:style-name="T98">ReLU</text:span></text:p>
          </draw:text-box>
        </draw:frame>
        <draw:line draw:style-name="gr253" svg:x1="7.901cm" svg:x2="7.901cm" svg:y1="9.776cm" svg:y2="10.23cm">
          <text:p text:style-name="P246"/>
        </draw:line>
        <draw:frame draw:style-name="gr254" svg:width="2.879cm" svg:height="0.8477cm" svg:x="10.23cm" svg:y="7.283cm">
          <draw:text-box fo:min-height="0.8477cm">
            <text:p text:style-name="P247"><text:span text:style-name="T99">ResNet</text:span></text:p>
          </draw:text-box>
        </draw:frame>
        <draw:line draw:style-name="gr255" svg:x1="11.7cm" svg:x2="11.7cm" svg:y1="6.827cm" svg:y2="7.283cm">
          <text:p text:style-name="P248"/>
        </draw:line>
        <draw:frame draw:style-name="gr256" svg:width="1.887cm" svg:height="1.695cm" svg:x="10.75cm" svg:y="4.894cm">
          <draw:text-box fo:min-height="1.695cm">
            <text:p text:style-name="P249"/>
          </draw:text-box>
        </draw:frame>
        <draw:frame draw:style-name="gr257" svg:width="0.6301cm" svg:height="0.5727cm" svg:x="10.94cm" svg:y="5.258cm">
          <draw:text-box fo:min-height="0.5727cm">
            <text:p text:style-name="P250"/>
          </draw:text-box>
        </draw:frame>
        <draw:line draw:style-name="gr258" svg:x1="11.67cm" svg:x2="11.67cm" svg:y1="8.174cm" svg:y2="8.63cm">
          <text:p text:style-name="P251"/>
        </draw:line>
        <draw:frame draw:style-name="gr259" svg:width="0.6301cm" svg:height="0.5787cm" svg:x="11.3cm" svg:y="8.795cm">
          <draw:text-box fo:min-height="0.5787cm">
            <text:p text:style-name="P252"/>
          </draw:text-box>
        </draw:frame>
        <draw:frame draw:style-name="gr260" svg:width="0.6301cm" svg:height="0.5787cm" svg:x="11.4cm" svg:y="8.929cm">
          <draw:text-box fo:min-height="0.5787cm">
            <text:p text:style-name="P253"/>
          </draw:text-box>
        </draw:frame>
        <draw:frame draw:style-name="gr261" svg:width="0.6301cm" svg:height="0.5787cm" svg:x="11.51cm" svg:y="9.061cm">
          <draw:text-box fo:min-height="0.5787cm">
            <text:p text:style-name="P254"/>
          </draw:text-box>
        </draw:frame>
        <draw:frame draw:style-name="gr262" svg:width="2.884cm" svg:height="0.8477cm" svg:x="10.27cm" svg:y="10.12cm">
          <draw:text-box fo:min-height="0.8477cm">
            <text:p text:style-name="P255"><text:span text:style-name="T100">ReLU</text:span></text:p>
          </draw:text-box>
        </draw:frame>
        <draw:line draw:style-name="gr263" svg:x1="11.67cm" svg:x2="11.67cm" svg:y1="9.79cm" svg:y2="10.25cm">
          <text:p text:style-name="P256"/>
        </draw:line>
        <draw:line draw:style-name="gr264" svg:x1="11.72cm" svg:x2="11.72cm" svg:y1="10.94cm" svg:y2="11.64cm">
          <text:p text:style-name="P257"/>
        </draw:line>
        <draw:frame draw:style-name="gr265" svg:width="2.453cm" svg:height="1.676cm" svg:x="14.34cm" svg:y="7.408cm">
          <draw:text-box fo:min-height="1.676cm">
            <text:p text:style-name="P258"><text:span text:style-name="T101">LSTM</text:span></text:p>
          </draw:text-box>
        </draw:frame>
        <draw:line draw:style-name="gr266" svg:x1="13.35cm" svg:x2="13.35cm" svg:y1="8.246cm" svg:y2="12.07cm">
          <text:p text:style-name="P259"/>
        </draw:line>
        <draw:line draw:style-name="gr267" svg:x1="9.766cm" svg:x2="9.766cm" svg:y1="11.64cm" svg:y2="12.07cm">
          <text:p text:style-name="P260"/>
        </draw:line>
        <draw:line draw:style-name="gr268" svg:x1="13.36cm" svg:x2="9.767cm" svg:y1="12.07cm" svg:y2="12.07cm">
          <text:p text:style-name="P261"/>
        </draw:line>
        <draw:line draw:style-name="gr269" svg:x1="14.63cm" svg:x2="14.63cm" svg:y1="9.64cm" svg:y2="9.218cm">
          <text:p text:style-name="P262"/>
        </draw:line>
        <draw:frame draw:style-name="gr270" svg:width="1.869cm" svg:height="0.6784cm" svg:x="13.69cm" svg:y="9.504cm">
          <draw:text-box fo:min-height="0.6784cm">
            <text:p text:style-name="P263"><text:span text:style-name="T102">&lt;sos&gt;</text:span></text:p>
          </draw:text-box>
        </draw:frame>
        <draw:line draw:style-name="gr271" svg:x1="16.79cm" svg:x2="17.25cm" svg:y1="8.246cm" svg:y2="8.246cm">
          <text:p text:style-name="P264"/>
        </draw:line>
        <draw:line draw:style-name="gr272" svg:x1="14.63cm" svg:x2="14.63cm" svg:y1="7.404cm" svg:y2="6.982cm">
          <text:p text:style-name="P265"/>
        </draw:line>
        <draw:line draw:style-name="gr273" svg:x1="15.56cm" svg:x2="15.56cm" svg:y1="7.404cm" svg:y2="6.982cm">
          <text:p text:style-name="P266"/>
        </draw:line>
        <draw:line draw:style-name="gr274" svg:x1="16.52cm" svg:x2="16.52cm" svg:y1="7.415cm" svg:y2="6.994cm">
          <text:p text:style-name="P267"/>
        </draw:line>
        <draw:frame draw:style-name="gr275" svg:width="3.439cm" svg:height="0.6784cm" svg:x="13.89cm" svg:y="6.403cm">
          <draw:text-box fo:min-height="0.6784cm">
            <text:p text:style-name="P268"><text:span text:style-name="T103">&lt;pad&gt;<text:s text:c="2"/>red<text:s text:c="5"/>cube</text:span></text:p>
          </draw:text-box>
        </draw:frame>
      </draw:page>
      <draw:page draw:name="Slide_1" draw:style-name="dp8" draw:master-page-name="_" presentation:presentation-page-layout-name="AL1">
        <draw:frame draw:style-name="gr276" svg:width="6.099cm" svg:height="0.6784cm" svg:x="1.734cm" svg:y="0.9312cm">
          <draw:text-box fo:min-height="0.6784cm">
            <text:p text:style-name="P269"><text:span text:style-name="T104">caption generator</text:span></text:p>
          </draw:text-box>
        </draw:frame>
        <draw:frame draw:style-name="gr277" svg:width="2.878cm" svg:height="0.8477cm" svg:x="6.461cm" svg:y="7.27cm">
          <draw:text-box fo:min-height="0.8477cm">
            <text:p text:style-name="P270"><text:span text:style-name="T105">ResNet</text:span></text:p>
          </draw:text-box>
        </draw:frame>
        <draw:line draw:style-name="gr278" svg:x1="11.72cm" svg:x2="7.864cm" svg:y1="11.63cm" svg:y2="11.63cm">
          <text:p text:style-name="P271"/>
        </draw:line>
        <draw:line draw:style-name="gr279" svg:x1="7.927cm" svg:x2="7.927cm" svg:y1="6.814cm" svg:y2="7.27cm">
          <text:p text:style-name="P272"/>
        </draw:line>
        <draw:frame draw:style-name="gr280" svg:width="1.887cm" svg:height="1.695cm" svg:x="6.983cm" svg:y="4.881cm">
          <draw:text-box fo:min-height="1.695cm">
            <text:p text:style-name="P273"/>
          </draw:text-box>
        </draw:frame>
        <draw:frame draw:style-name="gr281" svg:width="0.6301cm" svg:height="0.5727cm" svg:x="7.165cm" svg:y="5.245cm">
          <draw:text-box fo:min-height="0.5727cm">
            <text:p text:style-name="P274"/>
          </draw:text-box>
        </draw:frame>
        <draw:line draw:style-name="gr282" svg:x1="7.901cm" svg:x2="7.901cm" svg:y1="8.161cm" svg:y2="8.617cm">
          <text:p text:style-name="P275"/>
        </draw:line>
        <draw:line draw:style-name="gr283" svg:x1="21.56cm" svg:x2="22.55cm" svg:y1="7.67cm" svg:y2="7.67cm">
          <text:p text:style-name="P276"/>
        </draw:line>
        <draw:line draw:style-name="gr284" svg:x1="7.878cm" svg:x2="7.878cm" svg:y1="10.92cm" svg:y2="11.62cm">
          <text:p text:style-name="P277"/>
        </draw:line>
        <draw:ellipse draw:style-name="gr285" svg:width="0.6233cm" svg:height="0.6233cm" svg:x="8.055cm" svg:y="5.395cm">
          <text:p text:style-name="P278"/>
        </draw:ellipse>
        <draw:ellipse draw:style-name="gr286" svg:width="0.3675cm" svg:height="0.3675cm" svg:x="7.556cm" svg:y="6.043cm">
          <text:p text:style-name="P279"/>
        </draw:ellipse>
        <draw:frame draw:style-name="gr287" svg:width="0.6301cm" svg:height="0.5787cm" svg:x="7.529cm" svg:y="8.781cm">
          <draw:text-box fo:min-height="0.5787cm">
            <text:p text:style-name="P280"/>
          </draw:text-box>
        </draw:frame>
        <draw:frame draw:style-name="gr288" svg:width="0.6301cm" svg:height="0.5787cm" svg:x="7.634cm" svg:y="8.915cm">
          <draw:text-box fo:min-height="0.5787cm">
            <text:p text:style-name="P281"/>
          </draw:text-box>
        </draw:frame>
        <draw:frame draw:style-name="gr289" svg:width="0.6301cm" svg:height="0.5787cm" svg:x="7.742cm" svg:y="9.047cm">
          <draw:text-box fo:min-height="0.5787cm">
            <text:p text:style-name="P282"/>
          </draw:text-box>
        </draw:frame>
        <draw:frame draw:style-name="gr290" svg:width="2.883cm" svg:height="0.8477cm" svg:x="6.495cm" svg:y="10.11cm">
          <draw:text-box fo:min-height="0.8477cm">
            <text:p text:style-name="P283"><text:span text:style-name="T106">ReLU</text:span></text:p>
          </draw:text-box>
        </draw:frame>
        <draw:line draw:style-name="gr291" svg:x1="7.901cm" svg:x2="7.901cm" svg:y1="9.776cm" svg:y2="10.23cm">
          <text:p text:style-name="P284"/>
        </draw:line>
        <draw:frame draw:style-name="gr292" svg:width="2.879cm" svg:height="0.8477cm" svg:x="10.23cm" svg:y="7.283cm">
          <draw:text-box fo:min-height="0.8477cm">
            <text:p text:style-name="P285"><text:span text:style-name="T107">ResNet</text:span></text:p>
          </draw:text-box>
        </draw:frame>
        <draw:line draw:style-name="gr293" svg:x1="11.7cm" svg:x2="11.7cm" svg:y1="6.827cm" svg:y2="7.283cm">
          <text:p text:style-name="P286"/>
        </draw:line>
        <draw:frame draw:style-name="gr294" svg:width="1.887cm" svg:height="1.695cm" svg:x="10.75cm" svg:y="4.894cm">
          <draw:text-box fo:min-height="1.695cm">
            <text:p text:style-name="P287"/>
          </draw:text-box>
        </draw:frame>
        <draw:frame draw:style-name="gr295" svg:width="0.6301cm" svg:height="0.5727cm" svg:x="10.94cm" svg:y="5.258cm">
          <draw:text-box fo:min-height="0.5727cm">
            <text:p text:style-name="P288"/>
          </draw:text-box>
        </draw:frame>
        <draw:line draw:style-name="gr296" svg:x1="11.67cm" svg:x2="11.67cm" svg:y1="8.174cm" svg:y2="8.63cm">
          <text:p text:style-name="P289"/>
        </draw:line>
        <draw:frame draw:style-name="gr297" svg:width="0.6301cm" svg:height="0.5787cm" svg:x="11.3cm" svg:y="8.795cm">
          <draw:text-box fo:min-height="0.5787cm">
            <text:p text:style-name="P290"/>
          </draw:text-box>
        </draw:frame>
        <draw:frame draw:style-name="gr298" svg:width="0.6301cm" svg:height="0.5787cm" svg:x="11.4cm" svg:y="8.929cm">
          <draw:text-box fo:min-height="0.5787cm">
            <text:p text:style-name="P291"/>
          </draw:text-box>
        </draw:frame>
        <draw:frame draw:style-name="gr299" svg:width="0.6301cm" svg:height="0.5787cm" svg:x="11.51cm" svg:y="9.061cm">
          <draw:text-box fo:min-height="0.5787cm">
            <text:p text:style-name="P292"/>
          </draw:text-box>
        </draw:frame>
        <draw:frame draw:style-name="gr300" svg:width="2.884cm" svg:height="0.8477cm" svg:x="10.27cm" svg:y="10.12cm">
          <draw:text-box fo:min-height="0.8477cm">
            <text:p text:style-name="P293"><text:span text:style-name="T108">ReLU</text:span></text:p>
          </draw:text-box>
        </draw:frame>
        <draw:line draw:style-name="gr301" svg:x1="11.67cm" svg:x2="11.67cm" svg:y1="9.79cm" svg:y2="10.25cm">
          <text:p text:style-name="P294"/>
        </draw:line>
        <draw:line draw:style-name="gr302" svg:x1="11.72cm" svg:x2="11.72cm" svg:y1="10.94cm" svg:y2="11.64cm">
          <text:p text:style-name="P295"/>
        </draw:line>
        <draw:frame draw:style-name="gr303" svg:width="2.453cm" svg:height="1.676cm" svg:x="22.55cm" svg:y="6.832cm">
          <draw:text-box fo:min-height="1.676cm">
            <text:p text:style-name="P296"><text:span text:style-name="T109">LSTM</text:span></text:p>
          </draw:text-box>
        </draw:frame>
        <draw:line draw:style-name="gr304" svg:x1="21.56cm" svg:x2="21.56cm" svg:y1="7.67cm" svg:y2="13.78cm">
          <text:p text:style-name="P297"/>
        </draw:line>
        <draw:line draw:style-name="gr305" svg:x1="22.83cm" svg:x2="22.83cm" svg:y1="9.063cm" svg:y2="8.642cm">
          <text:p text:style-name="P298"/>
        </draw:line>
        <draw:frame draw:style-name="gr306" svg:width="1.869cm" svg:height="0.6784cm" svg:x="21.9cm" svg:y="8.928cm">
          <draw:text-box fo:min-height="0.6784cm">
            <text:p text:style-name="P299"><text:span text:style-name="T110">&lt;sos&gt;</text:span></text:p>
          </draw:text-box>
        </draw:frame>
        <draw:line draw:style-name="gr307" svg:x1="25cm" svg:x2="25.45cm" svg:y1="7.67cm" svg:y2="7.67cm">
          <text:p text:style-name="P300"/>
        </draw:line>
        <draw:line draw:style-name="gr308" svg:x1="22.83cm" svg:x2="22.83cm" svg:y1="6.827cm" svg:y2="6.406cm">
          <text:p text:style-name="P301"/>
        </draw:line>
        <draw:line draw:style-name="gr309" svg:x1="23.77cm" svg:x2="23.77cm" svg:y1="6.827cm" svg:y2="6.406cm">
          <text:p text:style-name="P302"/>
        </draw:line>
        <draw:line draw:style-name="gr310" svg:x1="24.72cm" svg:x2="24.72cm" svg:y1="6.839cm" svg:y2="6.418cm">
          <text:p text:style-name="P303"/>
        </draw:line>
        <draw:frame draw:style-name="gr311" svg:width="3.439cm" svg:height="0.6784cm" svg:x="22.09cm" svg:y="5.826cm">
          <draw:text-box fo:min-height="0.6784cm">
            <text:p text:style-name="P304"><text:span text:style-name="T111">&lt;pad&gt;<text:s text:c="2"/>red<text:s text:c="5"/>cube</text:span></text:p>
          </draw:text-box>
        </draw:frame>
        <draw:frame draw:style-name="gr312" svg:width="6.37cm" svg:height="1.017cm" svg:x="6.552cm" svg:y="3.621cm">
          <draw:text-box fo:min-height="1.017cm">
            <text:p text:style-name="P305"><text:span text:style-name="T112">SENDER</text:span></text:p>
          </draw:text-box>
        </draw:frame>
        <draw:frame draw:style-name="gr313" svg:width="2.954cm" svg:height="0.7193cm" svg:x="8.311cm" svg:y="12.46cm">
          <draw:text-box fo:min-height="0.7193cm">
            <text:p text:style-name="P306"/>
          </draw:text-box>
        </draw:frame>
        <draw:frame draw:style-name="gr314" svg:width="2.067cm" svg:height="0.5652cm" svg:x="9.068cm" svg:y="12.53cm">
          <draw:text-box fo:min-height="0.5652cm">
            <text:p text:style-name="P307"><text:span text:style-name="T113">• </text:span><text:span text:style-name="T114">• </text:span><text:span text:style-name="T115">•</text:span></text:p>
          </draw:text-box>
        </draw:frame>
        <draw:ellipse draw:style-name="gr315" svg:width="0.4881cm" svg:height="0.4881cm" svg:x="8.465cm" svg:y="12.57cm">
          <text:p text:style-name="P308"/>
        </draw:ellipse>
        <draw:ellipse draw:style-name="gr316" svg:width="0.4881cm" svg:height="0.4881cm" svg:x="9.068cm" svg:y="12.57cm">
          <text:p text:style-name="P309"/>
        </draw:ellipse>
        <draw:ellipse draw:style-name="gr317" svg:width="0.4881cm" svg:height="0.4881cm" svg:x="10.65cm" svg:y="12.57cm">
          <text:p text:style-name="P310"/>
        </draw:ellipse>
        <draw:frame draw:style-name="gr318" draw:transform="rotate(0.78541532580175988) translate(7.193cm,12.89cm)" svg:width="1.404cm" svg:height="0.8477cm">
          <draw:text-box fo:min-height="0.8477cm">
            <text:p text:style-name="P311"><text:span text:style-name="T116">h</text:span><text:span text:style-name="T117">s</text:span></text:p>
          </draw:text-box>
        </draw:frame>
        <draw:line draw:style-name="gr319" svg:x1="9.736cm" svg:x2="9.736cm" svg:y1="13.33cm" svg:y2="13.97cm">
          <text:p text:style-name="P312"/>
        </draw:line>
        <draw:frame draw:style-name="gr320" svg:width="3.044cm" svg:height="1.44cm" svg:x="8.312cm" svg:y="13.78cm">
          <draw:text-box fo:min-height="1.44cm">
            <text:p text:style-name="P313"><text:span text:style-name="T118">encoder LSTM</text:span></text:p>
          </draw:text-box>
        </draw:frame>
        <draw:line draw:style-name="gr321" svg:x1="9.736cm" svg:x2="9.736cm" svg:y1="11.65cm" svg:y2="12.22cm">
          <text:p text:style-name="P314"/>
        </draw:line>
        <draw:line draw:style-name="gr322" svg:x1="16.94cm" svg:x2="16.94cm" svg:y1="6.827cm" svg:y2="7.283cm">
          <text:p text:style-name="P315"/>
        </draw:line>
        <draw:frame draw:style-name="gr323" svg:width="1.887cm" svg:height="1.695cm" svg:x="16cm" svg:y="4.894cm">
          <draw:text-box fo:min-height="1.695cm">
            <text:p text:style-name="P316"/>
          </draw:text-box>
        </draw:frame>
        <draw:frame draw:style-name="gr324" svg:width="0.6301cm" svg:height="0.5727cm" svg:x="16.18cm" svg:y="5.258cm">
          <draw:text-box fo:min-height="0.5727cm">
            <text:p text:style-name="P317"/>
          </draw:text-box>
        </draw:frame>
        <draw:line draw:style-name="gr325" svg:x1="16.92cm" svg:x2="16.92cm" svg:y1="8.174cm" svg:y2="8.63cm">
          <text:p text:style-name="P318"/>
        </draw:line>
        <draw:ellipse draw:style-name="gr326" svg:width="0.6233cm" svg:height="0.6233cm" svg:x="17.07cm" svg:y="5.409cm">
          <text:p text:style-name="P319"/>
        </draw:ellipse>
        <draw:ellipse draw:style-name="gr327" svg:width="0.3675cm" svg:height="0.3675cm" svg:x="16.57cm" svg:y="6.057cm">
          <text:p text:style-name="P320"/>
        </draw:ellipse>
        <draw:frame draw:style-name="gr328" svg:width="0.6301cm" svg:height="0.5787cm" svg:x="16.55cm" svg:y="8.795cm">
          <draw:text-box fo:min-height="0.5787cm">
            <text:p text:style-name="P321"/>
          </draw:text-box>
        </draw:frame>
        <draw:frame draw:style-name="gr329" svg:width="0.6301cm" svg:height="0.5787cm" svg:x="16.65cm" svg:y="8.929cm">
          <draw:text-box fo:min-height="0.5787cm">
            <text:p text:style-name="P322"/>
          </draw:text-box>
        </draw:frame>
        <draw:frame draw:style-name="gr330" svg:width="0.6301cm" svg:height="0.5787cm" svg:x="16.76cm" svg:y="9.061cm">
          <draw:text-box fo:min-height="0.5787cm">
            <text:p text:style-name="P323"/>
          </draw:text-box>
        </draw:frame>
        <draw:line draw:style-name="gr331" svg:x1="16.92cm" svg:x2="16.92cm" svg:y1="9.79cm" svg:y2="10.25cm">
          <text:p text:style-name="P324"/>
        </draw:line>
        <draw:frame draw:style-name="gr332" svg:width="2.879cm" svg:height="0.8477cm" svg:x="15.5cm" svg:y="7.283cm">
          <draw:text-box fo:min-height="0.8477cm">
            <text:p text:style-name="P325"><text:span text:style-name="T119">ResNet</text:span></text:p>
          </draw:text-box>
        </draw:frame>
        <draw:frame draw:style-name="gr333" svg:width="2.884cm" svg:height="0.8477cm" svg:x="15.48cm" svg:y="10.17cm">
          <draw:text-box fo:min-height="0.8477cm">
            <text:p text:style-name="P326"><text:span text:style-name="T120">ReLU</text:span></text:p>
          </draw:text-box>
        </draw:frame>
        <draw:line draw:style-name="gr334" svg:x1="20.16cm" svg:x2="20.16cm" svg:y1="6.34cm" svg:y2="11.71cm">
          <text:p text:style-name="P327"/>
        </draw:line>
        <draw:frame draw:style-name="gr335" svg:width="3.06cm" svg:height="1.44cm" svg:x="18.64cm" svg:y="4.993cm">
          <draw:text-box fo:min-height="1.44cm">
            <text:p text:style-name="P328"><text:span text:style-name="T121">decoder LSTM</text:span></text:p>
          </draw:text-box>
        </draw:frame>
        <draw:frame draw:style-name="gr336" draw:transform="rotate(0.78541532580175988) translate(19.16cm,6.84cm)" svg:width="1.41cm" svg:height="0.8477cm">
          <draw:text-box fo:min-height="0.8477cm">
            <text:p text:style-name="P329"><text:span text:style-name="T122">h</text:span><text:span text:style-name="T123">r</text:span></text:p>
          </draw:text-box>
        </draw:frame>
        <draw:line draw:style-name="gr337" svg:x1="20.18cm" svg:x2="16.9cm" svg:y1="11.72cm" svg:y2="11.72cm">
          <text:p text:style-name="P330"/>
        </draw:line>
        <draw:line draw:style-name="gr338" svg:x1="16.92cm" svg:x2="16.92cm" svg:y1="11cm" svg:y2="11.71cm">
          <text:p text:style-name="P331"/>
        </draw:line>
        <draw:frame draw:style-name="gr339" svg:width="2.954cm" svg:height="0.7193cm" svg:x="17.11cm" svg:y="12.55cm">
          <draw:text-box fo:min-height="0.7193cm">
            <text:p text:style-name="P332"/>
          </draw:text-box>
        </draw:frame>
        <draw:frame draw:style-name="gr340" svg:width="2.067cm" svg:height="0.5652cm" svg:x="17.87cm" svg:y="12.62cm">
          <draw:text-box fo:min-height="0.5652cm">
            <text:p text:style-name="P333"><text:span text:style-name="T124">• </text:span><text:span text:style-name="T125">• </text:span><text:span text:style-name="T126">•</text:span></text:p>
          </draw:text-box>
        </draw:frame>
        <draw:ellipse draw:style-name="gr341" svg:width="0.4881cm" svg:height="0.4881cm" svg:x="17.27cm" svg:y="12.66cm">
          <text:p text:style-name="P334"/>
        </draw:ellipse>
        <draw:ellipse draw:style-name="gr342" svg:width="0.4881cm" svg:height="0.4881cm" svg:x="17.87cm" svg:y="12.66cm">
          <text:p text:style-name="P335"/>
        </draw:ellipse>
        <draw:ellipse draw:style-name="gr343" svg:width="0.4881cm" svg:height="0.4881cm" svg:x="19.45cm" svg:y="12.66cm">
          <text:p text:style-name="P336"/>
        </draw:ellipse>
        <draw:line draw:style-name="gr344" svg:x1="18.58cm" svg:x2="18.58cm" svg:y1="11.74cm" svg:y2="12.31cm">
          <text:p text:style-name="P337"/>
        </draw:line>
        <draw:line draw:style-name="gr345" svg:x1="21.56cm" svg:x2="18.64cm" svg:y1="13.78cm" svg:y2="13.78cm">
          <text:p text:style-name="P338"/>
        </draw:line>
        <draw:line draw:style-name="gr346" svg:x1="18.61cm" svg:x2="18.61cm" svg:y1="13.27cm" svg:y2="13.81cm">
          <text:p text:style-name="P339"/>
        </draw:line>
        <draw:frame draw:style-name="gr347" svg:width="10.5cm" svg:height="1.017cm" svg:x="15.03cm" svg:y="3.581cm">
          <draw:text-box fo:min-height="1.017cm">
            <text:p text:style-name="P340"><text:span text:style-name="T127">RECEIVER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